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8mm" svg:y="0mm">
            <loext:p draw:notify-on-update-of-ranges="data_out_training.D1:data_out_training.D1 data_out_training.D2:data_out_training.D295 data_out_training.E1:data_out_training.E1 data_out_training.E2:data_out_training.E29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36475" calcext:value-type="float">
            <text:p>0,636475</text:p>
          </table:table-cell>
          <table:table-cell table:formula="of:=([.B2]*[.$B$297])-([.B2]*[.$B$296])+[.$B$296]" office:value-type="float" office:value="77.000016" calcext:value-type="float">
            <text:p>77,000016</text:p>
          </table:table-cell>
          <table:table-cell table:formula="of:=([.C2]*[.$B$297])-([.C2]*[.$B$296])+[.$B$296]" office:value-type="float" office:value="75.5508" calcext:value-type="float">
            <text:p>75,5508</text:p>
          </table:table-cell>
          <table:table-cell table:formula="of:=([.D2]-[.E2])^2" office:value-type="float" office:value="2.10022701465602" calcext:value-type="float">
            <text:p>2,1002270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41667" calcext:value-type="float">
            <text:p>0,541667</text:p>
          </table:table-cell>
          <table:table-cell office:value-type="float" office:value="0.626656" calcext:value-type="float">
            <text:p>0,626656</text:p>
          </table:table-cell>
          <table:table-cell table:formula="of:=([.B3]*[.$B$297])-([.B3]*[.$B$296])+[.$B$296]" office:value-type="float" office:value="71.000016" calcext:value-type="float">
            <text:p>71,000016</text:p>
          </table:table-cell>
          <table:table-cell table:formula="of:=([.C3]*[.$B$297])-([.C3]*[.$B$296])+[.$B$296]" office:value-type="float" office:value="75.079488" calcext:value-type="float">
            <text:p>75,079488</text:p>
          </table:table-cell>
          <table:table-cell table:formula="of:=([.D3]-[.E3])^2" office:value-type="float" office:value="16.642091798784" calcext:value-type="float">
            <text:p>16,64209179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8333" calcext:value-type="float">
            <text:p>0,458333</text:p>
          </table:table-cell>
          <table:table-cell office:value-type="float" office:value="0.536189" calcext:value-type="float">
            <text:p>0,536189</text:p>
          </table:table-cell>
          <table:table-cell table:formula="of:=([.B4]*[.$B$297])-([.B4]*[.$B$296])+[.$B$296]" office:value-type="float" office:value="66.999984" calcext:value-type="float">
            <text:p>66,999984</text:p>
          </table:table-cell>
          <table:table-cell table:formula="of:=([.C4]*[.$B$297])-([.C4]*[.$B$296])+[.$B$296]" office:value-type="float" office:value="70.737072" calcext:value-type="float">
            <text:p>70,737072</text:p>
          </table:table-cell>
          <table:table-cell table:formula="of:=([.D4]-[.E4])^2" office:value-type="float" office:value="13.965826719744" calcext:value-type="float">
            <text:p>13,96582671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95833" calcext:value-type="float">
            <text:p>0,395833</text:p>
          </table:table-cell>
          <table:table-cell office:value-type="float" office:value="0.434913" calcext:value-type="float">
            <text:p>0,434913</text:p>
          </table:table-cell>
          <table:table-cell table:formula="of:=([.B5]*[.$B$297])-([.B5]*[.$B$296])+[.$B$296]" office:value-type="float" office:value="63.999984" calcext:value-type="float">
            <text:p>63,999984</text:p>
          </table:table-cell>
          <table:table-cell table:formula="of:=([.C5]*[.$B$297])-([.C5]*[.$B$296])+[.$B$296]" office:value-type="float" office:value="65.875824" calcext:value-type="float">
            <text:p>65,875824</text:p>
          </table:table-cell>
          <table:table-cell table:formula="of:=([.D5]-[.E5])^2" office:value-type="float" office:value="3.51877570559999" calcext:value-type="float">
            <text:p>3,51877570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4167" calcext:value-type="float">
            <text:p>0,354167</text:p>
          </table:table-cell>
          <table:table-cell office:value-type="float" office:value="0.374863" calcext:value-type="float">
            <text:p>0,374863</text:p>
          </table:table-cell>
          <table:table-cell table:formula="of:=([.B6]*[.$B$297])-([.B6]*[.$B$296])+[.$B$296]" office:value-type="float" office:value="62.000016" calcext:value-type="float">
            <text:p>62,000016</text:p>
          </table:table-cell>
          <table:table-cell table:formula="of:=([.C6]*[.$B$297])-([.C6]*[.$B$296])+[.$B$296]" office:value-type="float" office:value="62.993424" calcext:value-type="float">
            <text:p>62,993424</text:p>
          </table:table-cell>
          <table:table-cell table:formula="of:=([.D6]-[.E6])^2" office:value-type="float" office:value="0.986859454464005" calcext:value-type="float">
            <text:p>0,98685945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4167" calcext:value-type="float">
            <text:p>0,354167</text:p>
          </table:table-cell>
          <table:table-cell office:value-type="float" office:value="0.358718" calcext:value-type="float">
            <text:p>0,358718</text:p>
          </table:table-cell>
          <table:table-cell table:formula="of:=([.B7]*[.$B$297])-([.B7]*[.$B$296])+[.$B$296]" office:value-type="float" office:value="62.000016" calcext:value-type="float">
            <text:p>62,000016</text:p>
          </table:table-cell>
          <table:table-cell table:formula="of:=([.C7]*[.$B$297])-([.C7]*[.$B$296])+[.$B$296]" office:value-type="float" office:value="62.218464" calcext:value-type="float">
            <text:p>62,218464</text:p>
          </table:table-cell>
          <table:table-cell table:formula="of:=([.D7]-[.E7])^2" office:value-type="float" office:value="0.0477195287039979" calcext:value-type="float">
            <text:p>0,04771952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75" calcext:value-type="float">
            <text:p>0,375</text:p>
          </table:table-cell>
          <table:table-cell office:value-type="float" office:value="0.382144" calcext:value-type="float">
            <text:p>0,382144</text:p>
          </table:table-cell>
          <table:table-cell table:formula="of:=([.B8]*[.$B$297])-([.B8]*[.$B$296])+[.$B$296]" office:value-type="float" office:value="63" calcext:value-type="float">
            <text:p>63</text:p>
          </table:table-cell>
          <table:table-cell table:formula="of:=([.C8]*[.$B$297])-([.C8]*[.$B$296])+[.$B$296]" office:value-type="float" office:value="63.342912" calcext:value-type="float">
            <text:p>63,342912</text:p>
          </table:table-cell>
          <table:table-cell table:formula="of:=([.D8]-[.E8])^2" office:value-type="float" office:value="0.117588639743999" calcext:value-type="float">
            <text:p>0,11758863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70833" calcext:value-type="float">
            <text:p>0,270833</text:p>
          </table:table-cell>
          <table:table-cell office:value-type="float" office:value="0.426462" calcext:value-type="float">
            <text:p>0,426462</text:p>
          </table:table-cell>
          <table:table-cell table:formula="of:=([.B9]*[.$B$297])-([.B9]*[.$B$296])+[.$B$296]" office:value-type="float" office:value="57.999984" calcext:value-type="float">
            <text:p>57,999984</text:p>
          </table:table-cell>
          <table:table-cell table:formula="of:=([.C9]*[.$B$297])-([.C9]*[.$B$296])+[.$B$296]" office:value-type="float" office:value="65.470176" calcext:value-type="float">
            <text:p>65,470176</text:p>
          </table:table-cell>
          <table:table-cell table:formula="of:=([.D9]-[.E9])^2" office:value-type="float" office:value="55.8037685168642" calcext:value-type="float">
            <text:p>55,80376851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74542" calcext:value-type="float">
            <text:p>0,374542</text:p>
          </table:table-cell>
          <table:table-cell table:formula="of:=([.B10]*[.$B$297])-([.B10]*[.$B$296])+[.$B$296]" office:value-type="float" office:value="60.999984" calcext:value-type="float">
            <text:p>60,999984</text:p>
          </table:table-cell>
          <table:table-cell table:formula="of:=([.C10]*[.$B$297])-([.C10]*[.$B$296])+[.$B$296]" office:value-type="float" office:value="62.978016" calcext:value-type="float">
            <text:p>62,978016</text:p>
          </table:table-cell>
          <table:table-cell table:formula="of:=([.D10]-[.E10])^2" office:value-type="float" office:value="3.912610593024" calcext:value-type="float">
            <text:p>3,9126105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16667" calcext:value-type="float">
            <text:p>0,416667</text:p>
          </table:table-cell>
          <table:table-cell office:value-type="float" office:value="0.430105" calcext:value-type="float">
            <text:p>0,430105</text:p>
          </table:table-cell>
          <table:table-cell table:formula="of:=([.B11]*[.$B$297])-([.B11]*[.$B$296])+[.$B$296]" office:value-type="float" office:value="65.000016" calcext:value-type="float">
            <text:p>65,000016</text:p>
          </table:table-cell>
          <table:table-cell table:formula="of:=([.C11]*[.$B$297])-([.C11]*[.$B$296])+[.$B$296]" office:value-type="float" office:value="65.64504" calcext:value-type="float">
            <text:p>65,64504</text:p>
          </table:table-cell>
          <table:table-cell table:formula="of:=([.D11]-[.E11])^2" office:value-type="float" office:value="0.416055960576008" calcext:value-type="float">
            <text:p>0,41605596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79167" calcext:value-type="float">
            <text:p>0,479167</text:p>
          </table:table-cell>
          <table:table-cell office:value-type="float" office:value="0.4755" calcext:value-type="float">
            <text:p>0,4755</text:p>
          </table:table-cell>
          <table:table-cell table:formula="of:=([.B12]*[.$B$297])-([.B12]*[.$B$296])+[.$B$296]" office:value-type="float" office:value="68.000016" calcext:value-type="float">
            <text:p>68,000016</text:p>
          </table:table-cell>
          <table:table-cell table:formula="of:=([.C12]*[.$B$297])-([.C12]*[.$B$296])+[.$B$296]" office:value-type="float" office:value="67.824" calcext:value-type="float">
            <text:p>67,824</text:p>
          </table:table-cell>
          <table:table-cell table:formula="of:=([.D12]-[.E12])^2" office:value-type="float" office:value="0.0309816322559915" calcext:value-type="float">
            <text:p>0,03098163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553146" calcext:value-type="float">
            <text:p>0,553146</text:p>
          </table:table-cell>
          <table:table-cell table:formula="of:=([.B13]*[.$B$297])-([.B13]*[.$B$296])+[.$B$296]" office:value-type="float" office:value="72" calcext:value-type="float">
            <text:p>72</text:p>
          </table:table-cell>
          <table:table-cell table:formula="of:=([.C13]*[.$B$297])-([.C13]*[.$B$296])+[.$B$296]" office:value-type="float" office:value="71.551008" calcext:value-type="float">
            <text:p>71,551008</text:p>
          </table:table-cell>
          <table:table-cell table:formula="of:=([.D13]-[.E13])^2" office:value-type="float" office:value="0.201593816064004" calcext:value-type="float">
            <text:p>0,20159381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592061" calcext:value-type="float">
            <text:p>0,592061</text:p>
          </table:table-cell>
          <table:table-cell table:formula="of:=([.B14]*[.$B$297])-([.B14]*[.$B$296])+[.$B$296]" office:value-type="float" office:value="72" calcext:value-type="float">
            <text:p>72</text:p>
          </table:table-cell>
          <table:table-cell table:formula="of:=([.C14]*[.$B$297])-([.C14]*[.$B$296])+[.$B$296]" office:value-type="float" office:value="73.418928" calcext:value-type="float">
            <text:p>73,418928</text:p>
          </table:table-cell>
          <table:table-cell table:formula="of:=([.D14]-[.E14])^2" office:value-type="float" office:value="2.01335666918398" calcext:value-type="float">
            <text:p>2,01335666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581211" calcext:value-type="float">
            <text:p>0,581211</text:p>
          </table:table-cell>
          <table:table-cell table:formula="of:=([.B15]*[.$B$297])-([.B15]*[.$B$296])+[.$B$296]" office:value-type="float" office:value="74.000016" calcext:value-type="float">
            <text:p>74,000016</text:p>
          </table:table-cell>
          <table:table-cell table:formula="of:=([.C15]*[.$B$297])-([.C15]*[.$B$296])+[.$B$296]" office:value-type="float" office:value="72.898128" calcext:value-type="float">
            <text:p>72,898128</text:p>
          </table:table-cell>
          <table:table-cell table:formula="of:=([.D15]-[.E15])^2" office:value-type="float" office:value="1.21415716454404" calcext:value-type="float">
            <text:p>1,21415716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596327" calcext:value-type="float">
            <text:p>0,596327</text:p>
          </table:table-cell>
          <table:table-cell table:formula="of:=([.B16]*[.$B$297])-([.B16]*[.$B$296])+[.$B$296]" office:value-type="float" office:value="72" calcext:value-type="float">
            <text:p>72</text:p>
          </table:table-cell>
          <table:table-cell table:formula="of:=([.C16]*[.$B$297])-([.C16]*[.$B$296])+[.$B$296]" office:value-type="float" office:value="73.623696" calcext:value-type="float">
            <text:p>73,623696</text:p>
          </table:table-cell>
          <table:table-cell table:formula="of:=([.D16]-[.E16])^2" office:value-type="float" office:value="2.63638870041598" calcext:value-type="float">
            <text:p>2,6363887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563919" calcext:value-type="float">
            <text:p>0,563919</text:p>
          </table:table-cell>
          <table:table-cell table:formula="of:=([.B17]*[.$B$297])-([.B17]*[.$B$296])+[.$B$296]" office:value-type="float" office:value="72" calcext:value-type="float">
            <text:p>72</text:p>
          </table:table-cell>
          <table:table-cell table:formula="of:=([.C17]*[.$B$297])-([.C17]*[.$B$296])+[.$B$296]" office:value-type="float" office:value="72.068112" calcext:value-type="float">
            <text:p>72,068112</text:p>
          </table:table-cell>
          <table:table-cell table:formula="of:=([.D17]-[.E17])^2" office:value-type="float" office:value="0.0046392445439999" calcext:value-type="float">
            <text:p>0,00463924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543959" calcext:value-type="float">
            <text:p>0,543959</text:p>
          </table:table-cell>
          <table:table-cell table:formula="of:=([.B18]*[.$B$297])-([.B18]*[.$B$296])+[.$B$296]" office:value-type="float" office:value="75.999984" calcext:value-type="float">
            <text:p>75,999984</text:p>
          </table:table-cell>
          <table:table-cell table:formula="of:=([.C18]*[.$B$297])-([.C18]*[.$B$296])+[.$B$296]" office:value-type="float" office:value="71.110032" calcext:value-type="float">
            <text:p>71,110032</text:p>
          </table:table-cell>
          <table:table-cell table:formula="of:=([.D18]-[.E18])^2" office:value-type="float" office:value="23.9116305623039" calcext:value-type="float">
            <text:p>23,91163056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83333" calcext:value-type="float">
            <text:p>0,583333</text:p>
          </table:table-cell>
          <table:table-cell office:value-type="float" office:value="0.601291" calcext:value-type="float">
            <text:p>0,601291</text:p>
          </table:table-cell>
          <table:table-cell table:formula="of:=([.B19]*[.$B$297])-([.B19]*[.$B$296])+[.$B$296]" office:value-type="float" office:value="72.999984" calcext:value-type="float">
            <text:p>72,999984</text:p>
          </table:table-cell>
          <table:table-cell table:formula="of:=([.C19]*[.$B$297])-([.C19]*[.$B$296])+[.$B$296]" office:value-type="float" office:value="73.861968" calcext:value-type="float">
            <text:p>73,861968</text:p>
          </table:table-cell>
          <table:table-cell table:formula="of:=([.D19]-[.E19])^2" office:value-type="float" office:value="0.743016416255987" calcext:value-type="float">
            <text:p>0,74301641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5" calcext:value-type="float">
            <text:p>0,75</text:p>
          </table:table-cell>
          <table:table-cell office:value-type="float" office:value="0.571599" calcext:value-type="float">
            <text:p>0,571599</text:p>
          </table:table-cell>
          <table:table-cell table:formula="of:=([.B20]*[.$B$297])-([.B20]*[.$B$296])+[.$B$296]" office:value-type="float" office:value="81" calcext:value-type="float">
            <text:p>81</text:p>
          </table:table-cell>
          <table:table-cell table:formula="of:=([.C20]*[.$B$297])-([.C20]*[.$B$296])+[.$B$296]" office:value-type="float" office:value="72.436752" calcext:value-type="float">
            <text:p>72,436752</text:p>
          </table:table-cell>
          <table:table-cell table:formula="of:=([.D20]-[.E20])^2" office:value-type="float" office:value="73.329216309504" calcext:value-type="float">
            <text:p>73,32921630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25" calcext:value-type="float">
            <text:p>0,8125</text:p>
          </table:table-cell>
          <table:table-cell office:value-type="float" office:value="0.674923" calcext:value-type="float">
            <text:p>0,674923</text:p>
          </table:table-cell>
          <table:table-cell table:formula="of:=([.B21]*[.$B$297])-([.B21]*[.$B$296])+[.$B$296]" office:value-type="float" office:value="84" calcext:value-type="float">
            <text:p>84</text:p>
          </table:table-cell>
          <table:table-cell table:formula="of:=([.C21]*[.$B$297])-([.C21]*[.$B$296])+[.$B$296]" office:value-type="float" office:value="77.396304" calcext:value-type="float">
            <text:p>77,396304</text:p>
          </table:table-cell>
          <table:table-cell table:formula="of:=([.D21]-[.E21])^2" office:value-type="float" office:value="43.608800860416" calcext:value-type="float">
            <text:p>43,60880086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16667" calcext:value-type="float">
            <text:p>0,916667</text:p>
          </table:table-cell>
          <table:table-cell office:value-type="float" office:value="0.720006" calcext:value-type="float">
            <text:p>0,720006</text:p>
          </table:table-cell>
          <table:table-cell table:formula="of:=([.B22]*[.$B$297])-([.B22]*[.$B$296])+[.$B$296]" office:value-type="float" office:value="89.000016" calcext:value-type="float">
            <text:p>89,000016</text:p>
          </table:table-cell>
          <table:table-cell table:formula="of:=([.C22]*[.$B$297])-([.C22]*[.$B$296])+[.$B$296]" office:value-type="float" office:value="79.560288" calcext:value-type="float">
            <text:p>79,560288</text:p>
          </table:table-cell>
          <table:table-cell table:formula="of:=([.D22]-[.E22])^2" office:value-type="float" office:value="89.1084647139846" calcext:value-type="float">
            <text:p>89,1084647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685892" calcext:value-type="float">
            <text:p>0,685892</text:p>
          </table:table-cell>
          <table:table-cell table:formula="of:=([.B23]*[.$B$297])-([.B23]*[.$B$296])+[.$B$296]" office:value-type="float" office:value="90" calcext:value-type="float">
            <text:p>90</text:p>
          </table:table-cell>
          <table:table-cell table:formula="of:=([.C23]*[.$B$297])-([.C23]*[.$B$296])+[.$B$296]" office:value-type="float" office:value="77.922816" calcext:value-type="float">
            <text:p>77,922816</text:p>
          </table:table-cell>
          <table:table-cell table:formula="of:=([.D23]-[.E23])^2" office:value-type="float" office:value="145.858373369856" calcext:value-type="float">
            <text:p>145,85837336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723488" calcext:value-type="float">
            <text:p>0,723488</text:p>
          </table:table-cell>
          <table:table-cell table:formula="of:=([.B24]*[.$B$297])-([.B24]*[.$B$296])+[.$B$296]" office:value-type="float" office:value="90" calcext:value-type="float">
            <text:p>90</text:p>
          </table:table-cell>
          <table:table-cell table:formula="of:=([.C24]*[.$B$297])-([.C24]*[.$B$296])+[.$B$296]" office:value-type="float" office:value="79.727424" calcext:value-type="float">
            <text:p>79,727424</text:p>
          </table:table-cell>
          <table:table-cell table:formula="of:=([.D24]-[.E24])^2" office:value-type="float" office:value="105.525817675776" calcext:value-type="float">
            <text:p>105,52581767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16667" calcext:value-type="float">
            <text:p>0,916667</text:p>
          </table:table-cell>
          <table:table-cell office:value-type="float" office:value="0.723636" calcext:value-type="float">
            <text:p>0,723636</text:p>
          </table:table-cell>
          <table:table-cell table:formula="of:=([.B25]*[.$B$297])-([.B25]*[.$B$296])+[.$B$296]" office:value-type="float" office:value="89.000016" calcext:value-type="float">
            <text:p>89,000016</text:p>
          </table:table-cell>
          <table:table-cell table:formula="of:=([.C25]*[.$B$297])-([.C25]*[.$B$296])+[.$B$296]" office:value-type="float" office:value="79.734528" calcext:value-type="float">
            <text:p>79,734528</text:p>
          </table:table-cell>
          <table:table-cell table:formula="of:=([.D25]-[.E25])^2" office:value-type="float" office:value="85.8492678781444" calcext:value-type="float">
            <text:p>85,84926787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75" calcext:value-type="float">
            <text:p>0,875</text:p>
          </table:table-cell>
          <table:table-cell office:value-type="float" office:value="0.742175" calcext:value-type="float">
            <text:p>0,742175</text:p>
          </table:table-cell>
          <table:table-cell table:formula="of:=([.B26]*[.$B$297])-([.B26]*[.$B$296])+[.$B$296]" office:value-type="float" office:value="87" calcext:value-type="float">
            <text:p>87</text:p>
          </table:table-cell>
          <table:table-cell table:formula="of:=([.C26]*[.$B$297])-([.C26]*[.$B$296])+[.$B$296]" office:value-type="float" office:value="80.6244" calcext:value-type="float">
            <text:p>80,6244</text:p>
          </table:table-cell>
          <table:table-cell table:formula="of:=([.D26]-[.E26])^2" office:value-type="float" office:value="40.6482753600001" calcext:value-type="float">
            <text:p>40,648275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70833" calcext:value-type="float">
            <text:p>0,770833</text:p>
          </table:table-cell>
          <table:table-cell office:value-type="float" office:value="0.691781" calcext:value-type="float">
            <text:p>0,691781</text:p>
          </table:table-cell>
          <table:table-cell table:formula="of:=([.B27]*[.$B$297])-([.B27]*[.$B$296])+[.$B$296]" office:value-type="float" office:value="81.999984" calcext:value-type="float">
            <text:p>81,999984</text:p>
          </table:table-cell>
          <table:table-cell table:formula="of:=([.C27]*[.$B$297])-([.C27]*[.$B$296])+[.$B$296]" office:value-type="float" office:value="78.205488" calcext:value-type="float">
            <text:p>78,205488</text:p>
          </table:table-cell>
          <table:table-cell table:formula="of:=([.D27]-[.E27])^2" office:value-type="float" office:value="14.3981998940159" calcext:value-type="float">
            <text:p>14,3981998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556736" calcext:value-type="float">
            <text:p>0,556736</text:p>
          </table:table-cell>
          <table:table-cell table:formula="of:=([.B28]*[.$B$297])-([.B28]*[.$B$296])+[.$B$296]" office:value-type="float" office:value="78" calcext:value-type="float">
            <text:p>78</text:p>
          </table:table-cell>
          <table:table-cell table:formula="of:=([.C28]*[.$B$297])-([.C28]*[.$B$296])+[.$B$296]" office:value-type="float" office:value="71.723328" calcext:value-type="float">
            <text:p>71,723328</text:p>
          </table:table-cell>
          <table:table-cell table:formula="of:=([.D28]-[.E28])^2" office:value-type="float" office:value="39.3966113955839" calcext:value-type="float">
            <text:p>39,39661139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515126" calcext:value-type="float">
            <text:p>0,515126</text:p>
          </table:table-cell>
          <table:table-cell table:formula="of:=([.B29]*[.$B$297])-([.B29]*[.$B$296])+[.$B$296]" office:value-type="float" office:value="72" calcext:value-type="float">
            <text:p>72</text:p>
          </table:table-cell>
          <table:table-cell table:formula="of:=([.C29]*[.$B$297])-([.C29]*[.$B$296])+[.$B$296]" office:value-type="float" office:value="69.726048" calcext:value-type="float">
            <text:p>69,726048</text:p>
          </table:table-cell>
          <table:table-cell table:formula="of:=([.D29]-[.E29])^2" office:value-type="float" office:value="5.17085769830404" calcext:value-type="float">
            <text:p>5,17085769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484212" calcext:value-type="float">
            <text:p>0,484212</text:p>
          </table:table-cell>
          <table:table-cell table:formula="of:=([.B30]*[.$B$297])-([.B30]*[.$B$296])+[.$B$296]" office:value-type="float" office:value="72" calcext:value-type="float">
            <text:p>72</text:p>
          </table:table-cell>
          <table:table-cell table:formula="of:=([.C30]*[.$B$297])-([.C30]*[.$B$296])+[.$B$296]" office:value-type="float" office:value="68.242176" calcext:value-type="float">
            <text:p>68,242176</text:p>
          </table:table-cell>
          <table:table-cell table:formula="of:=([.D30]-[.E30])^2" office:value-type="float" office:value="14.121241214976" calcext:value-type="float">
            <text:p>14,1212412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41667" calcext:value-type="float">
            <text:p>0,541667</text:p>
          </table:table-cell>
          <table:table-cell office:value-type="float" office:value="0.471657" calcext:value-type="float">
            <text:p>0,471657</text:p>
          </table:table-cell>
          <table:table-cell table:formula="of:=([.B31]*[.$B$297])-([.B31]*[.$B$296])+[.$B$296]" office:value-type="float" office:value="71.000016" calcext:value-type="float">
            <text:p>71,000016</text:p>
          </table:table-cell>
          <table:table-cell table:formula="of:=([.C31]*[.$B$297])-([.C31]*[.$B$296])+[.$B$296]" office:value-type="float" office:value="67.639536" calcext:value-type="float">
            <text:p>67,639536</text:p>
          </table:table-cell>
          <table:table-cell table:formula="of:=([.D31]-[.E31])^2" office:value-type="float" office:value="11.2928258304001" calcext:value-type="float">
            <text:p>11,29282583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0833" calcext:value-type="float">
            <text:p>0,520833</text:p>
          </table:table-cell>
          <table:table-cell office:value-type="float" office:value="0.482052" calcext:value-type="float">
            <text:p>0,482052</text:p>
          </table:table-cell>
          <table:table-cell table:formula="of:=([.B32]*[.$B$297])-([.B32]*[.$B$296])+[.$B$296]" office:value-type="float" office:value="69.999984" calcext:value-type="float">
            <text:p>69,999984</text:p>
          </table:table-cell>
          <table:table-cell table:formula="of:=([.C32]*[.$B$297])-([.C32]*[.$B$296])+[.$B$296]" office:value-type="float" office:value="68.138496" calcext:value-type="float">
            <text:p>68,138496</text:p>
          </table:table-cell>
          <table:table-cell table:formula="of:=([.D32]-[.E32])^2" office:value-type="float" office:value="3.46513757414398" calcext:value-type="float">
            <text:p>3,46513757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496812" calcext:value-type="float">
            <text:p>0,496812</text:p>
          </table:table-cell>
          <table:table-cell table:formula="of:=([.B33]*[.$B$297])-([.B33]*[.$B$296])+[.$B$296]" office:value-type="float" office:value="66" calcext:value-type="float">
            <text:p>66</text:p>
          </table:table-cell>
          <table:table-cell table:formula="of:=([.C33]*[.$B$297])-([.C33]*[.$B$296])+[.$B$296]" office:value-type="float" office:value="68.846976" calcext:value-type="float">
            <text:p>68,846976</text:p>
          </table:table-cell>
          <table:table-cell table:formula="of:=([.D33]-[.E33])^2" office:value-type="float" office:value="8.10527234457599" calcext:value-type="float">
            <text:p>8,10527234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16667" calcext:value-type="float">
            <text:p>0,416667</text:p>
          </table:table-cell>
          <table:table-cell office:value-type="float" office:value="0.449828" calcext:value-type="float">
            <text:p>0,449828</text:p>
          </table:table-cell>
          <table:table-cell table:formula="of:=([.B34]*[.$B$297])-([.B34]*[.$B$296])+[.$B$296]" office:value-type="float" office:value="65.000016" calcext:value-type="float">
            <text:p>65,000016</text:p>
          </table:table-cell>
          <table:table-cell table:formula="of:=([.C34]*[.$B$297])-([.C34]*[.$B$296])+[.$B$296]" office:value-type="float" office:value="66.591744" calcext:value-type="float">
            <text:p>66,591744</text:p>
          </table:table-cell>
          <table:table-cell table:formula="of:=([.D34]-[.E34])^2" office:value-type="float" office:value="2.53359802598406" calcext:value-type="float">
            <text:p>2,5335980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16667" calcext:value-type="float">
            <text:p>0,416667</text:p>
          </table:table-cell>
          <table:table-cell office:value-type="float" office:value="0.421778" calcext:value-type="float">
            <text:p>0,421778</text:p>
          </table:table-cell>
          <table:table-cell table:formula="of:=([.B35]*[.$B$297])-([.B35]*[.$B$296])+[.$B$296]" office:value-type="float" office:value="65.000016" calcext:value-type="float">
            <text:p>65,000016</text:p>
          </table:table-cell>
          <table:table-cell table:formula="of:=([.C35]*[.$B$297])-([.C35]*[.$B$296])+[.$B$296]" office:value-type="float" office:value="65.245344" calcext:value-type="float">
            <text:p>65,245344</text:p>
          </table:table-cell>
          <table:table-cell table:formula="of:=([.D35]-[.E35])^2" office:value-type="float" office:value="0.0601858275840003" calcext:value-type="float">
            <text:p>0,06018582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79167" calcext:value-type="float">
            <text:p>0,479167</text:p>
          </table:table-cell>
          <table:table-cell office:value-type="float" office:value="0.422014" calcext:value-type="float">
            <text:p>0,422014</text:p>
          </table:table-cell>
          <table:table-cell table:formula="of:=([.B36]*[.$B$297])-([.B36]*[.$B$296])+[.$B$296]" office:value-type="float" office:value="68.000016" calcext:value-type="float">
            <text:p>68,000016</text:p>
          </table:table-cell>
          <table:table-cell table:formula="of:=([.C36]*[.$B$297])-([.C36]*[.$B$296])+[.$B$296]" office:value-type="float" office:value="65.256672" calcext:value-type="float">
            <text:p>65,256672</text:p>
          </table:table-cell>
          <table:table-cell table:formula="of:=([.D36]-[.E36])^2" office:value-type="float" office:value="7.52593630233596" calcext:value-type="float">
            <text:p>7,52593630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495815" calcext:value-type="float">
            <text:p>0,495815</text:p>
          </table:table-cell>
          <table:table-cell table:formula="of:=([.B37]*[.$B$297])-([.B37]*[.$B$296])+[.$B$296]" office:value-type="float" office:value="72" calcext:value-type="float">
            <text:p>72</text:p>
          </table:table-cell>
          <table:table-cell table:formula="of:=([.C37]*[.$B$297])-([.C37]*[.$B$296])+[.$B$296]" office:value-type="float" office:value="68.79912" calcext:value-type="float">
            <text:p>68,79912</text:p>
          </table:table-cell>
          <table:table-cell table:formula="of:=([.D37]-[.E37])^2" office:value-type="float" office:value="10.2456327744" calcext:value-type="float">
            <text:p>10,24563277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5696" calcext:value-type="float">
            <text:p>0,5696</text:p>
          </table:table-cell>
          <table:table-cell table:formula="of:=([.B38]*[.$B$297])-([.B38]*[.$B$296])+[.$B$296]" office:value-type="float" office:value="72" calcext:value-type="float">
            <text:p>72</text:p>
          </table:table-cell>
          <table:table-cell table:formula="of:=([.C38]*[.$B$297])-([.C38]*[.$B$296])+[.$B$296]" office:value-type="float" office:value="72.3408" calcext:value-type="float">
            <text:p>72,3408</text:p>
          </table:table-cell>
          <table:table-cell table:formula="of:=([.D38]-[.E38])^2" office:value-type="float" office:value="0.116144640000001" calcext:value-type="float">
            <text:p>0,116144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574687" calcext:value-type="float">
            <text:p>0,574687</text:p>
          </table:table-cell>
          <table:table-cell table:formula="of:=([.B39]*[.$B$297])-([.B39]*[.$B$296])+[.$B$296]" office:value-type="float" office:value="74.000016" calcext:value-type="float">
            <text:p>74,000016</text:p>
          </table:table-cell>
          <table:table-cell table:formula="of:=([.C39]*[.$B$297])-([.C39]*[.$B$296])+[.$B$296]" office:value-type="float" office:value="72.584976" calcext:value-type="float">
            <text:p>72,584976</text:p>
          </table:table-cell>
          <table:table-cell table:formula="of:=([.D39]-[.E39])^2" office:value-type="float" office:value="2.00233820160001" calcext:value-type="float">
            <text:p>2,00233820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25" calcext:value-type="float">
            <text:p>0,625</text:p>
          </table:table-cell>
          <table:table-cell office:value-type="float" office:value="0.596327" calcext:value-type="float">
            <text:p>0,596327</text:p>
          </table:table-cell>
          <table:table-cell table:formula="of:=([.B40]*[.$B$297])-([.B40]*[.$B$296])+[.$B$296]" office:value-type="float" office:value="75" calcext:value-type="float">
            <text:p>75</text:p>
          </table:table-cell>
          <table:table-cell table:formula="of:=([.C40]*[.$B$297])-([.C40]*[.$B$296])+[.$B$296]" office:value-type="float" office:value="73.623696" calcext:value-type="float">
            <text:p>73,623696</text:p>
          </table:table-cell>
          <table:table-cell table:formula="of:=([.D40]-[.E40])^2" office:value-type="float" office:value="1.89421270041601" calcext:value-type="float">
            <text:p>1,89421270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1667" calcext:value-type="float">
            <text:p>0,541667</text:p>
          </table:table-cell>
          <table:table-cell office:value-type="float" office:value="0.603207" calcext:value-type="float">
            <text:p>0,603207</text:p>
          </table:table-cell>
          <table:table-cell table:formula="of:=([.B41]*[.$B$297])-([.B41]*[.$B$296])+[.$B$296]" office:value-type="float" office:value="71.000016" calcext:value-type="float">
            <text:p>71,000016</text:p>
          </table:table-cell>
          <table:table-cell table:formula="of:=([.C41]*[.$B$297])-([.C41]*[.$B$296])+[.$B$296]" office:value-type="float" office:value="73.953936" calcext:value-type="float">
            <text:p>73,953936</text:p>
          </table:table-cell>
          <table:table-cell table:formula="of:=([.D41]-[.E41])^2" office:value-type="float" office:value="8.72564336639998" calcext:value-type="float">
            <text:p>8,72564336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548748" calcext:value-type="float">
            <text:p>0,548748</text:p>
          </table:table-cell>
          <table:table-cell table:formula="of:=([.B42]*[.$B$297])-([.B42]*[.$B$296])+[.$B$296]" office:value-type="float" office:value="74.000016" calcext:value-type="float">
            <text:p>74,000016</text:p>
          </table:table-cell>
          <table:table-cell table:formula="of:=([.C42]*[.$B$297])-([.C42]*[.$B$296])+[.$B$296]" office:value-type="float" office:value="71.339904" calcext:value-type="float">
            <text:p>71,339904</text:p>
          </table:table-cell>
          <table:table-cell table:formula="of:=([.D42]-[.E42])^2" office:value-type="float" office:value="7.07619585254407" calcext:value-type="float">
            <text:p>7,07619585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565899" calcext:value-type="float">
            <text:p>0,565899</text:p>
          </table:table-cell>
          <table:table-cell table:formula="of:=([.B43]*[.$B$297])-([.B43]*[.$B$296])+[.$B$296]" office:value-type="float" office:value="72" calcext:value-type="float">
            <text:p>72</text:p>
          </table:table-cell>
          <table:table-cell table:formula="of:=([.C43]*[.$B$297])-([.C43]*[.$B$296])+[.$B$296]" office:value-type="float" office:value="72.163152" calcext:value-type="float">
            <text:p>72,163152</text:p>
          </table:table-cell>
          <table:table-cell table:formula="of:=([.D43]-[.E43])^2" office:value-type="float" office:value="0.0266185751039989" calcext:value-type="float">
            <text:p>0,02661857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538537" calcext:value-type="float">
            <text:p>0,538537</text:p>
          </table:table-cell>
          <table:table-cell table:formula="of:=([.B44]*[.$B$297])-([.B44]*[.$B$296])+[.$B$296]" office:value-type="float" office:value="75.999984" calcext:value-type="float">
            <text:p>75,999984</text:p>
          </table:table-cell>
          <table:table-cell table:formula="of:=([.C44]*[.$B$297])-([.C44]*[.$B$296])+[.$B$296]" office:value-type="float" office:value="70.849776" calcext:value-type="float">
            <text:p>70,849776</text:p>
          </table:table-cell>
          <table:table-cell table:formula="of:=([.D44]-[.E44])^2" office:value-type="float" office:value="26.5246424432641" calcext:value-type="float">
            <text:p>26,52464244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596617" calcext:value-type="float">
            <text:p>0,596617</text:p>
          </table:table-cell>
          <table:table-cell table:formula="of:=([.B45]*[.$B$297])-([.B45]*[.$B$296])+[.$B$296]" office:value-type="float" office:value="78" calcext:value-type="float">
            <text:p>78</text:p>
          </table:table-cell>
          <table:table-cell table:formula="of:=([.C45]*[.$B$297])-([.C45]*[.$B$296])+[.$B$296]" office:value-type="float" office:value="73.637616" calcext:value-type="float">
            <text:p>73,637616</text:p>
          </table:table-cell>
          <table:table-cell table:formula="of:=([.D45]-[.E45])^2" office:value-type="float" office:value="19.0303941634561" calcext:value-type="float">
            <text:p>19,03039416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29167" calcext:value-type="float">
            <text:p>0,729167</text:p>
          </table:table-cell>
          <table:table-cell office:value-type="float" office:value="0.643954" calcext:value-type="float">
            <text:p>0,643954</text:p>
          </table:table-cell>
          <table:table-cell table:formula="of:=([.B46]*[.$B$297])-([.B46]*[.$B$296])+[.$B$296]" office:value-type="float" office:value="80.000016" calcext:value-type="float">
            <text:p>80,000016</text:p>
          </table:table-cell>
          <table:table-cell table:formula="of:=([.C46]*[.$B$297])-([.C46]*[.$B$296])+[.$B$296]" office:value-type="float" office:value="75.909792" calcext:value-type="float">
            <text:p>75,909792</text:p>
          </table:table-cell>
          <table:table-cell table:formula="of:=([.D46]-[.E46])^2" office:value-type="float" office:value="16.7299323701762" calcext:value-type="float">
            <text:p>16,729932370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54167" calcext:value-type="float">
            <text:p>0,854167</text:p>
          </table:table-cell>
          <table:table-cell office:value-type="float" office:value="0.66484" calcext:value-type="float">
            <text:p>0,66484</text:p>
          </table:table-cell>
          <table:table-cell table:formula="of:=([.B47]*[.$B$297])-([.B47]*[.$B$296])+[.$B$296]" office:value-type="float" office:value="86.000016" calcext:value-type="float">
            <text:p>86,000016</text:p>
          </table:table-cell>
          <table:table-cell table:formula="of:=([.C47]*[.$B$297])-([.C47]*[.$B$296])+[.$B$296]" office:value-type="float" office:value="76.91232" calcext:value-type="float">
            <text:p>76,91232</text:p>
          </table:table-cell>
          <table:table-cell table:formula="of:=([.D47]-[.E47])^2" office:value-type="float" office:value="82.5862185884161" calcext:value-type="float">
            <text:p>82,58621858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125" calcext:value-type="float">
            <text:p>0,8125</text:p>
          </table:table-cell>
          <table:table-cell office:value-type="float" office:value="0.718938" calcext:value-type="float">
            <text:p>0,718938</text:p>
          </table:table-cell>
          <table:table-cell table:formula="of:=([.B48]*[.$B$297])-([.B48]*[.$B$296])+[.$B$296]" office:value-type="float" office:value="84" calcext:value-type="float">
            <text:p>84</text:p>
          </table:table-cell>
          <table:table-cell table:formula="of:=([.C48]*[.$B$297])-([.C48]*[.$B$296])+[.$B$296]" office:value-type="float" office:value="79.509024" calcext:value-type="float">
            <text:p>79,509024</text:p>
          </table:table-cell>
          <table:table-cell table:formula="of:=([.D48]-[.E48])^2" office:value-type="float" office:value="20.168865432576" calcext:value-type="float">
            <text:p>20,16886543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91667" calcext:value-type="float">
            <text:p>0,791667</text:p>
          </table:table-cell>
          <table:table-cell office:value-type="float" office:value="0.736581" calcext:value-type="float">
            <text:p>0,736581</text:p>
          </table:table-cell>
          <table:table-cell table:formula="of:=([.B49]*[.$B$297])-([.B49]*[.$B$296])+[.$B$296]" office:value-type="float" office:value="83.000016" calcext:value-type="float">
            <text:p>83,000016</text:p>
          </table:table-cell>
          <table:table-cell table:formula="of:=([.C49]*[.$B$297])-([.C49]*[.$B$296])+[.$B$296]" office:value-type="float" office:value="80.355888" calcext:value-type="float">
            <text:p>80,355888</text:p>
          </table:table-cell>
          <table:table-cell table:formula="of:=([.D49]-[.E49])^2" office:value-type="float" office:value="6.99141288038412" calcext:value-type="float">
            <text:p>6,99141288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5" calcext:value-type="float">
            <text:p>0,75</text:p>
          </table:table-cell>
          <table:table-cell office:value-type="float" office:value="0.705604" calcext:value-type="float">
            <text:p>0,705604</text:p>
          </table:table-cell>
          <table:table-cell table:formula="of:=([.B50]*[.$B$297])-([.B50]*[.$B$296])+[.$B$296]" office:value-type="float" office:value="81" calcext:value-type="float">
            <text:p>81</text:p>
          </table:table-cell>
          <table:table-cell table:formula="of:=([.C50]*[.$B$297])-([.C50]*[.$B$296])+[.$B$296]" office:value-type="float" office:value="78.868992" calcext:value-type="float">
            <text:p>78,868992</text:p>
          </table:table-cell>
          <table:table-cell table:formula="of:=([.D50]-[.E50])^2" office:value-type="float" office:value="4.54119509606398" calcext:value-type="float">
            <text:p>4,54119509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70833" calcext:value-type="float">
            <text:p>0,770833</text:p>
          </table:table-cell>
          <table:table-cell office:value-type="float" office:value="0.703482" calcext:value-type="float">
            <text:p>0,703482</text:p>
          </table:table-cell>
          <table:table-cell table:formula="of:=([.B51]*[.$B$297])-([.B51]*[.$B$296])+[.$B$296]" office:value-type="float" office:value="81.999984" calcext:value-type="float">
            <text:p>81,999984</text:p>
          </table:table-cell>
          <table:table-cell table:formula="of:=([.C51]*[.$B$297])-([.C51]*[.$B$296])+[.$B$296]" office:value-type="float" office:value="78.767136" calcext:value-type="float">
            <text:p>78,767136</text:p>
          </table:table-cell>
          <table:table-cell table:formula="of:=([.D51]-[.E51])^2" office:value-type="float" office:value="10.4513061911039" calcext:value-type="float">
            <text:p>10,45130619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70833" calcext:value-type="float">
            <text:p>0,770833</text:p>
          </table:table-cell>
          <table:table-cell office:value-type="float" office:value="0.65585" calcext:value-type="float">
            <text:p>0,65585</text:p>
          </table:table-cell>
          <table:table-cell table:formula="of:=([.B52]*[.$B$297])-([.B52]*[.$B$296])+[.$B$296]" office:value-type="float" office:value="81.999984" calcext:value-type="float">
            <text:p>81,999984</text:p>
          </table:table-cell>
          <table:table-cell table:formula="of:=([.C52]*[.$B$297])-([.C52]*[.$B$296])+[.$B$296]" office:value-type="float" office:value="76.4808" calcext:value-type="float">
            <text:p>76,4808</text:p>
          </table:table-cell>
          <table:table-cell table:formula="of:=([.D52]-[.E52])^2" office:value-type="float" office:value="30.4613920258558" calcext:value-type="float">
            <text:p>30,461392025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70833" calcext:value-type="float">
            <text:p>0,770833</text:p>
          </table:table-cell>
          <table:table-cell office:value-type="float" office:value="0.690091" calcext:value-type="float">
            <text:p>0,690091</text:p>
          </table:table-cell>
          <table:table-cell table:formula="of:=([.B53]*[.$B$297])-([.B53]*[.$B$296])+[.$B$296]" office:value-type="float" office:value="81.999984" calcext:value-type="float">
            <text:p>81,999984</text:p>
          </table:table-cell>
          <table:table-cell table:formula="of:=([.C53]*[.$B$297])-([.C53]*[.$B$296])+[.$B$296]" office:value-type="float" office:value="78.124368" calcext:value-type="float">
            <text:p>78,124368</text:p>
          </table:table-cell>
          <table:table-cell table:formula="of:=([.D53]-[.E53])^2" office:value-type="float" office:value="15.0203993794558" calcext:value-type="float">
            <text:p>15,02039937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08333" calcext:value-type="float">
            <text:p>0,708333</text:p>
          </table:table-cell>
          <table:table-cell office:value-type="float" office:value="0.683338" calcext:value-type="float">
            <text:p>0,683338</text:p>
          </table:table-cell>
          <table:table-cell table:formula="of:=([.B54]*[.$B$297])-([.B54]*[.$B$296])+[.$B$296]" office:value-type="float" office:value="78.999984" calcext:value-type="float">
            <text:p>78,999984</text:p>
          </table:table-cell>
          <table:table-cell table:formula="of:=([.C54]*[.$B$297])-([.C54]*[.$B$296])+[.$B$296]" office:value-type="float" office:value="77.800224" calcext:value-type="float">
            <text:p>77,800224</text:p>
          </table:table-cell>
          <table:table-cell table:formula="of:=([.D54]-[.E54])^2" office:value-type="float" office:value="1.43942405759999" calcext:value-type="float">
            <text:p>1,439424057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41667" calcext:value-type="float">
            <text:p>0,541667</text:p>
          </table:table-cell>
          <table:table-cell office:value-type="float" office:value="0.656914" calcext:value-type="float">
            <text:p>0,656914</text:p>
          </table:table-cell>
          <table:table-cell table:formula="of:=([.B55]*[.$B$297])-([.B55]*[.$B$296])+[.$B$296]" office:value-type="float" office:value="71.000016" calcext:value-type="float">
            <text:p>71,000016</text:p>
          </table:table-cell>
          <table:table-cell table:formula="of:=([.C55]*[.$B$297])-([.C55]*[.$B$296])+[.$B$296]" office:value-type="float" office:value="76.531872" calcext:value-type="float">
            <text:p>76,531872</text:p>
          </table:table-cell>
          <table:table-cell table:formula="of:=([.D55]-[.E55])^2" office:value-type="float" office:value="30.6014308047359" calcext:value-type="float">
            <text:p>30,601430804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5833" calcext:value-type="float">
            <text:p>0,395833</text:p>
          </table:table-cell>
          <table:table-cell office:value-type="float" office:value="0.514612" calcext:value-type="float">
            <text:p>0,514612</text:p>
          </table:table-cell>
          <table:table-cell table:formula="of:=([.B56]*[.$B$297])-([.B56]*[.$B$296])+[.$B$296]" office:value-type="float" office:value="63.999984" calcext:value-type="float">
            <text:p>63,999984</text:p>
          </table:table-cell>
          <table:table-cell table:formula="of:=([.C56]*[.$B$297])-([.C56]*[.$B$296])+[.$B$296]" office:value-type="float" office:value="69.701376" calcext:value-type="float">
            <text:p>69,701376</text:p>
          </table:table-cell>
          <table:table-cell table:formula="of:=([.D56]-[.E56])^2" office:value-type="float" office:value="32.505870737664" calcext:value-type="float">
            <text:p>32,50587073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16667" calcext:value-type="float">
            <text:p>0,416667</text:p>
          </table:table-cell>
          <table:table-cell office:value-type="float" office:value="0.394225" calcext:value-type="float">
            <text:p>0,394225</text:p>
          </table:table-cell>
          <table:table-cell table:formula="of:=([.B57]*[.$B$297])-([.B57]*[.$B$296])+[.$B$296]" office:value-type="float" office:value="65.000016" calcext:value-type="float">
            <text:p>65,000016</text:p>
          </table:table-cell>
          <table:table-cell table:formula="of:=([.C57]*[.$B$297])-([.C57]*[.$B$296])+[.$B$296]" office:value-type="float" office:value="63.9228" calcext:value-type="float">
            <text:p>63,9228</text:p>
          </table:table-cell>
          <table:table-cell table:formula="of:=([.D57]-[.E57])^2" office:value-type="float" office:value="1.16039431065597" calcext:value-type="float">
            <text:p>1,16039431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75" calcext:value-type="float">
            <text:p>0,375</text:p>
          </table:table-cell>
          <table:table-cell office:value-type="float" office:value="0.368718" calcext:value-type="float">
            <text:p>0,368718</text:p>
          </table:table-cell>
          <table:table-cell table:formula="of:=([.B58]*[.$B$297])-([.B58]*[.$B$296])+[.$B$296]" office:value-type="float" office:value="63" calcext:value-type="float">
            <text:p>63</text:p>
          </table:table-cell>
          <table:table-cell table:formula="of:=([.C58]*[.$B$297])-([.C58]*[.$B$296])+[.$B$296]" office:value-type="float" office:value="62.698464" calcext:value-type="float">
            <text:p>62,698464</text:p>
          </table:table-cell>
          <table:table-cell table:formula="of:=([.D58]-[.E58])^2" office:value-type="float" office:value="0.0909239592959992" calcext:value-type="float">
            <text:p>0,090923959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95833" calcext:value-type="float">
            <text:p>0,395833</text:p>
          </table:table-cell>
          <table:table-cell office:value-type="float" office:value="0.369666" calcext:value-type="float">
            <text:p>0,369666</text:p>
          </table:table-cell>
          <table:table-cell table:formula="of:=([.B59]*[.$B$297])-([.B59]*[.$B$296])+[.$B$296]" office:value-type="float" office:value="63.999984" calcext:value-type="float">
            <text:p>63,999984</text:p>
          </table:table-cell>
          <table:table-cell table:formula="of:=([.C59]*[.$B$297])-([.C59]*[.$B$296])+[.$B$296]" office:value-type="float" office:value="62.743968" calcext:value-type="float">
            <text:p>62,743968</text:p>
          </table:table-cell>
          <table:table-cell table:formula="of:=([.D59]-[.E59])^2" office:value-type="float" office:value="1.57757619225601" calcext:value-type="float">
            <text:p>1,57757619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54167" calcext:value-type="float">
            <text:p>0,354167</text:p>
          </table:table-cell>
          <table:table-cell office:value-type="float" office:value="0.44022" calcext:value-type="float">
            <text:p>0,44022</text:p>
          </table:table-cell>
          <table:table-cell table:formula="of:=([.B60]*[.$B$297])-([.B60]*[.$B$296])+[.$B$296]" office:value-type="float" office:value="62.000016" calcext:value-type="float">
            <text:p>62,000016</text:p>
          </table:table-cell>
          <table:table-cell table:formula="of:=([.C60]*[.$B$297])-([.C60]*[.$B$296])+[.$B$296]" office:value-type="float" office:value="66.13056" calcext:value-type="float">
            <text:p>66,13056</text:p>
          </table:table-cell>
          <table:table-cell table:formula="of:=([.D60]-[.E60])^2" office:value-type="float" office:value="17.061393735936" calcext:value-type="float">
            <text:p>17,06139373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54167" calcext:value-type="float">
            <text:p>0,354167</text:p>
          </table:table-cell>
          <table:table-cell office:value-type="float" office:value="0.412441" calcext:value-type="float">
            <text:p>0,412441</text:p>
          </table:table-cell>
          <table:table-cell table:formula="of:=([.B61]*[.$B$297])-([.B61]*[.$B$296])+[.$B$296]" office:value-type="float" office:value="62.000016" calcext:value-type="float">
            <text:p>62,000016</text:p>
          </table:table-cell>
          <table:table-cell table:formula="of:=([.C61]*[.$B$297])-([.C61]*[.$B$296])+[.$B$296]" office:value-type="float" office:value="64.797168" calcext:value-type="float">
            <text:p>64,797168</text:p>
          </table:table-cell>
          <table:table-cell table:formula="of:=([.D61]-[.E61])^2" office:value-type="float" office:value="7.82405931110398" calcext:value-type="float">
            <text:p>7,82405931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425744" calcext:value-type="float">
            <text:p>0,425744</text:p>
          </table:table-cell>
          <table:table-cell table:formula="of:=([.B62]*[.$B$297])-([.B62]*[.$B$296])+[.$B$296]" office:value-type="float" office:value="60" calcext:value-type="float">
            <text:p>60</text:p>
          </table:table-cell>
          <table:table-cell table:formula="of:=([.C62]*[.$B$297])-([.C62]*[.$B$296])+[.$B$296]" office:value-type="float" office:value="65.435712" calcext:value-type="float">
            <text:p>65,435712</text:p>
          </table:table-cell>
          <table:table-cell table:formula="of:=([.D62]-[.E62])^2" office:value-type="float" office:value="29.5469649469439" calcext:value-type="float">
            <text:p>29,54696494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75" calcext:value-type="float">
            <text:p>0,375</text:p>
          </table:table-cell>
          <table:table-cell office:value-type="float" office:value="0.385286" calcext:value-type="float">
            <text:p>0,385286</text:p>
          </table:table-cell>
          <table:table-cell table:formula="of:=([.B63]*[.$B$297])-([.B63]*[.$B$296])+[.$B$296]" office:value-type="float" office:value="63" calcext:value-type="float">
            <text:p>63</text:p>
          </table:table-cell>
          <table:table-cell table:formula="of:=([.C63]*[.$B$297])-([.C63]*[.$B$296])+[.$B$296]" office:value-type="float" office:value="63.493728" calcext:value-type="float">
            <text:p>63,493728</text:p>
          </table:table-cell>
          <table:table-cell table:formula="of:=([.D63]-[.E63])^2" office:value-type="float" office:value="0.243767337984004" calcext:value-type="float">
            <text:p>0,2437673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453442" calcext:value-type="float">
            <text:p>0,453442</text:p>
          </table:table-cell>
          <table:table-cell table:formula="of:=([.B64]*[.$B$297])-([.B64]*[.$B$296])+[.$B$296]" office:value-type="float" office:value="66" calcext:value-type="float">
            <text:p>66</text:p>
          </table:table-cell>
          <table:table-cell table:formula="of:=([.C64]*[.$B$297])-([.C64]*[.$B$296])+[.$B$296]" office:value-type="float" office:value="66.765216" calcext:value-type="float">
            <text:p>66,765216</text:p>
          </table:table-cell>
          <table:table-cell table:formula="of:=([.D64]-[.E64])^2" office:value-type="float" office:value="0.585555526655993" calcext:value-type="float">
            <text:p>0,58555552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25" calcext:value-type="float">
            <text:p>0,625</text:p>
          </table:table-cell>
          <table:table-cell office:value-type="float" office:value="0.496865" calcext:value-type="float">
            <text:p>0,496865</text:p>
          </table:table-cell>
          <table:table-cell table:formula="of:=([.B65]*[.$B$297])-([.B65]*[.$B$296])+[.$B$296]" office:value-type="float" office:value="75" calcext:value-type="float">
            <text:p>75</text:p>
          </table:table-cell>
          <table:table-cell table:formula="of:=([.C65]*[.$B$297])-([.C65]*[.$B$296])+[.$B$296]" office:value-type="float" office:value="68.84952" calcext:value-type="float">
            <text:p>68,84952</text:p>
          </table:table-cell>
          <table:table-cell table:formula="of:=([.D65]-[.E65])^2" office:value-type="float" office:value="37.8284042304" calcext:value-type="float">
            <text:p>37,82840423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25" calcext:value-type="float">
            <text:p>0,625</text:p>
          </table:table-cell>
          <table:table-cell office:value-type="float" office:value="0.644504" calcext:value-type="float">
            <text:p>0,644504</text:p>
          </table:table-cell>
          <table:table-cell table:formula="of:=([.B66]*[.$B$297])-([.B66]*[.$B$296])+[.$B$296]" office:value-type="float" office:value="75" calcext:value-type="float">
            <text:p>75</text:p>
          </table:table-cell>
          <table:table-cell table:formula="of:=([.C66]*[.$B$297])-([.C66]*[.$B$296])+[.$B$296]" office:value-type="float" office:value="75.936192" calcext:value-type="float">
            <text:p>75,936192</text:p>
          </table:table-cell>
          <table:table-cell table:formula="of:=([.D66]-[.E66])^2" office:value-type="float" office:value="0.87645546086401" calcext:value-type="float">
            <text:p>0,876455460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20833" calcext:value-type="float">
            <text:p>0,520833</text:p>
          </table:table-cell>
          <table:table-cell office:value-type="float" office:value="0.627416" calcext:value-type="float">
            <text:p>0,627416</text:p>
          </table:table-cell>
          <table:table-cell table:formula="of:=([.B67]*[.$B$297])-([.B67]*[.$B$296])+[.$B$296]" office:value-type="float" office:value="69.999984" calcext:value-type="float">
            <text:p>69,999984</text:p>
          </table:table-cell>
          <table:table-cell table:formula="of:=([.C67]*[.$B$297])-([.C67]*[.$B$296])+[.$B$296]" office:value-type="float" office:value="75.115968" calcext:value-type="float">
            <text:p>75,115968</text:p>
          </table:table-cell>
          <table:table-cell table:formula="of:=([.D67]-[.E67])^2" office:value-type="float" office:value="26.1732922882561" calcext:value-type="float">
            <text:p>26,17329228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581787" calcext:value-type="float">
            <text:p>0,581787</text:p>
          </table:table-cell>
          <table:table-cell table:formula="of:=([.B68]*[.$B$297])-([.B68]*[.$B$296])+[.$B$296]" office:value-type="float" office:value="72" calcext:value-type="float">
            <text:p>72</text:p>
          </table:table-cell>
          <table:table-cell table:formula="of:=([.C68]*[.$B$297])-([.C68]*[.$B$296])+[.$B$296]" office:value-type="float" office:value="72.925776" calcext:value-type="float">
            <text:p>72,925776</text:p>
          </table:table-cell>
          <table:table-cell table:formula="of:=([.D68]-[.E68])^2" office:value-type="float" office:value="0.857061202175998" calcext:value-type="float">
            <text:p>0,85706120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552649" calcext:value-type="float">
            <text:p>0,552649</text:p>
          </table:table-cell>
          <table:table-cell table:formula="of:=([.B69]*[.$B$297])-([.B69]*[.$B$296])+[.$B$296]" office:value-type="float" office:value="74.000016" calcext:value-type="float">
            <text:p>74,000016</text:p>
          </table:table-cell>
          <table:table-cell table:formula="of:=([.C69]*[.$B$297])-([.C69]*[.$B$296])+[.$B$296]" office:value-type="float" office:value="71.527152" calcext:value-type="float">
            <text:p>71,527152</text:p>
          </table:table-cell>
          <table:table-cell table:formula="of:=([.D69]-[.E69])^2" office:value-type="float" office:value="6.11505636249601" calcext:value-type="float">
            <text:p>6,11505636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558783" calcext:value-type="float">
            <text:p>0,558783</text:p>
          </table:table-cell>
          <table:table-cell table:formula="of:=([.B70]*[.$B$297])-([.B70]*[.$B$296])+[.$B$296]" office:value-type="float" office:value="74.000016" calcext:value-type="float">
            <text:p>74,000016</text:p>
          </table:table-cell>
          <table:table-cell table:formula="of:=([.C70]*[.$B$297])-([.C70]*[.$B$296])+[.$B$296]" office:value-type="float" office:value="71.821584" calcext:value-type="float">
            <text:p>71,821584</text:p>
          </table:table-cell>
          <table:table-cell table:formula="of:=([.D70]-[.E70])^2" office:value-type="float" office:value="4.745565978624" calcext:value-type="float">
            <text:p>4,74556597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25" calcext:value-type="float">
            <text:p>0,625</text:p>
          </table:table-cell>
          <table:table-cell office:value-type="float" office:value="0.57664" calcext:value-type="float">
            <text:p>0,57664</text:p>
          </table:table-cell>
          <table:table-cell table:formula="of:=([.B71]*[.$B$297])-([.B71]*[.$B$296])+[.$B$296]" office:value-type="float" office:value="75" calcext:value-type="float">
            <text:p>75</text:p>
          </table:table-cell>
          <table:table-cell table:formula="of:=([.C71]*[.$B$297])-([.C71]*[.$B$296])+[.$B$296]" office:value-type="float" office:value="72.67872" calcext:value-type="float">
            <text:p>72,67872</text:p>
          </table:table-cell>
          <table:table-cell table:formula="of:=([.D71]-[.E71])^2" office:value-type="float" office:value="5.38834083840001" calcext:value-type="float">
            <text:p>5,388340838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25" calcext:value-type="float">
            <text:p>0,625</text:p>
          </table:table-cell>
          <table:table-cell office:value-type="float" office:value="0.598261" calcext:value-type="float">
            <text:p>0,598261</text:p>
          </table:table-cell>
          <table:table-cell table:formula="of:=([.B72]*[.$B$297])-([.B72]*[.$B$296])+[.$B$296]" office:value-type="float" office:value="75" calcext:value-type="float">
            <text:p>75</text:p>
          </table:table-cell>
          <table:table-cell table:formula="of:=([.C72]*[.$B$297])-([.C72]*[.$B$296])+[.$B$296]" office:value-type="float" office:value="73.716528" calcext:value-type="float">
            <text:p>73,716528</text:p>
          </table:table-cell>
          <table:table-cell table:formula="of:=([.D72]-[.E72])^2" office:value-type="float" office:value="1.64730037478401" calcext:value-type="float">
            <text:p>1,64730037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25" calcext:value-type="float">
            <text:p>0,625</text:p>
          </table:table-cell>
          <table:table-cell office:value-type="float" office:value="0.595458" calcext:value-type="float">
            <text:p>0,595458</text:p>
          </table:table-cell>
          <table:table-cell table:formula="of:=([.B73]*[.$B$297])-([.B73]*[.$B$296])+[.$B$296]" office:value-type="float" office:value="75" calcext:value-type="float">
            <text:p>75</text:p>
          </table:table-cell>
          <table:table-cell table:formula="of:=([.C73]*[.$B$297])-([.C73]*[.$B$296])+[.$B$296]" office:value-type="float" office:value="73.581984" calcext:value-type="float">
            <text:p>73,581984</text:p>
          </table:table-cell>
          <table:table-cell table:formula="of:=([.D73]-[.E73])^2" office:value-type="float" office:value="2.01076937625598" calcext:value-type="float">
            <text:p>2,010769376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588805" calcext:value-type="float">
            <text:p>0,588805</text:p>
          </table:table-cell>
          <table:table-cell table:formula="of:=([.B74]*[.$B$297])-([.B74]*[.$B$296])+[.$B$296]" office:value-type="float" office:value="75.999984" calcext:value-type="float">
            <text:p>75,999984</text:p>
          </table:table-cell>
          <table:table-cell table:formula="of:=([.C74]*[.$B$297])-([.C74]*[.$B$296])+[.$B$296]" office:value-type="float" office:value="73.26264" calcext:value-type="float">
            <text:p>73,26264</text:p>
          </table:table-cell>
          <table:table-cell table:formula="of:=([.D74]-[.E74])^2" office:value-type="float" office:value="7.49305217433596" calcext:value-type="float">
            <text:p>7,49305217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02287" calcext:value-type="float">
            <text:p>0,602287</text:p>
          </table:table-cell>
          <table:table-cell table:formula="of:=([.B75]*[.$B$297])-([.B75]*[.$B$296])+[.$B$296]" office:value-type="float" office:value="77.000016" calcext:value-type="float">
            <text:p>77,000016</text:p>
          </table:table-cell>
          <table:table-cell table:formula="of:=([.C75]*[.$B$297])-([.C75]*[.$B$296])+[.$B$296]" office:value-type="float" office:value="73.909776" calcext:value-type="float">
            <text:p>73,909776</text:p>
          </table:table-cell>
          <table:table-cell table:formula="of:=([.D75]-[.E75])^2" office:value-type="float" office:value="9.54958325759996" calcext:value-type="float">
            <text:p>9,54958325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17876" calcext:value-type="float">
            <text:p>0,617876</text:p>
          </table:table-cell>
          <table:table-cell table:formula="of:=([.B76]*[.$B$297])-([.B76]*[.$B$296])+[.$B$296]" office:value-type="float" office:value="78" calcext:value-type="float">
            <text:p>78</text:p>
          </table:table-cell>
          <table:table-cell table:formula="of:=([.C76]*[.$B$297])-([.C76]*[.$B$296])+[.$B$296]" office:value-type="float" office:value="74.658048" calcext:value-type="float">
            <text:p>74,658048</text:p>
          </table:table-cell>
          <table:table-cell table:formula="of:=([.D76]-[.E76])^2" office:value-type="float" office:value="11.1686431703039" calcext:value-type="float">
            <text:p>11,168643170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36097" calcext:value-type="float">
            <text:p>0,636097</text:p>
          </table:table-cell>
          <table:table-cell table:formula="of:=([.B77]*[.$B$297])-([.B77]*[.$B$296])+[.$B$296]" office:value-type="float" office:value="77.000016" calcext:value-type="float">
            <text:p>77,000016</text:p>
          </table:table-cell>
          <table:table-cell table:formula="of:=([.C77]*[.$B$297])-([.C77]*[.$B$296])+[.$B$296]" office:value-type="float" office:value="75.532656" calcext:value-type="float">
            <text:p>75,532656</text:p>
          </table:table-cell>
          <table:table-cell table:formula="of:=([.D77]-[.E77])^2" office:value-type="float" office:value="2.1531453696" calcext:value-type="float">
            <text:p>2,15314536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125" calcext:value-type="float">
            <text:p>0,8125</text:p>
          </table:table-cell>
          <table:table-cell office:value-type="float" office:value="0.629845" calcext:value-type="float">
            <text:p>0,629845</text:p>
          </table:table-cell>
          <table:table-cell table:formula="of:=([.B78]*[.$B$297])-([.B78]*[.$B$296])+[.$B$296]" office:value-type="float" office:value="84" calcext:value-type="float">
            <text:p>84</text:p>
          </table:table-cell>
          <table:table-cell table:formula="of:=([.C78]*[.$B$297])-([.C78]*[.$B$296])+[.$B$296]" office:value-type="float" office:value="75.23256" calcext:value-type="float">
            <text:p>75,23256</text:p>
          </table:table-cell>
          <table:table-cell table:formula="of:=([.D78]-[.E78])^2" office:value-type="float" office:value="76.8680041536001" calcext:value-type="float">
            <text:p>76,868004153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54167" calcext:value-type="float">
            <text:p>0,854167</text:p>
          </table:table-cell>
          <table:table-cell office:value-type="float" office:value="0.714715" calcext:value-type="float">
            <text:p>0,714715</text:p>
          </table:table-cell>
          <table:table-cell table:formula="of:=([.B79]*[.$B$297])-([.B79]*[.$B$296])+[.$B$296]" office:value-type="float" office:value="86.000016" calcext:value-type="float">
            <text:p>86,000016</text:p>
          </table:table-cell>
          <table:table-cell table:formula="of:=([.C79]*[.$B$297])-([.C79]*[.$B$296])+[.$B$296]" office:value-type="float" office:value="79.30632" calcext:value-type="float">
            <text:p>79,30632</text:p>
          </table:table-cell>
          <table:table-cell table:formula="of:=([.D79]-[.E79])^2" office:value-type="float" office:value="44.8055661404162" calcext:value-type="float">
            <text:p>44,80556614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16667" calcext:value-type="float">
            <text:p>0,916667</text:p>
          </table:table-cell>
          <table:table-cell office:value-type="float" office:value="0.732129" calcext:value-type="float">
            <text:p>0,732129</text:p>
          </table:table-cell>
          <table:table-cell table:formula="of:=([.B80]*[.$B$297])-([.B80]*[.$B$296])+[.$B$296]" office:value-type="float" office:value="89.000016" calcext:value-type="float">
            <text:p>89,000016</text:p>
          </table:table-cell>
          <table:table-cell table:formula="of:=([.C80]*[.$B$297])-([.C80]*[.$B$296])+[.$B$296]" office:value-type="float" office:value="80.142192" calcext:value-type="float">
            <text:p>80,142192</text:p>
          </table:table-cell>
          <table:table-cell table:formula="of:=([.D80]-[.E80])^2" office:value-type="float" office:value="78.4610460149764" calcext:value-type="float">
            <text:p>78,4610460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16667" calcext:value-type="float">
            <text:p>0,916667</text:p>
          </table:table-cell>
          <table:table-cell office:value-type="float" office:value="0.697086" calcext:value-type="float">
            <text:p>0,697086</text:p>
          </table:table-cell>
          <table:table-cell table:formula="of:=([.B81]*[.$B$297])-([.B81]*[.$B$296])+[.$B$296]" office:value-type="float" office:value="89.000016" calcext:value-type="float">
            <text:p>89,000016</text:p>
          </table:table-cell>
          <table:table-cell table:formula="of:=([.C81]*[.$B$297])-([.C81]*[.$B$296])+[.$B$296]" office:value-type="float" office:value="78.460128" calcext:value-type="float">
            <text:p>78,460128</text:p>
          </table:table-cell>
          <table:table-cell table:formula="of:=([.D81]-[.E81])^2" office:value-type="float" office:value="111.089239052544" calcext:value-type="float">
            <text:p>111,08923905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733935" calcext:value-type="float">
            <text:p>0,733935</text:p>
          </table:table-cell>
          <table:table-cell table:formula="of:=([.B82]*[.$B$297])-([.B82]*[.$B$296])+[.$B$296]" office:value-type="float" office:value="78" calcext:value-type="float">
            <text:p>78</text:p>
          </table:table-cell>
          <table:table-cell table:formula="of:=([.C82]*[.$B$297])-([.C82]*[.$B$296])+[.$B$296]" office:value-type="float" office:value="80.22888" calcext:value-type="float">
            <text:p>80,22888</text:p>
          </table:table-cell>
          <table:table-cell table:formula="of:=([.D82]-[.E82])^2" office:value-type="float" office:value="4.96790605440002" calcext:value-type="float">
            <text:p>4,96790605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25" calcext:value-type="float">
            <text:p>0,625</text:p>
          </table:table-cell>
          <table:table-cell office:value-type="float" office:value="0.610972" calcext:value-type="float">
            <text:p>0,610972</text:p>
          </table:table-cell>
          <table:table-cell table:formula="of:=([.B83]*[.$B$297])-([.B83]*[.$B$296])+[.$B$296]" office:value-type="float" office:value="75" calcext:value-type="float">
            <text:p>75</text:p>
          </table:table-cell>
          <table:table-cell table:formula="of:=([.C83]*[.$B$297])-([.C83]*[.$B$296])+[.$B$296]" office:value-type="float" office:value="74.326656" calcext:value-type="float">
            <text:p>74,326656</text:p>
          </table:table-cell>
          <table:table-cell table:formula="of:=([.D83]-[.E83])^2" office:value-type="float" office:value="0.453392142336" calcext:value-type="float">
            <text:p>0,45339214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41667" calcext:value-type="float">
            <text:p>0,541667</text:p>
          </table:table-cell>
          <table:table-cell office:value-type="float" office:value="0.481379" calcext:value-type="float">
            <text:p>0,481379</text:p>
          </table:table-cell>
          <table:table-cell table:formula="of:=([.B84]*[.$B$297])-([.B84]*[.$B$296])+[.$B$296]" office:value-type="float" office:value="71.000016" calcext:value-type="float">
            <text:p>71,000016</text:p>
          </table:table-cell>
          <table:table-cell table:formula="of:=([.C84]*[.$B$297])-([.C84]*[.$B$296])+[.$B$296]" office:value-type="float" office:value="68.106192" calcext:value-type="float">
            <text:p>68,106192</text:p>
          </table:table-cell>
          <table:table-cell table:formula="of:=([.D84]-[.E84])^2" office:value-type="float" office:value="8.37421734297597" calcext:value-type="float">
            <text:p>8,37421734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25" calcext:value-type="float">
            <text:p>0,625</text:p>
          </table:table-cell>
          <table:table-cell office:value-type="float" office:value="0.466004" calcext:value-type="float">
            <text:p>0,466004</text:p>
          </table:table-cell>
          <table:table-cell table:formula="of:=([.B85]*[.$B$297])-([.B85]*[.$B$296])+[.$B$296]" office:value-type="float" office:value="75" calcext:value-type="float">
            <text:p>75</text:p>
          </table:table-cell>
          <table:table-cell table:formula="of:=([.C85]*[.$B$297])-([.C85]*[.$B$296])+[.$B$296]" office:value-type="float" office:value="67.368192" calcext:value-type="float">
            <text:p>67,368192</text:p>
          </table:table-cell>
          <table:table-cell table:formula="of:=([.D85]-[.E85])^2" office:value-type="float" office:value="58.2444933488641" calcext:value-type="float">
            <text:p>58,244493348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41667" calcext:value-type="float">
            <text:p>0,541667</text:p>
          </table:table-cell>
          <table:table-cell office:value-type="float" office:value="0.524509" calcext:value-type="float">
            <text:p>0,524509</text:p>
          </table:table-cell>
          <table:table-cell table:formula="of:=([.B86]*[.$B$297])-([.B86]*[.$B$296])+[.$B$296]" office:value-type="float" office:value="71.000016" calcext:value-type="float">
            <text:p>71,000016</text:p>
          </table:table-cell>
          <table:table-cell table:formula="of:=([.C86]*[.$B$297])-([.C86]*[.$B$296])+[.$B$296]" office:value-type="float" office:value="70.176432" calcext:value-type="float">
            <text:p>70,176432</text:p>
          </table:table-cell>
          <table:table-cell table:formula="of:=([.D86]-[.E86])^2" office:value-type="float" office:value="0.678290605055995" calcext:value-type="float">
            <text:p>0,678290605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519103" calcext:value-type="float">
            <text:p>0,519103</text:p>
          </table:table-cell>
          <table:table-cell table:formula="of:=([.B87]*[.$B$297])-([.B87]*[.$B$296])+[.$B$296]" office:value-type="float" office:value="75.999984" calcext:value-type="float">
            <text:p>75,999984</text:p>
          </table:table-cell>
          <table:table-cell table:formula="of:=([.C87]*[.$B$297])-([.C87]*[.$B$296])+[.$B$296]" office:value-type="float" office:value="69.916944" calcext:value-type="float">
            <text:p>69,916944</text:p>
          </table:table-cell>
          <table:table-cell table:formula="of:=([.D87]-[.E87])^2" office:value-type="float" office:value="37.0033756416" calcext:value-type="float">
            <text:p>37,00337564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595629" calcext:value-type="float">
            <text:p>0,595629</text:p>
          </table:table-cell>
          <table:table-cell table:formula="of:=([.B88]*[.$B$297])-([.B88]*[.$B$296])+[.$B$296]" office:value-type="float" office:value="74.000016" calcext:value-type="float">
            <text:p>74,000016</text:p>
          </table:table-cell>
          <table:table-cell table:formula="of:=([.C88]*[.$B$297])-([.C88]*[.$B$296])+[.$B$296]" office:value-type="float" office:value="73.590192" calcext:value-type="float">
            <text:p>73,590192</text:p>
          </table:table-cell>
          <table:table-cell table:formula="of:=([.D88]-[.E88])^2" office:value-type="float" office:value="0.167955710976" calcext:value-type="float">
            <text:p>0,1679557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70833" calcext:value-type="float">
            <text:p>0,770833</text:p>
          </table:table-cell>
          <table:table-cell office:value-type="float" office:value="0.589641" calcext:value-type="float">
            <text:p>0,589641</text:p>
          </table:table-cell>
          <table:table-cell table:formula="of:=([.B89]*[.$B$297])-([.B89]*[.$B$296])+[.$B$296]" office:value-type="float" office:value="81.999984" calcext:value-type="float">
            <text:p>81,999984</text:p>
          </table:table-cell>
          <table:table-cell table:formula="of:=([.C89]*[.$B$297])-([.C89]*[.$B$296])+[.$B$296]" office:value-type="float" office:value="73.302768" calcext:value-type="float">
            <text:p>73,302768</text:p>
          </table:table-cell>
          <table:table-cell table:formula="of:=([.D89]-[.E89])^2" office:value-type="float" office:value="75.6415661506557" calcext:value-type="float">
            <text:p>75,64156615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80188" calcext:value-type="float">
            <text:p>0,680188</text:p>
          </table:table-cell>
          <table:table-cell table:formula="of:=([.B90]*[.$B$297])-([.B90]*[.$B$296])+[.$B$296]" office:value-type="float" office:value="78" calcext:value-type="float">
            <text:p>78</text:p>
          </table:table-cell>
          <table:table-cell table:formula="of:=([.C90]*[.$B$297])-([.C90]*[.$B$296])+[.$B$296]" office:value-type="float" office:value="77.649024" calcext:value-type="float">
            <text:p>77,649024</text:p>
          </table:table-cell>
          <table:table-cell table:formula="of:=([.D90]-[.E90])^2" office:value-type="float" office:value="0.123184152576002" calcext:value-type="float">
            <text:p>0,12318415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92266" calcext:value-type="float">
            <text:p>0,692266</text:p>
          </table:table-cell>
          <table:table-cell table:formula="of:=([.B91]*[.$B$297])-([.B91]*[.$B$296])+[.$B$296]" office:value-type="float" office:value="78" calcext:value-type="float">
            <text:p>78</text:p>
          </table:table-cell>
          <table:table-cell table:formula="of:=([.C91]*[.$B$297])-([.C91]*[.$B$296])+[.$B$296]" office:value-type="float" office:value="78.228768" calcext:value-type="float">
            <text:p>78,228768</text:p>
          </table:table-cell>
          <table:table-cell table:formula="of:=([.D91]-[.E91])^2" office:value-type="float" office:value="0.0523347978240011" calcext:value-type="float">
            <text:p>0,052334797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29167" calcext:value-type="float">
            <text:p>0,729167</text:p>
          </table:table-cell>
          <table:table-cell office:value-type="float" office:value="0.627965" calcext:value-type="float">
            <text:p>0,627965</text:p>
          </table:table-cell>
          <table:table-cell table:formula="of:=([.B92]*[.$B$297])-([.B92]*[.$B$296])+[.$B$296]" office:value-type="float" office:value="80.000016" calcext:value-type="float">
            <text:p>80,000016</text:p>
          </table:table-cell>
          <table:table-cell table:formula="of:=([.C92]*[.$B$297])-([.C92]*[.$B$296])+[.$B$296]" office:value-type="float" office:value="75.14232" calcext:value-type="float">
            <text:p>75,14232</text:p>
          </table:table-cell>
          <table:table-cell table:formula="of:=([.D92]-[.E92])^2" office:value-type="float" office:value="23.5972104284162" calcext:value-type="float">
            <text:p>23,597210428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29167" calcext:value-type="float">
            <text:p>0,729167</text:p>
          </table:table-cell>
          <table:table-cell office:value-type="float" office:value="0.695563" calcext:value-type="float">
            <text:p>0,695563</text:p>
          </table:table-cell>
          <table:table-cell table:formula="of:=([.B93]*[.$B$297])-([.B93]*[.$B$296])+[.$B$296]" office:value-type="float" office:value="80.000016" calcext:value-type="float">
            <text:p>80,000016</text:p>
          </table:table-cell>
          <table:table-cell table:formula="of:=([.C93]*[.$B$297])-([.C93]*[.$B$296])+[.$B$296]" office:value-type="float" office:value="78.387024" calcext:value-type="float">
            <text:p>78,387024</text:p>
          </table:table-cell>
          <table:table-cell table:formula="of:=([.D93]-[.E93])^2" office:value-type="float" office:value="2.60174319206406" calcext:value-type="float">
            <text:p>2,601743192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70833" calcext:value-type="float">
            <text:p>0,770833</text:p>
          </table:table-cell>
          <table:table-cell office:value-type="float" office:value="0.655204" calcext:value-type="float">
            <text:p>0,655204</text:p>
          </table:table-cell>
          <table:table-cell table:formula="of:=([.B94]*[.$B$297])-([.B94]*[.$B$296])+[.$B$296]" office:value-type="float" office:value="81.999984" calcext:value-type="float">
            <text:p>81,999984</text:p>
          </table:table-cell>
          <table:table-cell table:formula="of:=([.C94]*[.$B$297])-([.C94]*[.$B$296])+[.$B$296]" office:value-type="float" office:value="76.449792" calcext:value-type="float">
            <text:p>76,449792</text:p>
          </table:table-cell>
          <table:table-cell table:formula="of:=([.D94]-[.E94])^2" office:value-type="float" office:value="30.8046312368638" calcext:value-type="float">
            <text:p>30,80463123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91667" calcext:value-type="float">
            <text:p>0,791667</text:p>
          </table:table-cell>
          <table:table-cell office:value-type="float" office:value="0.692697" calcext:value-type="float">
            <text:p>0,692697</text:p>
          </table:table-cell>
          <table:table-cell table:formula="of:=([.B95]*[.$B$297])-([.B95]*[.$B$296])+[.$B$296]" office:value-type="float" office:value="83.000016" calcext:value-type="float">
            <text:p>83,000016</text:p>
          </table:table-cell>
          <table:table-cell table:formula="of:=([.C95]*[.$B$297])-([.C95]*[.$B$296])+[.$B$296]" office:value-type="float" office:value="78.249456" calcext:value-type="float">
            <text:p>78,249456</text:p>
          </table:table-cell>
          <table:table-cell table:formula="of:=([.D95]-[.E95])^2" office:value-type="float" office:value="22.5678203136001" calcext:value-type="float">
            <text:p>22,567820313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833333" calcext:value-type="float">
            <text:p>0,833333</text:p>
          </table:table-cell>
          <table:table-cell office:value-type="float" office:value="0.723029" calcext:value-type="float">
            <text:p>0,723029</text:p>
          </table:table-cell>
          <table:table-cell table:formula="of:=([.B96]*[.$B$297])-([.B96]*[.$B$296])+[.$B$296]" office:value-type="float" office:value="84.999984" calcext:value-type="float">
            <text:p>84,999984</text:p>
          </table:table-cell>
          <table:table-cell table:formula="of:=([.C96]*[.$B$297])-([.C96]*[.$B$296])+[.$B$296]" office:value-type="float" office:value="79.705392" calcext:value-type="float">
            <text:p>79,705392</text:p>
          </table:table-cell>
          <table:table-cell table:formula="of:=([.D96]-[.E96])^2" office:value-type="float" office:value="28.0327044464639" calcext:value-type="float">
            <text:p>28,032704446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727826" calcext:value-type="float">
            <text:p>0,727826</text:p>
          </table:table-cell>
          <table:table-cell table:formula="of:=([.B97]*[.$B$297])-([.B97]*[.$B$296])+[.$B$296]" office:value-type="float" office:value="75.999984" calcext:value-type="float">
            <text:p>75,999984</text:p>
          </table:table-cell>
          <table:table-cell table:formula="of:=([.C97]*[.$B$297])-([.C97]*[.$B$296])+[.$B$296]" office:value-type="float" office:value="79.935648" calcext:value-type="float">
            <text:p>79,935648</text:p>
          </table:table-cell>
          <table:table-cell table:formula="of:=([.D97]-[.E97])^2" office:value-type="float" office:value="15.4894511208959" calcext:value-type="float">
            <text:p>15,489451120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854167" calcext:value-type="float">
            <text:p>0,854167</text:p>
          </table:table-cell>
          <table:table-cell office:value-type="float" office:value="0.655573" calcext:value-type="float">
            <text:p>0,655573</text:p>
          </table:table-cell>
          <table:table-cell table:formula="of:=([.B98]*[.$B$297])-([.B98]*[.$B$296])+[.$B$296]" office:value-type="float" office:value="86.000016" calcext:value-type="float">
            <text:p>86,000016</text:p>
          </table:table-cell>
          <table:table-cell table:formula="of:=([.C98]*[.$B$297])-([.C98]*[.$B$296])+[.$B$296]" office:value-type="float" office:value="76.467504" calcext:value-type="float">
            <text:p>76,467504</text:p>
          </table:table-cell>
          <table:table-cell table:formula="of:=([.D98]-[.E98])^2" office:value-type="float" office:value="90.8687850301442" calcext:value-type="float">
            <text:p>90,86878503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833333" calcext:value-type="float">
            <text:p>0,833333</text:p>
          </table:table-cell>
          <table:table-cell office:value-type="float" office:value="0.724147" calcext:value-type="float">
            <text:p>0,724147</text:p>
          </table:table-cell>
          <table:table-cell table:formula="of:=([.B99]*[.$B$297])-([.B99]*[.$B$296])+[.$B$296]" office:value-type="float" office:value="84.999984" calcext:value-type="float">
            <text:p>84,999984</text:p>
          </table:table-cell>
          <table:table-cell table:formula="of:=([.C99]*[.$B$297])-([.C99]*[.$B$296])+[.$B$296]" office:value-type="float" office:value="79.759056" calcext:value-type="float">
            <text:p>79,759056</text:p>
          </table:table-cell>
          <table:table-cell table:formula="of:=([.D99]-[.E99])^2" office:value-type="float" office:value="27.467326301184" calcext:value-type="float">
            <text:p>27,467326301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33333" calcext:value-type="float">
            <text:p>0,833333</text:p>
          </table:table-cell>
          <table:table-cell office:value-type="float" office:value="0.787207" calcext:value-type="float">
            <text:p>0,787207</text:p>
          </table:table-cell>
          <table:table-cell table:formula="of:=([.B100]*[.$B$297])-([.B100]*[.$B$296])+[.$B$296]" office:value-type="float" office:value="84.999984" calcext:value-type="float">
            <text:p>84,999984</text:p>
          </table:table-cell>
          <table:table-cell table:formula="of:=([.C100]*[.$B$297])-([.C100]*[.$B$296])+[.$B$296]" office:value-type="float" office:value="82.785936" calcext:value-type="float">
            <text:p>82,785936</text:p>
          </table:table-cell>
          <table:table-cell table:formula="of:=([.D100]-[.E100])^2" office:value-type="float" office:value="4.90200854630396" calcext:value-type="float">
            <text:p>4,90200854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91667" calcext:value-type="float">
            <text:p>0,791667</text:p>
          </table:table-cell>
          <table:table-cell office:value-type="float" office:value="0.672863" calcext:value-type="float">
            <text:p>0,672863</text:p>
          </table:table-cell>
          <table:table-cell table:formula="of:=([.B101]*[.$B$297])-([.B101]*[.$B$296])+[.$B$296]" office:value-type="float" office:value="83.000016" calcext:value-type="float">
            <text:p>83,000016</text:p>
          </table:table-cell>
          <table:table-cell table:formula="of:=([.C101]*[.$B$297])-([.C101]*[.$B$296])+[.$B$296]" office:value-type="float" office:value="77.297424" calcext:value-type="float">
            <text:p>77,297424</text:p>
          </table:table-cell>
          <table:table-cell table:formula="of:=([.D101]-[.E101])^2" office:value-type="float" office:value="32.5195555184641" calcext:value-type="float">
            <text:p>32,519555518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833333" calcext:value-type="float">
            <text:p>0,833333</text:p>
          </table:table-cell>
          <table:table-cell office:value-type="float" office:value="0.75858" calcext:value-type="float">
            <text:p>0,75858</text:p>
          </table:table-cell>
          <table:table-cell table:formula="of:=([.B102]*[.$B$297])-([.B102]*[.$B$296])+[.$B$296]" office:value-type="float" office:value="84.999984" calcext:value-type="float">
            <text:p>84,999984</text:p>
          </table:table-cell>
          <table:table-cell table:formula="of:=([.C102]*[.$B$297])-([.C102]*[.$B$296])+[.$B$296]" office:value-type="float" office:value="81.41184" calcext:value-type="float">
            <text:p>81,41184</text:p>
          </table:table-cell>
          <table:table-cell table:formula="of:=([.D102]-[.E102])^2" office:value-type="float" office:value="12.8747773647359" calcext:value-type="float">
            <text:p>12,874777364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875" calcext:value-type="float">
            <text:p>0,875</text:p>
          </table:table-cell>
          <table:table-cell office:value-type="float" office:value="0.705479" calcext:value-type="float">
            <text:p>0,705479</text:p>
          </table:table-cell>
          <table:table-cell table:formula="of:=([.B103]*[.$B$297])-([.B103]*[.$B$296])+[.$B$296]" office:value-type="float" office:value="87" calcext:value-type="float">
            <text:p>87</text:p>
          </table:table-cell>
          <table:table-cell table:formula="of:=([.C103]*[.$B$297])-([.C103]*[.$B$296])+[.$B$296]" office:value-type="float" office:value="78.862992" calcext:value-type="float">
            <text:p>78,862992</text:p>
          </table:table-cell>
          <table:table-cell table:formula="of:=([.D103]-[.E103])^2" office:value-type="float" office:value="66.2108991920641" calcext:value-type="float">
            <text:p>66,210899192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8125" calcext:value-type="float">
            <text:p>0,8125</text:p>
          </table:table-cell>
          <table:table-cell office:value-type="float" office:value="0.758544" calcext:value-type="float">
            <text:p>0,758544</text:p>
          </table:table-cell>
          <table:table-cell table:formula="of:=([.B104]*[.$B$297])-([.B104]*[.$B$296])+[.$B$296]" office:value-type="float" office:value="84" calcext:value-type="float">
            <text:p>84</text:p>
          </table:table-cell>
          <table:table-cell table:formula="of:=([.C104]*[.$B$297])-([.C104]*[.$B$296])+[.$B$296]" office:value-type="float" office:value="81.410112" calcext:value-type="float">
            <text:p>81,410112</text:p>
          </table:table-cell>
          <table:table-cell table:formula="of:=([.D104]-[.E104])^2" office:value-type="float" office:value="6.70751985254401" calcext:value-type="float">
            <text:p>6,70751985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729167" calcext:value-type="float">
            <text:p>0,729167</text:p>
          </table:table-cell>
          <table:table-cell office:value-type="float" office:value="0.715633" calcext:value-type="float">
            <text:p>0,715633</text:p>
          </table:table-cell>
          <table:table-cell table:formula="of:=([.B105]*[.$B$297])-([.B105]*[.$B$296])+[.$B$296]" office:value-type="float" office:value="80.000016" calcext:value-type="float">
            <text:p>80,000016</text:p>
          </table:table-cell>
          <table:table-cell table:formula="of:=([.C105]*[.$B$297])-([.C105]*[.$B$296])+[.$B$296]" office:value-type="float" office:value="79.350384" calcext:value-type="float">
            <text:p>79,350384</text:p>
          </table:table-cell>
          <table:table-cell table:formula="of:=([.D105]-[.E105])^2" office:value-type="float" office:value="0.422021735424033" calcext:value-type="float">
            <text:p>0,422021735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632541" calcext:value-type="float">
            <text:p>0,632541</text:p>
          </table:table-cell>
          <table:table-cell table:formula="of:=([.B106]*[.$B$297])-([.B106]*[.$B$296])+[.$B$296]" office:value-type="float" office:value="75.999984" calcext:value-type="float">
            <text:p>75,999984</text:p>
          </table:table-cell>
          <table:table-cell table:formula="of:=([.C106]*[.$B$297])-([.C106]*[.$B$296])+[.$B$296]" office:value-type="float" office:value="75.361968" calcext:value-type="float">
            <text:p>75,361968</text:p>
          </table:table-cell>
          <table:table-cell table:formula="of:=([.D106]-[.E106])^2" office:value-type="float" office:value="0.40706441625601" calcext:value-type="float">
            <text:p>0,407064416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0.537646" calcext:value-type="float">
            <text:p>0,537646</text:p>
          </table:table-cell>
          <table:table-cell table:formula="of:=([.B107]*[.$B$297])-([.B107]*[.$B$296])+[.$B$296]" office:value-type="float" office:value="69" calcext:value-type="float">
            <text:p>69</text:p>
          </table:table-cell>
          <table:table-cell table:formula="of:=([.C107]*[.$B$297])-([.C107]*[.$B$296])+[.$B$296]" office:value-type="float" office:value="70.807008" calcext:value-type="float">
            <text:p>70,807008</text:p>
          </table:table-cell>
          <table:table-cell table:formula="of:=([.D107]-[.E107])^2" office:value-type="float" office:value="3.26527791206399" calcext:value-type="float">
            <text:p>3,265277912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75" calcext:value-type="float">
            <text:p>0,75</text:p>
          </table:table-cell>
          <table:table-cell office:value-type="float" office:value="0.457222" calcext:value-type="float">
            <text:p>0,457222</text:p>
          </table:table-cell>
          <table:table-cell table:formula="of:=([.B108]*[.$B$297])-([.B108]*[.$B$296])+[.$B$296]" office:value-type="float" office:value="81" calcext:value-type="float">
            <text:p>81</text:p>
          </table:table-cell>
          <table:table-cell table:formula="of:=([.C108]*[.$B$297])-([.C108]*[.$B$296])+[.$B$296]" office:value-type="float" office:value="66.946656" calcext:value-type="float">
            <text:p>66,946656</text:p>
          </table:table-cell>
          <table:table-cell table:formula="of:=([.D108]-[.E108])^2" office:value-type="float" office:value="197.496477582336" calcext:value-type="float">
            <text:p>197,496477582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71493" calcext:value-type="float">
            <text:p>0,671493</text:p>
          </table:table-cell>
          <table:table-cell table:formula="of:=([.B109]*[.$B$297])-([.B109]*[.$B$296])+[.$B$296]" office:value-type="float" office:value="77.000016" calcext:value-type="float">
            <text:p>77,000016</text:p>
          </table:table-cell>
          <table:table-cell table:formula="of:=([.C109]*[.$B$297])-([.C109]*[.$B$296])+[.$B$296]" office:value-type="float" office:value="77.231664" calcext:value-type="float">
            <text:p>77,231664</text:p>
          </table:table-cell>
          <table:table-cell table:formula="of:=([.D109]-[.E109])^2" office:value-type="float" office:value="0.0536607959039966" calcext:value-type="float">
            <text:p>0,053660795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75" calcext:value-type="float">
            <text:p>0,75</text:p>
          </table:table-cell>
          <table:table-cell office:value-type="float" office:value="0.638504" calcext:value-type="float">
            <text:p>0,638504</text:p>
          </table:table-cell>
          <table:table-cell table:formula="of:=([.B110]*[.$B$297])-([.B110]*[.$B$296])+[.$B$296]" office:value-type="float" office:value="81" calcext:value-type="float">
            <text:p>81</text:p>
          </table:table-cell>
          <table:table-cell table:formula="of:=([.C110]*[.$B$297])-([.C110]*[.$B$296])+[.$B$296]" office:value-type="float" office:value="75.648192" calcext:value-type="float">
            <text:p>75,648192</text:p>
          </table:table-cell>
          <table:table-cell table:formula="of:=([.D110]-[.E110])^2" office:value-type="float" office:value="28.6418488688641" calcext:value-type="float">
            <text:p>28,641848868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791667" calcext:value-type="float">
            <text:p>0,791667</text:p>
          </table:table-cell>
          <table:table-cell office:value-type="float" office:value="0.655387" calcext:value-type="float">
            <text:p>0,655387</text:p>
          </table:table-cell>
          <table:table-cell table:formula="of:=([.B111]*[.$B$297])-([.B111]*[.$B$296])+[.$B$296]" office:value-type="float" office:value="83.000016" calcext:value-type="float">
            <text:p>83,000016</text:p>
          </table:table-cell>
          <table:table-cell table:formula="of:=([.C111]*[.$B$297])-([.C111]*[.$B$296])+[.$B$296]" office:value-type="float" office:value="76.458576" calcext:value-type="float">
            <text:p>76,458576</text:p>
          </table:table-cell>
          <table:table-cell table:formula="of:=([.D111]-[.E111])^2" office:value-type="float" office:value="42.7904372736003" calcext:value-type="float">
            <text:p>42,790437273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8125" calcext:value-type="float">
            <text:p>0,8125</text:p>
          </table:table-cell>
          <table:table-cell office:value-type="float" office:value="0.740355" calcext:value-type="float">
            <text:p>0,740355</text:p>
          </table:table-cell>
          <table:table-cell table:formula="of:=([.B112]*[.$B$297])-([.B112]*[.$B$296])+[.$B$296]" office:value-type="float" office:value="84" calcext:value-type="float">
            <text:p>84</text:p>
          </table:table-cell>
          <table:table-cell table:formula="of:=([.C112]*[.$B$297])-([.C112]*[.$B$296])+[.$B$296]" office:value-type="float" office:value="80.53704" calcext:value-type="float">
            <text:p>80,53704</text:p>
          </table:table-cell>
          <table:table-cell table:formula="of:=([.D112]-[.E112])^2" office:value-type="float" office:value="11.9920919616001" calcext:value-type="float">
            <text:p>11,992091961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83333" calcext:value-type="float">
            <text:p>0,583333</text:p>
          </table:table-cell>
          <table:table-cell office:value-type="float" office:value="0.70817" calcext:value-type="float">
            <text:p>0,70817</text:p>
          </table:table-cell>
          <table:table-cell table:formula="of:=([.B113]*[.$B$297])-([.B113]*[.$B$296])+[.$B$296]" office:value-type="float" office:value="72.999984" calcext:value-type="float">
            <text:p>72,999984</text:p>
          </table:table-cell>
          <table:table-cell table:formula="of:=([.C113]*[.$B$297])-([.C113]*[.$B$296])+[.$B$296]" office:value-type="float" office:value="78.99216" calcext:value-type="float">
            <text:p>78,99216</text:p>
          </table:table-cell>
          <table:table-cell table:formula="of:=([.D113]-[.E113])^2" office:value-type="float" office:value="35.9061732149762" calcext:value-type="float">
            <text:p>35,9061732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625" calcext:value-type="float">
            <text:p>0,625</text:p>
          </table:table-cell>
          <table:table-cell office:value-type="float" office:value="0.632243" calcext:value-type="float">
            <text:p>0,632243</text:p>
          </table:table-cell>
          <table:table-cell table:formula="of:=([.B114]*[.$B$297])-([.B114]*[.$B$296])+[.$B$296]" office:value-type="float" office:value="75" calcext:value-type="float">
            <text:p>75</text:p>
          </table:table-cell>
          <table:table-cell table:formula="of:=([.C114]*[.$B$297])-([.C114]*[.$B$296])+[.$B$296]" office:value-type="float" office:value="75.347664" calcext:value-type="float">
            <text:p>75,347664</text:p>
          </table:table-cell>
          <table:table-cell table:formula="of:=([.D114]-[.E114])^2" office:value-type="float" office:value="0.120870256896006" calcext:value-type="float">
            <text:p>0,120870256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51986" calcext:value-type="float">
            <text:p>0,51986</text:p>
          </table:table-cell>
          <table:table-cell table:formula="of:=([.B115]*[.$B$297])-([.B115]*[.$B$296])+[.$B$296]" office:value-type="float" office:value="78" calcext:value-type="float">
            <text:p>78</text:p>
          </table:table-cell>
          <table:table-cell table:formula="of:=([.C115]*[.$B$297])-([.C115]*[.$B$296])+[.$B$296]" office:value-type="float" office:value="69.95328" calcext:value-type="float">
            <text:p>69,95328</text:p>
          </table:table-cell>
          <table:table-cell table:formula="of:=([.D115]-[.E115])^2" office:value-type="float" office:value="64.7497027583999" calcext:value-type="float">
            <text:p>64,749702758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213" calcext:value-type="float">
            <text:p>0,6213</text:p>
          </table:table-cell>
          <table:table-cell table:formula="of:=([.B116]*[.$B$297])-([.B116]*[.$B$296])+[.$B$296]" office:value-type="float" office:value="78" calcext:value-type="float">
            <text:p>78</text:p>
          </table:table-cell>
          <table:table-cell table:formula="of:=([.C116]*[.$B$297])-([.C116]*[.$B$296])+[.$B$296]" office:value-type="float" office:value="74.8224" calcext:value-type="float">
            <text:p>74,8224</text:p>
          </table:table-cell>
          <table:table-cell table:formula="of:=([.D116]-[.E116])^2" office:value-type="float" office:value="10.09714176" calcext:value-type="float">
            <text:p>10,0971417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617002" calcext:value-type="float">
            <text:p>0,617002</text:p>
          </table:table-cell>
          <table:table-cell table:formula="of:=([.B117]*[.$B$297])-([.B117]*[.$B$296])+[.$B$296]" office:value-type="float" office:value="74.000016" calcext:value-type="float">
            <text:p>74,000016</text:p>
          </table:table-cell>
          <table:table-cell table:formula="of:=([.C117]*[.$B$297])-([.C117]*[.$B$296])+[.$B$296]" office:value-type="float" office:value="74.616096" calcext:value-type="float">
            <text:p>74,616096</text:p>
          </table:table-cell>
          <table:table-cell table:formula="of:=([.D117]-[.E117])^2" office:value-type="float" office:value="0.379554566399996" calcext:value-type="float">
            <text:p>0,379554566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01422" calcext:value-type="float">
            <text:p>0,601422</text:p>
          </table:table-cell>
          <table:table-cell table:formula="of:=([.B118]*[.$B$297])-([.B118]*[.$B$296])+[.$B$296]" office:value-type="float" office:value="78" calcext:value-type="float">
            <text:p>78</text:p>
          </table:table-cell>
          <table:table-cell table:formula="of:=([.C118]*[.$B$297])-([.C118]*[.$B$296])+[.$B$296]" office:value-type="float" office:value="73.868256" calcext:value-type="float">
            <text:p>73,868256</text:p>
          </table:table-cell>
          <table:table-cell table:formula="of:=([.D118]-[.E118])^2" office:value-type="float" office:value="17.071308481536" calcext:value-type="float">
            <text:p>17,071308481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24997" calcext:value-type="float">
            <text:p>0,624997</text:p>
          </table:table-cell>
          <table:table-cell table:formula="of:=([.B119]*[.$B$297])-([.B119]*[.$B$296])+[.$B$296]" office:value-type="float" office:value="78" calcext:value-type="float">
            <text:p>78</text:p>
          </table:table-cell>
          <table:table-cell table:formula="of:=([.C119]*[.$B$297])-([.C119]*[.$B$296])+[.$B$296]" office:value-type="float" office:value="74.999856" calcext:value-type="float">
            <text:p>74,999856</text:p>
          </table:table-cell>
          <table:table-cell table:formula="of:=([.D119]-[.E119])^2" office:value-type="float" office:value="9.00086402073604" calcext:value-type="float">
            <text:p>9,000864020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708333" calcext:value-type="float">
            <text:p>0,708333</text:p>
          </table:table-cell>
          <table:table-cell office:value-type="float" office:value="0.636773" calcext:value-type="float">
            <text:p>0,636773</text:p>
          </table:table-cell>
          <table:table-cell table:formula="of:=([.B120]*[.$B$297])-([.B120]*[.$B$296])+[.$B$296]" office:value-type="float" office:value="78.999984" calcext:value-type="float">
            <text:p>78,999984</text:p>
          </table:table-cell>
          <table:table-cell table:formula="of:=([.C120]*[.$B$297])-([.C120]*[.$B$296])+[.$B$296]" office:value-type="float" office:value="75.565104" calcext:value-type="float">
            <text:p>75,565104</text:p>
          </table:table-cell>
          <table:table-cell table:formula="of:=([.D120]-[.E120])^2" office:value-type="float" office:value="11.7984006144" calcext:value-type="float">
            <text:p>11,798400614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708333" calcext:value-type="float">
            <text:p>0,708333</text:p>
          </table:table-cell>
          <table:table-cell office:value-type="float" office:value="0.640293" calcext:value-type="float">
            <text:p>0,640293</text:p>
          </table:table-cell>
          <table:table-cell table:formula="of:=([.B121]*[.$B$297])-([.B121]*[.$B$296])+[.$B$296]" office:value-type="float" office:value="78.999984" calcext:value-type="float">
            <text:p>78,999984</text:p>
          </table:table-cell>
          <table:table-cell table:formula="of:=([.C121]*[.$B$297])-([.C121]*[.$B$296])+[.$B$296]" office:value-type="float" office:value="75.734064" calcext:value-type="float">
            <text:p>75,734064</text:p>
          </table:table-cell>
          <table:table-cell table:formula="of:=([.D121]-[.E121])^2" office:value-type="float" office:value="10.6662334464" calcext:value-type="float">
            <text:p>10,666233446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729167" calcext:value-type="float">
            <text:p>0,729167</text:p>
          </table:table-cell>
          <table:table-cell office:value-type="float" office:value="0.671109" calcext:value-type="float">
            <text:p>0,671109</text:p>
          </table:table-cell>
          <table:table-cell table:formula="of:=([.B122]*[.$B$297])-([.B122]*[.$B$296])+[.$B$296]" office:value-type="float" office:value="80.000016" calcext:value-type="float">
            <text:p>80,000016</text:p>
          </table:table-cell>
          <table:table-cell table:formula="of:=([.C122]*[.$B$297])-([.C122]*[.$B$296])+[.$B$296]" office:value-type="float" office:value="77.213232" calcext:value-type="float">
            <text:p>77,213232</text:p>
          </table:table-cell>
          <table:table-cell table:formula="of:=([.D122]-[.E122])^2" office:value-type="float" office:value="7.76616506265606" calcext:value-type="float">
            <text:p>7,766165062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729167" calcext:value-type="float">
            <text:p>0,729167</text:p>
          </table:table-cell>
          <table:table-cell office:value-type="float" office:value="0.663931" calcext:value-type="float">
            <text:p>0,663931</text:p>
          </table:table-cell>
          <table:table-cell table:formula="of:=([.B123]*[.$B$297])-([.B123]*[.$B$296])+[.$B$296]" office:value-type="float" office:value="80.000016" calcext:value-type="float">
            <text:p>80,000016</text:p>
          </table:table-cell>
          <table:table-cell table:formula="of:=([.C123]*[.$B$297])-([.C123]*[.$B$296])+[.$B$296]" office:value-type="float" office:value="76.868688" calcext:value-type="float">
            <text:p>76,868688</text:p>
          </table:table-cell>
          <table:table-cell table:formula="of:=([.D123]-[.E123])^2" office:value-type="float" office:value="9.80521504358416" calcext:value-type="float">
            <text:p>9,805215043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791667" calcext:value-type="float">
            <text:p>0,791667</text:p>
          </table:table-cell>
          <table:table-cell office:value-type="float" office:value="0.673993" calcext:value-type="float">
            <text:p>0,673993</text:p>
          </table:table-cell>
          <table:table-cell table:formula="of:=([.B124]*[.$B$297])-([.B124]*[.$B$296])+[.$B$296]" office:value-type="float" office:value="83.000016" calcext:value-type="float">
            <text:p>83,000016</text:p>
          </table:table-cell>
          <table:table-cell table:formula="of:=([.C124]*[.$B$297])-([.C124]*[.$B$296])+[.$B$296]" office:value-type="float" office:value="77.351664" calcext:value-type="float">
            <text:p>77,351664</text:p>
          </table:table-cell>
          <table:table-cell table:formula="of:=([.D124]-[.E124])^2" office:value-type="float" office:value="31.9038803159042" calcext:value-type="float">
            <text:p>31,903880315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04694" calcext:value-type="float">
            <text:p>0,704694</text:p>
          </table:table-cell>
          <table:table-cell table:formula="of:=([.B125]*[.$B$297])-([.B125]*[.$B$296])+[.$B$296]" office:value-type="float" office:value="77.000016" calcext:value-type="float">
            <text:p>77,000016</text:p>
          </table:table-cell>
          <table:table-cell table:formula="of:=([.C125]*[.$B$297])-([.C125]*[.$B$296])+[.$B$296]" office:value-type="float" office:value="78.825312" calcext:value-type="float">
            <text:p>78,825312</text:p>
          </table:table-cell>
          <table:table-cell table:formula="of:=([.D125]-[.E125])^2" office:value-type="float" office:value="3.33170548761598" calcext:value-type="float">
            <text:p>3,331705487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20833" calcext:value-type="float">
            <text:p>0,520833</text:p>
          </table:table-cell>
          <table:table-cell office:value-type="float" office:value="0.660114" calcext:value-type="float">
            <text:p>0,660114</text:p>
          </table:table-cell>
          <table:table-cell table:formula="of:=([.B126]*[.$B$297])-([.B126]*[.$B$296])+[.$B$296]" office:value-type="float" office:value="69.999984" calcext:value-type="float">
            <text:p>69,999984</text:p>
          </table:table-cell>
          <table:table-cell table:formula="of:=([.C126]*[.$B$297])-([.C126]*[.$B$296])+[.$B$296]" office:value-type="float" office:value="76.685472" calcext:value-type="float">
            <text:p>76,685472</text:p>
          </table:table-cell>
          <table:table-cell table:formula="of:=([.D126]-[.E126])^2" office:value-type="float" office:value="44.6957497981441" calcext:value-type="float">
            <text:p>44,695749798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5" calcext:value-type="float">
            <text:p>0,5</text:p>
          </table:table-cell>
          <table:table-cell office:value-type="float" office:value="0.501433" calcext:value-type="float">
            <text:p>0,501433</text:p>
          </table:table-cell>
          <table:table-cell table:formula="of:=([.B127]*[.$B$297])-([.B127]*[.$B$296])+[.$B$296]" office:value-type="float" office:value="69" calcext:value-type="float">
            <text:p>69</text:p>
          </table:table-cell>
          <table:table-cell table:formula="of:=([.C127]*[.$B$297])-([.C127]*[.$B$296])+[.$B$296]" office:value-type="float" office:value="69.068784" calcext:value-type="float">
            <text:p>69,068784</text:p>
          </table:table-cell>
          <table:table-cell table:formula="of:=([.D127]-[.E127])^2" office:value-type="float" office:value="0.00473123865599914" calcext:value-type="float">
            <text:p>0,004731238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75" calcext:value-type="float">
            <text:p>0,375</text:p>
          </table:table-cell>
          <table:table-cell office:value-type="float" office:value="0.442022" calcext:value-type="float">
            <text:p>0,442022</text:p>
          </table:table-cell>
          <table:table-cell table:formula="of:=([.B128]*[.$B$297])-([.B128]*[.$B$296])+[.$B$296]" office:value-type="float" office:value="63" calcext:value-type="float">
            <text:p>63</text:p>
          </table:table-cell>
          <table:table-cell table:formula="of:=([.C128]*[.$B$297])-([.C128]*[.$B$296])+[.$B$296]" office:value-type="float" office:value="66.217056" calcext:value-type="float">
            <text:p>66,217056</text:p>
          </table:table-cell>
          <table:table-cell table:formula="of:=([.D128]-[.E128])^2" office:value-type="float" office:value="10.349449307136" calcext:value-type="float">
            <text:p>10,34944930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75" calcext:value-type="float">
            <text:p>0,375</text:p>
          </table:table-cell>
          <table:table-cell office:value-type="float" office:value="0.366823" calcext:value-type="float">
            <text:p>0,366823</text:p>
          </table:table-cell>
          <table:table-cell table:formula="of:=([.B129]*[.$B$297])-([.B129]*[.$B$296])+[.$B$296]" office:value-type="float" office:value="63" calcext:value-type="float">
            <text:p>63</text:p>
          </table:table-cell>
          <table:table-cell table:formula="of:=([.C129]*[.$B$297])-([.C129]*[.$B$296])+[.$B$296]" office:value-type="float" office:value="62.607504" calcext:value-type="float">
            <text:p>62,607504</text:p>
          </table:table-cell>
          <table:table-cell table:formula="of:=([.D129]-[.E129])^2" office:value-type="float" office:value="0.154053110016001" calcext:value-type="float">
            <text:p>0,1540531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95833" calcext:value-type="float">
            <text:p>0,395833</text:p>
          </table:table-cell>
          <table:table-cell office:value-type="float" office:value="0.377027" calcext:value-type="float">
            <text:p>0,377027</text:p>
          </table:table-cell>
          <table:table-cell table:formula="of:=([.B130]*[.$B$297])-([.B130]*[.$B$296])+[.$B$296]" office:value-type="float" office:value="63.999984" calcext:value-type="float">
            <text:p>63,999984</text:p>
          </table:table-cell>
          <table:table-cell table:formula="of:=([.C130]*[.$B$297])-([.C130]*[.$B$296])+[.$B$296]" office:value-type="float" office:value="63.097296" calcext:value-type="float">
            <text:p>63,097296</text:p>
          </table:table-cell>
          <table:table-cell table:formula="of:=([.D130]-[.E130])^2" office:value-type="float" office:value="0.814845625343996" calcext:value-type="float">
            <text:p>0,814845625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406681" calcext:value-type="float">
            <text:p>0,406681</text:p>
          </table:table-cell>
          <table:table-cell table:formula="of:=([.B131]*[.$B$297])-([.B131]*[.$B$296])+[.$B$296]" office:value-type="float" office:value="60" calcext:value-type="float">
            <text:p>60</text:p>
          </table:table-cell>
          <table:table-cell table:formula="of:=([.C131]*[.$B$297])-([.C131]*[.$B$296])+[.$B$296]" office:value-type="float" office:value="64.520688" calcext:value-type="float">
            <text:p>64,520688</text:p>
          </table:table-cell>
          <table:table-cell table:formula="of:=([.D131]-[.E131])^2" office:value-type="float" office:value="20.4366199933439" calcext:value-type="float">
            <text:p>20,43661999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390739" calcext:value-type="float">
            <text:p>0,390739</text:p>
          </table:table-cell>
          <table:table-cell table:formula="of:=([.B132]*[.$B$297])-([.B132]*[.$B$296])+[.$B$296]" office:value-type="float" office:value="60" calcext:value-type="float">
            <text:p>60</text:p>
          </table:table-cell>
          <table:table-cell table:formula="of:=([.C132]*[.$B$297])-([.C132]*[.$B$296])+[.$B$296]" office:value-type="float" office:value="63.755472" calcext:value-type="float">
            <text:p>63,755472</text:p>
          </table:table-cell>
          <table:table-cell table:formula="of:=([.D132]-[.E132])^2" office:value-type="float" office:value="14.103569942784" calcext:value-type="float">
            <text:p>14,103569942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398003" calcext:value-type="float">
            <text:p>0,398003</text:p>
          </table:table-cell>
          <table:table-cell table:formula="of:=([.B133]*[.$B$297])-([.B133]*[.$B$296])+[.$B$296]" office:value-type="float" office:value="60" calcext:value-type="float">
            <text:p>60</text:p>
          </table:table-cell>
          <table:table-cell table:formula="of:=([.C133]*[.$B$297])-([.C133]*[.$B$296])+[.$B$296]" office:value-type="float" office:value="64.104144" calcext:value-type="float">
            <text:p>64,104144</text:p>
          </table:table-cell>
          <table:table-cell table:formula="of:=([.D133]-[.E133])^2" office:value-type="float" office:value="16.843997972736" calcext:value-type="float">
            <text:p>16,843997972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381715" calcext:value-type="float">
            <text:p>0,381715</text:p>
          </table:table-cell>
          <table:table-cell table:formula="of:=([.B134]*[.$B$297])-([.B134]*[.$B$296])+[.$B$296]" office:value-type="float" office:value="60" calcext:value-type="float">
            <text:p>60</text:p>
          </table:table-cell>
          <table:table-cell table:formula="of:=([.C134]*[.$B$297])-([.C134]*[.$B$296])+[.$B$296]" office:value-type="float" office:value="63.32232" calcext:value-type="float">
            <text:p>63,32232</text:p>
          </table:table-cell>
          <table:table-cell table:formula="of:=([.D134]-[.E134])^2" office:value-type="float" office:value="11.0378101824" calcext:value-type="float">
            <text:p>11,037810182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479167" calcext:value-type="float">
            <text:p>0,479167</text:p>
          </table:table-cell>
          <table:table-cell office:value-type="float" office:value="0.418976" calcext:value-type="float">
            <text:p>0,418976</text:p>
          </table:table-cell>
          <table:table-cell table:formula="of:=([.B135]*[.$B$297])-([.B135]*[.$B$296])+[.$B$296]" office:value-type="float" office:value="68.000016" calcext:value-type="float">
            <text:p>68,000016</text:p>
          </table:table-cell>
          <table:table-cell table:formula="of:=([.C135]*[.$B$297])-([.C135]*[.$B$296])+[.$B$296]" office:value-type="float" office:value="65.110848" calcext:value-type="float">
            <text:p>65,110848</text:p>
          </table:table-cell>
          <table:table-cell table:formula="of:=([.D135]-[.E135])^2" office:value-type="float" office:value="8.34729173222391" calcext:value-type="float">
            <text:p>8,347291732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563813" calcext:value-type="float">
            <text:p>0,563813</text:p>
          </table:table-cell>
          <table:table-cell table:formula="of:=([.B136]*[.$B$297])-([.B136]*[.$B$296])+[.$B$296]" office:value-type="float" office:value="72" calcext:value-type="float">
            <text:p>72</text:p>
          </table:table-cell>
          <table:table-cell table:formula="of:=([.C136]*[.$B$297])-([.C136]*[.$B$296])+[.$B$296]" office:value-type="float" office:value="72.063024" calcext:value-type="float">
            <text:p>72,063024</text:p>
          </table:table-cell>
          <table:table-cell table:formula="of:=([.D136]-[.E136])^2" office:value-type="float" office:value="0.00397202457599983" calcext:value-type="float">
            <text:p>0,003972024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479167" calcext:value-type="float">
            <text:p>0,479167</text:p>
          </table:table-cell>
          <table:table-cell office:value-type="float" office:value="0.584522" calcext:value-type="float">
            <text:p>0,584522</text:p>
          </table:table-cell>
          <table:table-cell table:formula="of:=([.B137]*[.$B$297])-([.B137]*[.$B$296])+[.$B$296]" office:value-type="float" office:value="68.000016" calcext:value-type="float">
            <text:p>68,000016</text:p>
          </table:table-cell>
          <table:table-cell table:formula="of:=([.C137]*[.$B$297])-([.C137]*[.$B$296])+[.$B$296]" office:value-type="float" office:value="73.057056" calcext:value-type="float">
            <text:p>73,057056</text:p>
          </table:table-cell>
          <table:table-cell table:formula="of:=([.D137]-[.E137])^2" office:value-type="float" office:value="25.5736535616002" calcext:value-type="float">
            <text:p>25,573653561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560178" calcext:value-type="float">
            <text:p>0,560178</text:p>
          </table:table-cell>
          <table:table-cell table:formula="of:=([.B138]*[.$B$297])-([.B138]*[.$B$296])+[.$B$296]" office:value-type="float" office:value="77.000016" calcext:value-type="float">
            <text:p>77,000016</text:p>
          </table:table-cell>
          <table:table-cell table:formula="of:=([.C138]*[.$B$297])-([.C138]*[.$B$296])+[.$B$296]" office:value-type="float" office:value="71.888544" calcext:value-type="float">
            <text:p>71,888544</text:p>
          </table:table-cell>
          <table:table-cell table:formula="of:=([.D138]-[.E138])^2" office:value-type="float" office:value="26.1271460067841" calcext:value-type="float">
            <text:p>26,127146006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655303" calcext:value-type="float">
            <text:p>0,655303</text:p>
          </table:table-cell>
          <table:table-cell table:formula="of:=([.B139]*[.$B$297])-([.B139]*[.$B$296])+[.$B$296]" office:value-type="float" office:value="75.999984" calcext:value-type="float">
            <text:p>75,999984</text:p>
          </table:table-cell>
          <table:table-cell table:formula="of:=([.C139]*[.$B$297])-([.C139]*[.$B$296])+[.$B$296]" office:value-type="float" office:value="76.454544" calcext:value-type="float">
            <text:p>76,454544</text:p>
          </table:table-cell>
          <table:table-cell table:formula="of:=([.D139]-[.E139])^2" office:value-type="float" office:value="0.206624793600001" calcext:value-type="float">
            <text:p>0,20662479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20833" calcext:value-type="float">
            <text:p>0,520833</text:p>
          </table:table-cell>
          <table:table-cell office:value-type="float" office:value="0.625651" calcext:value-type="float">
            <text:p>0,625651</text:p>
          </table:table-cell>
          <table:table-cell table:formula="of:=([.B140]*[.$B$297])-([.B140]*[.$B$296])+[.$B$296]" office:value-type="float" office:value="69.999984" calcext:value-type="float">
            <text:p>69,999984</text:p>
          </table:table-cell>
          <table:table-cell table:formula="of:=([.C140]*[.$B$297])-([.C140]*[.$B$296])+[.$B$296]" office:value-type="float" office:value="75.031248" calcext:value-type="float">
            <text:p>75,031248</text:p>
          </table:table-cell>
          <table:table-cell table:formula="of:=([.D140]-[.E140])^2" office:value-type="float" office:value="25.3136174376961" calcext:value-type="float">
            <text:p>25,313617437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562585" calcext:value-type="float">
            <text:p>0,562585</text:p>
          </table:table-cell>
          <table:table-cell table:formula="of:=([.B141]*[.$B$297])-([.B141]*[.$B$296])+[.$B$296]" office:value-type="float" office:value="78" calcext:value-type="float">
            <text:p>78</text:p>
          </table:table-cell>
          <table:table-cell table:formula="of:=([.C141]*[.$B$297])-([.C141]*[.$B$296])+[.$B$296]" office:value-type="float" office:value="72.00408" calcext:value-type="float">
            <text:p>72,00408</text:p>
          </table:table-cell>
          <table:table-cell table:formula="of:=([.D141]-[.E141])^2" office:value-type="float" office:value="35.9510566464" calcext:value-type="float">
            <text:p>35,951056646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654008" calcext:value-type="float">
            <text:p>0,654008</text:p>
          </table:table-cell>
          <table:table-cell table:formula="of:=([.B142]*[.$B$297])-([.B142]*[.$B$296])+[.$B$296]" office:value-type="float" office:value="75.999984" calcext:value-type="float">
            <text:p>75,999984</text:p>
          </table:table-cell>
          <table:table-cell table:formula="of:=([.C142]*[.$B$297])-([.C142]*[.$B$296])+[.$B$296]" office:value-type="float" office:value="76.392384" calcext:value-type="float">
            <text:p>76,392384</text:p>
          </table:table-cell>
          <table:table-cell table:formula="of:=([.D142]-[.E142])^2" office:value-type="float" office:value="0.153977759999996" calcext:value-type="float">
            <text:p>0,1539777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1066" calcext:value-type="float">
            <text:p>0,61066</text:p>
          </table:table-cell>
          <table:table-cell table:formula="of:=([.B143]*[.$B$297])-([.B143]*[.$B$296])+[.$B$296]" office:value-type="float" office:value="77.000016" calcext:value-type="float">
            <text:p>77,000016</text:p>
          </table:table-cell>
          <table:table-cell table:formula="of:=([.C143]*[.$B$297])-([.C143]*[.$B$296])+[.$B$296]" office:value-type="float" office:value="74.31168" calcext:value-type="float">
            <text:p>74,31168</text:p>
          </table:table-cell>
          <table:table-cell table:formula="of:=([.D143]-[.E143])^2" office:value-type="float" office:value="7.22715044889596" calcext:value-type="float">
            <text:p>7,227150448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270833" calcext:value-type="float">
            <text:p>0,270833</text:p>
          </table:table-cell>
          <table:table-cell office:value-type="float" office:value="0.614885" calcext:value-type="float">
            <text:p>0,614885</text:p>
          </table:table-cell>
          <table:table-cell table:formula="of:=([.B144]*[.$B$297])-([.B144]*[.$B$296])+[.$B$296]" office:value-type="float" office:value="57.999984" calcext:value-type="float">
            <text:p>57,999984</text:p>
          </table:table-cell>
          <table:table-cell table:formula="of:=([.C144]*[.$B$297])-([.C144]*[.$B$296])+[.$B$296]" office:value-type="float" office:value="74.51448" calcext:value-type="float">
            <text:p>74,51448</text:p>
          </table:table-cell>
          <table:table-cell table:formula="of:=([.D144]-[.E144])^2" office:value-type="float" office:value="272.728578134016" calcext:value-type="float">
            <text:p>272,72857813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708333" calcext:value-type="float">
            <text:p>0,708333</text:p>
          </table:table-cell>
          <table:table-cell office:value-type="float" office:value="0.439836" calcext:value-type="float">
            <text:p>0,439836</text:p>
          </table:table-cell>
          <table:table-cell table:formula="of:=([.B145]*[.$B$297])-([.B145]*[.$B$296])+[.$B$296]" office:value-type="float" office:value="78.999984" calcext:value-type="float">
            <text:p>78,999984</text:p>
          </table:table-cell>
          <table:table-cell table:formula="of:=([.C145]*[.$B$297])-([.C145]*[.$B$296])+[.$B$296]" office:value-type="float" office:value="66.112128" calcext:value-type="float">
            <text:p>66,112128</text:p>
          </table:table-cell>
          <table:table-cell table:formula="of:=([.D145]-[.E145])^2" office:value-type="float" office:value="166.096832276736" calcext:value-type="float">
            <text:p>166,096832276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739507" calcext:value-type="float">
            <text:p>0,739507</text:p>
          </table:table-cell>
          <table:table-cell table:formula="of:=([.B146]*[.$B$297])-([.B146]*[.$B$296])+[.$B$296]" office:value-type="float" office:value="78" calcext:value-type="float">
            <text:p>78</text:p>
          </table:table-cell>
          <table:table-cell table:formula="of:=([.C146]*[.$B$297])-([.C146]*[.$B$296])+[.$B$296]" office:value-type="float" office:value="80.496336" calcext:value-type="float">
            <text:p>80,496336</text:p>
          </table:table-cell>
          <table:table-cell table:formula="of:=([.D146]-[.E146])^2" office:value-type="float" office:value="6.23169342489593" calcext:value-type="float">
            <text:p>6,231693424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729167" calcext:value-type="float">
            <text:p>0,729167</text:p>
          </table:table-cell>
          <table:table-cell office:value-type="float" office:value="0.6381" calcext:value-type="float">
            <text:p>0,6381</text:p>
          </table:table-cell>
          <table:table-cell table:formula="of:=([.B147]*[.$B$297])-([.B147]*[.$B$296])+[.$B$296]" office:value-type="float" office:value="80.000016" calcext:value-type="float">
            <text:p>80,000016</text:p>
          </table:table-cell>
          <table:table-cell table:formula="of:=([.C147]*[.$B$297])-([.C147]*[.$B$296])+[.$B$296]" office:value-type="float" office:value="75.6288" calcext:value-type="float">
            <text:p>75,6288</text:p>
          </table:table-cell>
          <table:table-cell table:formula="of:=([.D147]-[.E147])^2" office:value-type="float" office:value="19.1075293186562" calcext:value-type="float">
            <text:p>19,107529318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75" calcext:value-type="float">
            <text:p>0,75</text:p>
          </table:table-cell>
          <table:table-cell office:value-type="float" office:value="0.662129" calcext:value-type="float">
            <text:p>0,662129</text:p>
          </table:table-cell>
          <table:table-cell table:formula="of:=([.B148]*[.$B$297])-([.B148]*[.$B$296])+[.$B$296]" office:value-type="float" office:value="81" calcext:value-type="float">
            <text:p>81</text:p>
          </table:table-cell>
          <table:table-cell table:formula="of:=([.C148]*[.$B$297])-([.C148]*[.$B$296])+[.$B$296]" office:value-type="float" office:value="76.782192" calcext:value-type="float">
            <text:p>76,782192</text:p>
          </table:table-cell>
          <table:table-cell table:formula="of:=([.D148]-[.E148])^2" office:value-type="float" office:value="17.789904324864" calcext:value-type="float">
            <text:p>17,789904324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54167" calcext:value-type="float">
            <text:p>0,354167</text:p>
          </table:table-cell>
          <table:table-cell office:value-type="float" office:value="0.740683" calcext:value-type="float">
            <text:p>0,740683</text:p>
          </table:table-cell>
          <table:table-cell table:formula="of:=([.B149]*[.$B$297])-([.B149]*[.$B$296])+[.$B$296]" office:value-type="float" office:value="62.000016" calcext:value-type="float">
            <text:p>62,000016</text:p>
          </table:table-cell>
          <table:table-cell table:formula="of:=([.C149]*[.$B$297])-([.C149]*[.$B$296])+[.$B$296]" office:value-type="float" office:value="80.552784" calcext:value-type="float">
            <text:p>80,552784</text:p>
          </table:table-cell>
          <table:table-cell table:formula="of:=([.D149]-[.E149])^2" office:value-type="float" office:value="344.205200461824" calcext:value-type="float">
            <text:p>344,20520046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770833" calcext:value-type="float">
            <text:p>0,770833</text:p>
          </table:table-cell>
          <table:table-cell office:value-type="float" office:value="0.506803" calcext:value-type="float">
            <text:p>0,506803</text:p>
          </table:table-cell>
          <table:table-cell table:formula="of:=([.B150]*[.$B$297])-([.B150]*[.$B$296])+[.$B$296]" office:value-type="float" office:value="81.999984" calcext:value-type="float">
            <text:p>81,999984</text:p>
          </table:table-cell>
          <table:table-cell table:formula="of:=([.C150]*[.$B$297])-([.C150]*[.$B$296])+[.$B$296]" office:value-type="float" office:value="69.326544" calcext:value-type="float">
            <text:p>69,326544</text:p>
          </table:table-cell>
          <table:table-cell table:formula="of:=([.D150]-[.E150])^2" office:value-type="float" office:value="160.6160814336" calcext:value-type="float">
            <text:p>160,61608143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91667" calcext:value-type="float">
            <text:p>0,291667</text:p>
          </table:table-cell>
          <table:table-cell office:value-type="float" office:value="0.775502" calcext:value-type="float">
            <text:p>0,775502</text:p>
          </table:table-cell>
          <table:table-cell table:formula="of:=([.B151]*[.$B$297])-([.B151]*[.$B$296])+[.$B$296]" office:value-type="float" office:value="59.000016" calcext:value-type="float">
            <text:p>59,000016</text:p>
          </table:table-cell>
          <table:table-cell table:formula="of:=([.C151]*[.$B$297])-([.C151]*[.$B$296])+[.$B$296]" office:value-type="float" office:value="82.224096" calcext:value-type="float">
            <text:p>82,224096</text:p>
          </table:table-cell>
          <table:table-cell table:formula="of:=([.D151]-[.E151])^2" office:value-type="float" office:value="539.3578918464" calcext:value-type="float">
            <text:p>539,357891846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91667" calcext:value-type="float">
            <text:p>0,791667</text:p>
          </table:table-cell>
          <table:table-cell office:value-type="float" office:value="0.445344" calcext:value-type="float">
            <text:p>0,445344</text:p>
          </table:table-cell>
          <table:table-cell table:formula="of:=([.B152]*[.$B$297])-([.B152]*[.$B$296])+[.$B$296]" office:value-type="float" office:value="83.000016" calcext:value-type="float">
            <text:p>83,000016</text:p>
          </table:table-cell>
          <table:table-cell table:formula="of:=([.C152]*[.$B$297])-([.C152]*[.$B$296])+[.$B$296]" office:value-type="float" office:value="66.376512" calcext:value-type="float">
            <text:p>66,376512</text:p>
          </table:table-cell>
          <table:table-cell table:formula="of:=([.D152]-[.E152])^2" office:value-type="float" office:value="276.340885238017" calcext:value-type="float">
            <text:p>276,34088523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16894" calcext:value-type="float">
            <text:p>0,816894</text:p>
          </table:table-cell>
          <table:table-cell table:formula="of:=([.B153]*[.$B$297])-([.B153]*[.$B$296])+[.$B$296]" office:value-type="float" office:value="60.999984" calcext:value-type="float">
            <text:p>60,999984</text:p>
          </table:table-cell>
          <table:table-cell table:formula="of:=([.C153]*[.$B$297])-([.C153]*[.$B$296])+[.$B$296]" office:value-type="float" office:value="84.210912" calcext:value-type="float">
            <text:p>84,210912</text:p>
          </table:table-cell>
          <table:table-cell table:formula="of:=([.D153]-[.E153])^2" office:value-type="float" office:value="538.747178621184" calcext:value-type="float">
            <text:p>538,747178621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542043" calcext:value-type="float">
            <text:p>0,542043</text:p>
          </table:table-cell>
          <table:table-cell table:formula="of:=([.B154]*[.$B$297])-([.B154]*[.$B$296])+[.$B$296]" office:value-type="float" office:value="77.000016" calcext:value-type="float">
            <text:p>77,000016</text:p>
          </table:table-cell>
          <table:table-cell table:formula="of:=([.C154]*[.$B$297])-([.C154]*[.$B$296])+[.$B$296]" office:value-type="float" office:value="71.018064" calcext:value-type="float">
            <text:p>71,018064</text:p>
          </table:table-cell>
          <table:table-cell table:formula="of:=([.D154]-[.E154])^2" office:value-type="float" office:value="35.7837497303041" calcext:value-type="float">
            <text:p>35,783749730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583333" calcext:value-type="float">
            <text:p>0,583333</text:p>
          </table:table-cell>
          <table:table-cell office:value-type="float" office:value="0.684249" calcext:value-type="float">
            <text:p>0,684249</text:p>
          </table:table-cell>
          <table:table-cell table:formula="of:=([.B155]*[.$B$297])-([.B155]*[.$B$296])+[.$B$296]" office:value-type="float" office:value="72.999984" calcext:value-type="float">
            <text:p>72,999984</text:p>
          </table:table-cell>
          <table:table-cell table:formula="of:=([.C155]*[.$B$297])-([.C155]*[.$B$296])+[.$B$296]" office:value-type="float" office:value="77.843952" calcext:value-type="float">
            <text:p>77,843952</text:p>
          </table:table-cell>
          <table:table-cell table:formula="of:=([.D155]-[.E155])^2" office:value-type="float" office:value="23.464025985024" calcext:value-type="float">
            <text:p>23,46402598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626848" calcext:value-type="float">
            <text:p>0,626848</text:p>
          </table:table-cell>
          <table:table-cell table:formula="of:=([.B156]*[.$B$297])-([.B156]*[.$B$296])+[.$B$296]" office:value-type="float" office:value="74.000016" calcext:value-type="float">
            <text:p>74,000016</text:p>
          </table:table-cell>
          <table:table-cell table:formula="of:=([.C156]*[.$B$297])-([.C156]*[.$B$296])+[.$B$296]" office:value-type="float" office:value="75.088704" calcext:value-type="float">
            <text:p>75,088704</text:p>
          </table:table-cell>
          <table:table-cell table:formula="of:=([.D156]-[.E156])^2" office:value-type="float" office:value="1.18524156134401" calcext:value-type="float">
            <text:p>1,185241561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291667" calcext:value-type="float">
            <text:p>0,291667</text:p>
          </table:table-cell>
          <table:table-cell office:value-type="float" office:value="0.614931" calcext:value-type="float">
            <text:p>0,614931</text:p>
          </table:table-cell>
          <table:table-cell table:formula="of:=([.B157]*[.$B$297])-([.B157]*[.$B$296])+[.$B$296]" office:value-type="float" office:value="59.000016" calcext:value-type="float">
            <text:p>59,000016</text:p>
          </table:table-cell>
          <table:table-cell table:formula="of:=([.C157]*[.$B$297])-([.C157]*[.$B$296])+[.$B$296]" office:value-type="float" office:value="74.516688" calcext:value-type="float">
            <text:p>74,516688</text:p>
          </table:table-cell>
          <table:table-cell table:formula="of:=([.D157]-[.E157])^2" office:value-type="float" office:value="240.767109955584" calcext:value-type="float">
            <text:p>240,76710995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375" calcext:value-type="float">
            <text:p>0,375</text:p>
          </table:table-cell>
          <table:table-cell office:value-type="float" office:value="0.432367" calcext:value-type="float">
            <text:p>0,432367</text:p>
          </table:table-cell>
          <table:table-cell table:formula="of:=([.B158]*[.$B$297])-([.B158]*[.$B$296])+[.$B$296]" office:value-type="float" office:value="63" calcext:value-type="float">
            <text:p>63</text:p>
          </table:table-cell>
          <table:table-cell table:formula="of:=([.C158]*[.$B$297])-([.C158]*[.$B$296])+[.$B$296]" office:value-type="float" office:value="65.753616" calcext:value-type="float">
            <text:p>65,753616</text:p>
          </table:table-cell>
          <table:table-cell table:formula="of:=([.D158]-[.E158])^2" office:value-type="float" office:value="7.58240107545597" calcext:value-type="float">
            <text:p>7,582401075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" calcext:value-type="float">
            <text:p>0,5</text:p>
          </table:table-cell>
          <table:table-cell office:value-type="float" office:value="0.35471" calcext:value-type="float">
            <text:p>0,35471</text:p>
          </table:table-cell>
          <table:table-cell table:formula="of:=([.B159]*[.$B$297])-([.B159]*[.$B$296])+[.$B$296]" office:value-type="float" office:value="69" calcext:value-type="float">
            <text:p>69</text:p>
          </table:table-cell>
          <table:table-cell table:formula="of:=([.C159]*[.$B$297])-([.C159]*[.$B$296])+[.$B$296]" office:value-type="float" office:value="62.02608" calcext:value-type="float">
            <text:p>62,02608</text:p>
          </table:table-cell>
          <table:table-cell table:formula="of:=([.D159]-[.E159])^2" office:value-type="float" office:value="48.6355601664" calcext:value-type="float">
            <text:p>48,635560166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488183" calcext:value-type="float">
            <text:p>0,488183</text:p>
          </table:table-cell>
          <table:table-cell table:formula="of:=([.B160]*[.$B$297])-([.B160]*[.$B$296])+[.$B$296]" office:value-type="float" office:value="72" calcext:value-type="float">
            <text:p>72</text:p>
          </table:table-cell>
          <table:table-cell table:formula="of:=([.C160]*[.$B$297])-([.C160]*[.$B$296])+[.$B$296]" office:value-type="float" office:value="68.432784" calcext:value-type="float">
            <text:p>68,432784</text:p>
          </table:table-cell>
          <table:table-cell table:formula="of:=([.D160]-[.E160])^2" office:value-type="float" office:value="12.725029990656" calcext:value-type="float">
            <text:p>12,725029990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83333" calcext:value-type="float">
            <text:p>0,583333</text:p>
          </table:table-cell>
          <table:table-cell office:value-type="float" office:value="0.596114" calcext:value-type="float">
            <text:p>0,596114</text:p>
          </table:table-cell>
          <table:table-cell table:formula="of:=([.B161]*[.$B$297])-([.B161]*[.$B$296])+[.$B$296]" office:value-type="float" office:value="72.999984" calcext:value-type="float">
            <text:p>72,999984</text:p>
          </table:table-cell>
          <table:table-cell table:formula="of:=([.C161]*[.$B$297])-([.C161]*[.$B$296])+[.$B$296]" office:value-type="float" office:value="73.613472" calcext:value-type="float">
            <text:p>73,613472</text:p>
          </table:table-cell>
          <table:table-cell table:formula="of:=([.D161]-[.E161])^2" office:value-type="float" office:value="0.376367526144005" calcext:value-type="float">
            <text:p>0,376367526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603562" calcext:value-type="float">
            <text:p>0,603562</text:p>
          </table:table-cell>
          <table:table-cell table:formula="of:=([.B162]*[.$B$297])-([.B162]*[.$B$296])+[.$B$296]" office:value-type="float" office:value="72" calcext:value-type="float">
            <text:p>72</text:p>
          </table:table-cell>
          <table:table-cell table:formula="of:=([.C162]*[.$B$297])-([.C162]*[.$B$296])+[.$B$296]" office:value-type="float" office:value="73.970976" calcext:value-type="float">
            <text:p>73,970976</text:p>
          </table:table-cell>
          <table:table-cell table:formula="of:=([.D162]-[.E162])^2" office:value-type="float" office:value="3.88474639257603" calcext:value-type="float">
            <text:p>3,884746392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583333" calcext:value-type="float">
            <text:p>0,583333</text:p>
          </table:table-cell>
          <table:table-cell office:value-type="float" office:value="0.578605" calcext:value-type="float">
            <text:p>0,578605</text:p>
          </table:table-cell>
          <table:table-cell table:formula="of:=([.B163]*[.$B$297])-([.B163]*[.$B$296])+[.$B$296]" office:value-type="float" office:value="72.999984" calcext:value-type="float">
            <text:p>72,999984</text:p>
          </table:table-cell>
          <table:table-cell table:formula="of:=([.C163]*[.$B$297])-([.C163]*[.$B$296])+[.$B$296]" office:value-type="float" office:value="72.77304" calcext:value-type="float">
            <text:p>72,77304</text:p>
          </table:table-cell>
          <table:table-cell table:formula="of:=([.D163]-[.E163])^2" office:value-type="float" office:value="0.0515035791360014" calcext:value-type="float">
            <text:p>0,051503579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566003" calcext:value-type="float">
            <text:p>0,566003</text:p>
          </table:table-cell>
          <table:table-cell table:formula="of:=([.B164]*[.$B$297])-([.B164]*[.$B$296])+[.$B$296]" office:value-type="float" office:value="74.000016" calcext:value-type="float">
            <text:p>74,000016</text:p>
          </table:table-cell>
          <table:table-cell table:formula="of:=([.C164]*[.$B$297])-([.C164]*[.$B$296])+[.$B$296]" office:value-type="float" office:value="72.168144" calcext:value-type="float">
            <text:p>72,168144</text:p>
          </table:table-cell>
          <table:table-cell table:formula="of:=([.D164]-[.E164])^2" office:value-type="float" office:value="3.35575502438401" calcext:value-type="float">
            <text:p>3,355755024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583333" calcext:value-type="float">
            <text:p>0,583333</text:p>
          </table:table-cell>
          <table:table-cell office:value-type="float" office:value="0.573045" calcext:value-type="float">
            <text:p>0,573045</text:p>
          </table:table-cell>
          <table:table-cell table:formula="of:=([.B165]*[.$B$297])-([.B165]*[.$B$296])+[.$B$296]" office:value-type="float" office:value="72.999984" calcext:value-type="float">
            <text:p>72,999984</text:p>
          </table:table-cell>
          <table:table-cell table:formula="of:=([.C165]*[.$B$297])-([.C165]*[.$B$296])+[.$B$296]" office:value-type="float" office:value="72.50616" calcext:value-type="float">
            <text:p>72,50616</text:p>
          </table:table-cell>
          <table:table-cell table:formula="of:=([.D165]-[.E165])^2" office:value-type="float" office:value="0.243862142976004" calcext:value-type="float">
            <text:p>0,24386214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563233" calcext:value-type="float">
            <text:p>0,563233</text:p>
          </table:table-cell>
          <table:table-cell table:formula="of:=([.B166]*[.$B$297])-([.B166]*[.$B$296])+[.$B$296]" office:value-type="float" office:value="74.000016" calcext:value-type="float">
            <text:p>74,000016</text:p>
          </table:table-cell>
          <table:table-cell table:formula="of:=([.C166]*[.$B$297])-([.C166]*[.$B$296])+[.$B$296]" office:value-type="float" office:value="72.035184" calcext:value-type="float">
            <text:p>72,035184</text:p>
          </table:table-cell>
          <table:table-cell table:formula="of:=([.D166]-[.E166])^2" office:value-type="float" office:value="3.860564788224" calcext:value-type="float">
            <text:p>3,860564788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573478" calcext:value-type="float">
            <text:p>0,573478</text:p>
          </table:table-cell>
          <table:table-cell table:formula="of:=([.B167]*[.$B$297])-([.B167]*[.$B$296])+[.$B$296]" office:value-type="float" office:value="75.999984" calcext:value-type="float">
            <text:p>75,999984</text:p>
          </table:table-cell>
          <table:table-cell table:formula="of:=([.C167]*[.$B$297])-([.C167]*[.$B$296])+[.$B$296]" office:value-type="float" office:value="72.526944" calcext:value-type="float">
            <text:p>72,526944</text:p>
          </table:table-cell>
          <table:table-cell table:formula="of:=([.D167]-[.E167])^2" office:value-type="float" office:value="12.0620068416" calcext:value-type="float">
            <text:p>12,06200684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02238" calcext:value-type="float">
            <text:p>0,602238</text:p>
          </table:table-cell>
          <table:table-cell table:formula="of:=([.B168]*[.$B$297])-([.B168]*[.$B$296])+[.$B$296]" office:value-type="float" office:value="77.000016" calcext:value-type="float">
            <text:p>77,000016</text:p>
          </table:table-cell>
          <table:table-cell table:formula="of:=([.C168]*[.$B$297])-([.C168]*[.$B$296])+[.$B$296]" office:value-type="float" office:value="73.907424" calcext:value-type="float">
            <text:p>73,907424</text:p>
          </table:table-cell>
          <table:table-cell table:formula="of:=([.D168]-[.E168])^2" office:value-type="float" office:value="9.56412527846407" calcext:value-type="float">
            <text:p>9,564125278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2097" calcext:value-type="float">
            <text:p>0,62097</text:p>
          </table:table-cell>
          <table:table-cell table:formula="of:=([.B169]*[.$B$297])-([.B169]*[.$B$296])+[.$B$296]" office:value-type="float" office:value="78" calcext:value-type="float">
            <text:p>78</text:p>
          </table:table-cell>
          <table:table-cell table:formula="of:=([.C169]*[.$B$297])-([.C169]*[.$B$296])+[.$B$296]" office:value-type="float" office:value="74.80656" calcext:value-type="float">
            <text:p>74,80656</text:p>
          </table:table-cell>
          <table:table-cell table:formula="of:=([.D169]-[.E169])^2" office:value-type="float" office:value="10.1980590336" calcext:value-type="float">
            <text:p>10,198059033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708333" calcext:value-type="float">
            <text:p>0,708333</text:p>
          </table:table-cell>
          <table:table-cell office:value-type="float" office:value="0.642032" calcext:value-type="float">
            <text:p>0,642032</text:p>
          </table:table-cell>
          <table:table-cell table:formula="of:=([.B170]*[.$B$297])-([.B170]*[.$B$296])+[.$B$296]" office:value-type="float" office:value="78.999984" calcext:value-type="float">
            <text:p>78,999984</text:p>
          </table:table-cell>
          <table:table-cell table:formula="of:=([.C170]*[.$B$297])-([.C170]*[.$B$296])+[.$B$296]" office:value-type="float" office:value="75.817536" calcext:value-type="float">
            <text:p>75,817536</text:p>
          </table:table-cell>
          <table:table-cell table:formula="of:=([.D170]-[.E170])^2" office:value-type="float" office:value="10.1279752727041" calcext:value-type="float">
            <text:p>10,127975272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729167" calcext:value-type="float">
            <text:p>0,729167</text:p>
          </table:table-cell>
          <table:table-cell office:value-type="float" office:value="0.659697" calcext:value-type="float">
            <text:p>0,659697</text:p>
          </table:table-cell>
          <table:table-cell table:formula="of:=([.B171]*[.$B$297])-([.B171]*[.$B$296])+[.$B$296]" office:value-type="float" office:value="80.000016" calcext:value-type="float">
            <text:p>80,000016</text:p>
          </table:table-cell>
          <table:table-cell table:formula="of:=([.C171]*[.$B$297])-([.C171]*[.$B$296])+[.$B$296]" office:value-type="float" office:value="76.665456" calcext:value-type="float">
            <text:p>76,665456</text:p>
          </table:table-cell>
          <table:table-cell table:formula="of:=([.D171]-[.E171])^2" office:value-type="float" office:value="11.1192903936001" calcext:value-type="float">
            <text:p>11,119290393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729167" calcext:value-type="float">
            <text:p>0,729167</text:p>
          </table:table-cell>
          <table:table-cell office:value-type="float" office:value="0.671883" calcext:value-type="float">
            <text:p>0,671883</text:p>
          </table:table-cell>
          <table:table-cell table:formula="of:=([.B172]*[.$B$297])-([.B172]*[.$B$296])+[.$B$296]" office:value-type="float" office:value="80.000016" calcext:value-type="float">
            <text:p>80,000016</text:p>
          </table:table-cell>
          <table:table-cell table:formula="of:=([.C172]*[.$B$297])-([.C172]*[.$B$296])+[.$B$296]" office:value-type="float" office:value="77.250384" calcext:value-type="float">
            <text:p>77,250384</text:p>
          </table:table-cell>
          <table:table-cell table:formula="of:=([.D172]-[.E172])^2" office:value-type="float" office:value="7.56047613542411" calcext:value-type="float">
            <text:p>7,560476135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25" calcext:value-type="float">
            <text:p>0,625</text:p>
          </table:table-cell>
          <table:table-cell office:value-type="float" office:value="0.675564" calcext:value-type="float">
            <text:p>0,675564</text:p>
          </table:table-cell>
          <table:table-cell table:formula="of:=([.B173]*[.$B$297])-([.B173]*[.$B$296])+[.$B$296]" office:value-type="float" office:value="75" calcext:value-type="float">
            <text:p>75</text:p>
          </table:table-cell>
          <table:table-cell table:formula="of:=([.C173]*[.$B$297])-([.C173]*[.$B$296])+[.$B$296]" office:value-type="float" office:value="77.427072" calcext:value-type="float">
            <text:p>77,427072</text:p>
          </table:table-cell>
          <table:table-cell table:formula="of:=([.D173]-[.E173])^2" office:value-type="float" office:value="5.89067849318398" calcext:value-type="float">
            <text:p>5,890678493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458333" calcext:value-type="float">
            <text:p>0,458333</text:p>
          </table:table-cell>
          <table:table-cell office:value-type="float" office:value="0.60608" calcext:value-type="float">
            <text:p>0,60608</text:p>
          </table:table-cell>
          <table:table-cell table:formula="of:=([.B174]*[.$B$297])-([.B174]*[.$B$296])+[.$B$296]" office:value-type="float" office:value="66.999984" calcext:value-type="float">
            <text:p>66,999984</text:p>
          </table:table-cell>
          <table:table-cell table:formula="of:=([.C174]*[.$B$297])-([.C174]*[.$B$296])+[.$B$296]" office:value-type="float" office:value="74.09184" calcext:value-type="float">
            <text:p>74,09184</text:p>
          </table:table-cell>
          <table:table-cell table:formula="of:=([.D174]-[.E174])^2" office:value-type="float" office:value="50.2944215247361" calcext:value-type="float">
            <text:p>50,294421524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395833" calcext:value-type="float">
            <text:p>0,395833</text:p>
          </table:table-cell>
          <table:table-cell office:value-type="float" office:value="0.45669" calcext:value-type="float">
            <text:p>0,45669</text:p>
          </table:table-cell>
          <table:table-cell table:formula="of:=([.B175]*[.$B$297])-([.B175]*[.$B$296])+[.$B$296]" office:value-type="float" office:value="63.999984" calcext:value-type="float">
            <text:p>63,999984</text:p>
          </table:table-cell>
          <table:table-cell table:formula="of:=([.C175]*[.$B$297])-([.C175]*[.$B$296])+[.$B$296]" office:value-type="float" office:value="66.92112" calcext:value-type="float">
            <text:p>66,92112</text:p>
          </table:table-cell>
          <table:table-cell table:formula="of:=([.D175]-[.E175])^2" office:value-type="float" office:value="8.53303553049602" calcext:value-type="float">
            <text:p>8,533035530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69044" calcext:value-type="float">
            <text:p>0,369044</text:p>
          </table:table-cell>
          <table:table-cell table:formula="of:=([.B176]*[.$B$297])-([.B176]*[.$B$296])+[.$B$296]" office:value-type="float" office:value="60.999984" calcext:value-type="float">
            <text:p>60,999984</text:p>
          </table:table-cell>
          <table:table-cell table:formula="of:=([.C176]*[.$B$297])-([.C176]*[.$B$296])+[.$B$296]" office:value-type="float" office:value="62.714112" calcext:value-type="float">
            <text:p>62,714112</text:p>
          </table:table-cell>
          <table:table-cell table:formula="of:=([.D176]-[.E176])^2" office:value-type="float" office:value="2.93823480038401" calcext:value-type="float">
            <text:p>2,938234800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32387" calcext:value-type="float">
            <text:p>0,32387</text:p>
          </table:table-cell>
          <table:table-cell table:formula="of:=([.B177]*[.$B$297])-([.B177]*[.$B$296])+[.$B$296]" office:value-type="float" office:value="60" calcext:value-type="float">
            <text:p>60</text:p>
          </table:table-cell>
          <table:table-cell table:formula="of:=([.C177]*[.$B$297])-([.C177]*[.$B$296])+[.$B$296]" office:value-type="float" office:value="60.54576" calcext:value-type="float">
            <text:p>60,54576</text:p>
          </table:table-cell>
          <table:table-cell table:formula="of:=([.D177]-[.E177])^2" office:value-type="float" office:value="0.297853977600001" calcext:value-type="float">
            <text:p>0,29785397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291667" calcext:value-type="float">
            <text:p>0,291667</text:p>
          </table:table-cell>
          <table:table-cell office:value-type="float" office:value="0.340641" calcext:value-type="float">
            <text:p>0,340641</text:p>
          </table:table-cell>
          <table:table-cell table:formula="of:=([.B178]*[.$B$297])-([.B178]*[.$B$296])+[.$B$296]" office:value-type="float" office:value="59.000016" calcext:value-type="float">
            <text:p>59,000016</text:p>
          </table:table-cell>
          <table:table-cell table:formula="of:=([.C178]*[.$B$297])-([.C178]*[.$B$296])+[.$B$296]" office:value-type="float" office:value="61.350768" calcext:value-type="float">
            <text:p>61,350768</text:p>
          </table:table-cell>
          <table:table-cell table:formula="of:=([.D178]-[.E178])^2" office:value-type="float" office:value="5.52603496550397" calcext:value-type="float">
            <text:p>5,526034965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270833" calcext:value-type="float">
            <text:p>0,270833</text:p>
          </table:table-cell>
          <table:table-cell office:value-type="float" office:value="0.358775" calcext:value-type="float">
            <text:p>0,358775</text:p>
          </table:table-cell>
          <table:table-cell table:formula="of:=([.B179]*[.$B$297])-([.B179]*[.$B$296])+[.$B$296]" office:value-type="float" office:value="57.999984" calcext:value-type="float">
            <text:p>57,999984</text:p>
          </table:table-cell>
          <table:table-cell table:formula="of:=([.C179]*[.$B$297])-([.C179]*[.$B$296])+[.$B$296]" office:value-type="float" office:value="62.2212" calcext:value-type="float">
            <text:p>62,2212</text:p>
          </table:table-cell>
          <table:table-cell table:formula="of:=([.D179]-[.E179])^2" office:value-type="float" office:value="17.818664518656" calcext:value-type="float">
            <text:p>17,818664518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229167" calcext:value-type="float">
            <text:p>0,229167</text:p>
          </table:table-cell>
          <table:table-cell office:value-type="float" office:value="0.378636" calcext:value-type="float">
            <text:p>0,378636</text:p>
          </table:table-cell>
          <table:table-cell table:formula="of:=([.B180]*[.$B$297])-([.B180]*[.$B$296])+[.$B$296]" office:value-type="float" office:value="56.000016" calcext:value-type="float">
            <text:p>56,000016</text:p>
          </table:table-cell>
          <table:table-cell table:formula="of:=([.C180]*[.$B$297])-([.C180]*[.$B$296])+[.$B$296]" office:value-type="float" office:value="63.174528" calcext:value-type="float">
            <text:p>63,174528</text:p>
          </table:table-cell>
          <table:table-cell table:formula="of:=([.D180]-[.E180])^2" office:value-type="float" office:value="51.4736224381439" calcext:value-type="float">
            <text:p>51,473622438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29167" calcext:value-type="float">
            <text:p>0,229167</text:p>
          </table:table-cell>
          <table:table-cell office:value-type="float" office:value="0.363043" calcext:value-type="float">
            <text:p>0,363043</text:p>
          </table:table-cell>
          <table:table-cell table:formula="of:=([.B181]*[.$B$297])-([.B181]*[.$B$296])+[.$B$296]" office:value-type="float" office:value="56.000016" calcext:value-type="float">
            <text:p>56,000016</text:p>
          </table:table-cell>
          <table:table-cell table:formula="of:=([.C181]*[.$B$297])-([.C181]*[.$B$296])+[.$B$296]" office:value-type="float" office:value="62.426064" calcext:value-type="float">
            <text:p>62,426064</text:p>
          </table:table-cell>
          <table:table-cell table:formula="of:=([.D181]-[.E181])^2" office:value-type="float" office:value="41.2940928983039" calcext:value-type="float">
            <text:p>41,294092898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291667" calcext:value-type="float">
            <text:p>0,291667</text:p>
          </table:table-cell>
          <table:table-cell office:value-type="float" office:value="0.373003" calcext:value-type="float">
            <text:p>0,373003</text:p>
          </table:table-cell>
          <table:table-cell table:formula="of:=([.B182]*[.$B$297])-([.B182]*[.$B$296])+[.$B$296]" office:value-type="float" office:value="59.000016" calcext:value-type="float">
            <text:p>59,000016</text:p>
          </table:table-cell>
          <table:table-cell table:formula="of:=([.C182]*[.$B$297])-([.C182]*[.$B$296])+[.$B$296]" office:value-type="float" office:value="62.904144" calcext:value-type="float">
            <text:p>62,904144</text:p>
          </table:table-cell>
          <table:table-cell table:formula="of:=([.D182]-[.E182])^2" office:value-type="float" office:value="15.242215440384" calcext:value-type="float">
            <text:p>15,242215440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416667" calcext:value-type="float">
            <text:p>0,416667</text:p>
          </table:table-cell>
          <table:table-cell office:value-type="float" office:value="0.42145" calcext:value-type="float">
            <text:p>0,42145</text:p>
          </table:table-cell>
          <table:table-cell table:formula="of:=([.B183]*[.$B$297])-([.B183]*[.$B$296])+[.$B$296]" office:value-type="float" office:value="65.000016" calcext:value-type="float">
            <text:p>65,000016</text:p>
          </table:table-cell>
          <table:table-cell table:formula="of:=([.C183]*[.$B$297])-([.C183]*[.$B$296])+[.$B$296]" office:value-type="float" office:value="65.2296" calcext:value-type="float">
            <text:p>65,2296</text:p>
          </table:table-cell>
          <table:table-cell table:formula="of:=([.D183]-[.E183])^2" office:value-type="float" office:value="0.0527088130560078" calcext:value-type="float">
            <text:p>0,052708813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" calcext:value-type="float">
            <text:p>0,5</text:p>
          </table:table-cell>
          <table:table-cell office:value-type="float" office:value="0.531249" calcext:value-type="float">
            <text:p>0,531249</text:p>
          </table:table-cell>
          <table:table-cell table:formula="of:=([.B184]*[.$B$297])-([.B184]*[.$B$296])+[.$B$296]" office:value-type="float" office:value="69" calcext:value-type="float">
            <text:p>69</text:p>
          </table:table-cell>
          <table:table-cell table:formula="of:=([.C184]*[.$B$297])-([.C184]*[.$B$296])+[.$B$296]" office:value-type="float" office:value="70.499952" calcext:value-type="float">
            <text:p>70,499952</text:p>
          </table:table-cell>
          <table:table-cell table:formula="of:=([.D184]-[.E184])^2" office:value-type="float" office:value="2.24985600230402" calcext:value-type="float">
            <text:p>2,249856002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5" calcext:value-type="float">
            <text:p>0,5</text:p>
          </table:table-cell>
          <table:table-cell office:value-type="float" office:value="0.571587" calcext:value-type="float">
            <text:p>0,571587</text:p>
          </table:table-cell>
          <table:table-cell table:formula="of:=([.B185]*[.$B$297])-([.B185]*[.$B$296])+[.$B$296]" office:value-type="float" office:value="69" calcext:value-type="float">
            <text:p>69</text:p>
          </table:table-cell>
          <table:table-cell table:formula="of:=([.C185]*[.$B$297])-([.C185]*[.$B$296])+[.$B$296]" office:value-type="float" office:value="72.436176" calcext:value-type="float">
            <text:p>72,436176</text:p>
          </table:table-cell>
          <table:table-cell table:formula="of:=([.D185]-[.E185])^2" office:value-type="float" office:value="11.807305502976" calcext:value-type="float">
            <text:p>11,80730550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564402" calcext:value-type="float">
            <text:p>0,564402</text:p>
          </table:table-cell>
          <table:table-cell table:formula="of:=([.B186]*[.$B$297])-([.B186]*[.$B$296])+[.$B$296]" office:value-type="float" office:value="74.000016" calcext:value-type="float">
            <text:p>74,000016</text:p>
          </table:table-cell>
          <table:table-cell table:formula="of:=([.C186]*[.$B$297])-([.C186]*[.$B$296])+[.$B$296]" office:value-type="float" office:value="72.091296" calcext:value-type="float">
            <text:p>72,091296</text:p>
          </table:table-cell>
          <table:table-cell table:formula="of:=([.D186]-[.E186])^2" office:value-type="float" office:value="3.64321203840001" calcext:value-type="float">
            <text:p>3,643212038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610882" calcext:value-type="float">
            <text:p>0,610882</text:p>
          </table:table-cell>
          <table:table-cell table:formula="of:=([.B187]*[.$B$297])-([.B187]*[.$B$296])+[.$B$296]" office:value-type="float" office:value="74.000016" calcext:value-type="float">
            <text:p>74,000016</text:p>
          </table:table-cell>
          <table:table-cell table:formula="of:=([.C187]*[.$B$297])-([.C187]*[.$B$296])+[.$B$296]" office:value-type="float" office:value="74.322336" calcext:value-type="float">
            <text:p>74,322336</text:p>
          </table:table-cell>
          <table:table-cell table:formula="of:=([.D187]-[.E187])^2" office:value-type="float" office:value="0.103890182400003" calcext:value-type="float">
            <text:p>0,103890182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541667" calcext:value-type="float">
            <text:p>0,541667</text:p>
          </table:table-cell>
          <table:table-cell office:value-type="float" office:value="0.597015" calcext:value-type="float">
            <text:p>0,597015</text:p>
          </table:table-cell>
          <table:table-cell table:formula="of:=([.B188]*[.$B$297])-([.B188]*[.$B$296])+[.$B$296]" office:value-type="float" office:value="71.000016" calcext:value-type="float">
            <text:p>71,000016</text:p>
          </table:table-cell>
          <table:table-cell table:formula="of:=([.C188]*[.$B$297])-([.C188]*[.$B$296])+[.$B$296]" office:value-type="float" office:value="73.65672" calcext:value-type="float">
            <text:p>73,65672</text:p>
          </table:table-cell>
          <table:table-cell table:formula="of:=([.D188]-[.E188])^2" office:value-type="float" office:value="7.05807614361595" calcext:value-type="float">
            <text:p>7,058076143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625" calcext:value-type="float">
            <text:p>0,625</text:p>
          </table:table-cell>
          <table:table-cell office:value-type="float" office:value="0.559107" calcext:value-type="float">
            <text:p>0,559107</text:p>
          </table:table-cell>
          <table:table-cell table:formula="of:=([.B189]*[.$B$297])-([.B189]*[.$B$296])+[.$B$296]" office:value-type="float" office:value="75" calcext:value-type="float">
            <text:p>75</text:p>
          </table:table-cell>
          <table:table-cell table:formula="of:=([.C189]*[.$B$297])-([.C189]*[.$B$296])+[.$B$296]" office:value-type="float" office:value="71.837136" calcext:value-type="float">
            <text:p>71,837136</text:p>
          </table:table-cell>
          <table:table-cell table:formula="of:=([.D189]-[.E189])^2" office:value-type="float" office:value="10.003708682496" calcext:value-type="float">
            <text:p>10,003708682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592818" calcext:value-type="float">
            <text:p>0,592818</text:p>
          </table:table-cell>
          <table:table-cell table:formula="of:=([.B190]*[.$B$297])-([.B190]*[.$B$296])+[.$B$296]" office:value-type="float" office:value="74.000016" calcext:value-type="float">
            <text:p>74,000016</text:p>
          </table:table-cell>
          <table:table-cell table:formula="of:=([.C190]*[.$B$297])-([.C190]*[.$B$296])+[.$B$296]" office:value-type="float" office:value="73.455264" calcext:value-type="float">
            <text:p>73,455264</text:p>
          </table:table-cell>
          <table:table-cell table:formula="of:=([.D190]-[.E190])^2" office:value-type="float" office:value="0.296754741504003" calcext:value-type="float">
            <text:p>0,296754741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574371" calcext:value-type="float">
            <text:p>0,574371</text:p>
          </table:table-cell>
          <table:table-cell table:formula="of:=([.B191]*[.$B$297])-([.B191]*[.$B$296])+[.$B$296]" office:value-type="float" office:value="77.000016" calcext:value-type="float">
            <text:p>77,000016</text:p>
          </table:table-cell>
          <table:table-cell table:formula="of:=([.C191]*[.$B$297])-([.C191]*[.$B$296])+[.$B$296]" office:value-type="float" office:value="72.569808" calcext:value-type="float">
            <text:p>72,569808</text:p>
          </table:table-cell>
          <table:table-cell table:formula="of:=([.D191]-[.E191])^2" office:value-type="float" office:value="19.6267429232641" calcext:value-type="float">
            <text:p>19,626742923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14985" calcext:value-type="float">
            <text:p>0,614985</text:p>
          </table:table-cell>
          <table:table-cell table:formula="of:=([.B192]*[.$B$297])-([.B192]*[.$B$296])+[.$B$296]" office:value-type="float" office:value="78" calcext:value-type="float">
            <text:p>78</text:p>
          </table:table-cell>
          <table:table-cell table:formula="of:=([.C192]*[.$B$297])-([.C192]*[.$B$296])+[.$B$296]" office:value-type="float" office:value="74.51928" calcext:value-type="float">
            <text:p>74,51928</text:p>
          </table:table-cell>
          <table:table-cell table:formula="of:=([.D192]-[.E192])^2" office:value-type="float" office:value="12.1154117184" calcext:value-type="float">
            <text:p>12,115411718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650936" calcext:value-type="float">
            <text:p>0,650936</text:p>
          </table:table-cell>
          <table:table-cell table:formula="of:=([.B193]*[.$B$297])-([.B193]*[.$B$296])+[.$B$296]" office:value-type="float" office:value="75.999984" calcext:value-type="float">
            <text:p>75,999984</text:p>
          </table:table-cell>
          <table:table-cell table:formula="of:=([.C193]*[.$B$297])-([.C193]*[.$B$296])+[.$B$296]" office:value-type="float" office:value="76.244928" calcext:value-type="float">
            <text:p>76,244928</text:p>
          </table:table-cell>
          <table:table-cell table:formula="of:=([.D193]-[.E193])^2" office:value-type="float" office:value="0.0599975631360019" calcext:value-type="float">
            <text:p>0,059997563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16466" calcext:value-type="float">
            <text:p>0,616466</text:p>
          </table:table-cell>
          <table:table-cell table:formula="of:=([.B194]*[.$B$297])-([.B194]*[.$B$296])+[.$B$296]" office:value-type="float" office:value="77.000016" calcext:value-type="float">
            <text:p>77,000016</text:p>
          </table:table-cell>
          <table:table-cell table:formula="of:=([.C194]*[.$B$297])-([.C194]*[.$B$296])+[.$B$296]" office:value-type="float" office:value="74.590368" calcext:value-type="float">
            <text:p>74,590368</text:p>
          </table:table-cell>
          <table:table-cell table:formula="of:=([.D194]-[.E194])^2" office:value-type="float" office:value="5.80640348390402" calcext:value-type="float">
            <text:p>5,806403483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21102" calcext:value-type="float">
            <text:p>0,621102</text:p>
          </table:table-cell>
          <table:table-cell table:formula="of:=([.B195]*[.$B$297])-([.B195]*[.$B$296])+[.$B$296]" office:value-type="float" office:value="77.000016" calcext:value-type="float">
            <text:p>77,000016</text:p>
          </table:table-cell>
          <table:table-cell table:formula="of:=([.C195]*[.$B$297])-([.C195]*[.$B$296])+[.$B$296]" office:value-type="float" office:value="74.812896" calcext:value-type="float">
            <text:p>74,812896</text:p>
          </table:table-cell>
          <table:table-cell table:formula="of:=([.D195]-[.E195])^2" office:value-type="float" office:value="4.78349389440003" calcext:value-type="float">
            <text:p>4,783493894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617239" calcext:value-type="float">
            <text:p>0,617239</text:p>
          </table:table-cell>
          <table:table-cell table:formula="of:=([.B196]*[.$B$297])-([.B196]*[.$B$296])+[.$B$296]" office:value-type="float" office:value="75.999984" calcext:value-type="float">
            <text:p>75,999984</text:p>
          </table:table-cell>
          <table:table-cell table:formula="of:=([.C196]*[.$B$297])-([.C196]*[.$B$296])+[.$B$296]" office:value-type="float" office:value="74.627472" calcext:value-type="float">
            <text:p>74,627472</text:p>
          </table:table-cell>
          <table:table-cell table:formula="of:=([.D196]-[.E196])^2" office:value-type="float" office:value="1.883789190144" calcext:value-type="float">
            <text:p>1,88378919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597531" calcext:value-type="float">
            <text:p>0,597531</text:p>
          </table:table-cell>
          <table:table-cell table:formula="of:=([.B197]*[.$B$297])-([.B197]*[.$B$296])+[.$B$296]" office:value-type="float" office:value="74.000016" calcext:value-type="float">
            <text:p>74,000016</text:p>
          </table:table-cell>
          <table:table-cell table:formula="of:=([.C197]*[.$B$297])-([.C197]*[.$B$296])+[.$B$296]" office:value-type="float" office:value="73.681488" calcext:value-type="float">
            <text:p>73,681488</text:p>
          </table:table-cell>
          <table:table-cell table:formula="of:=([.D197]-[.E197])^2" office:value-type="float" office:value="0.101460086784" calcext:value-type="float">
            <text:p>0,101460086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479167" calcext:value-type="float">
            <text:p>0,479167</text:p>
          </table:table-cell>
          <table:table-cell office:value-type="float" office:value="0.570118" calcext:value-type="float">
            <text:p>0,570118</text:p>
          </table:table-cell>
          <table:table-cell table:formula="of:=([.B198]*[.$B$297])-([.B198]*[.$B$296])+[.$B$296]" office:value-type="float" office:value="68.000016" calcext:value-type="float">
            <text:p>68,000016</text:p>
          </table:table-cell>
          <table:table-cell table:formula="of:=([.C198]*[.$B$297])-([.C198]*[.$B$296])+[.$B$296]" office:value-type="float" office:value="72.365664" calcext:value-type="float">
            <text:p>72,365664</text:p>
          </table:table-cell>
          <table:table-cell table:formula="of:=([.D198]-[.E198])^2" office:value-type="float" office:value="19.0588824599042" calcext:value-type="float">
            <text:p>19,05888245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47131" calcext:value-type="float">
            <text:p>0,47131</text:p>
          </table:table-cell>
          <table:table-cell table:formula="of:=([.B199]*[.$B$297])-([.B199]*[.$B$296])+[.$B$296]" office:value-type="float" office:value="60.999984" calcext:value-type="float">
            <text:p>60,999984</text:p>
          </table:table-cell>
          <table:table-cell table:formula="of:=([.C199]*[.$B$297])-([.C199]*[.$B$296])+[.$B$296]" office:value-type="float" office:value="67.62288" calcext:value-type="float">
            <text:p>67,62288</text:p>
          </table:table-cell>
          <table:table-cell table:formula="of:=([.D199]-[.E199])^2" office:value-type="float" office:value="43.8627514268162" calcext:value-type="float">
            <text:p>43,862751426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270833" calcext:value-type="float">
            <text:p>0,270833</text:p>
          </table:table-cell>
          <table:table-cell office:value-type="float" office:value="0.357789" calcext:value-type="float">
            <text:p>0,357789</text:p>
          </table:table-cell>
          <table:table-cell table:formula="of:=([.B200]*[.$B$297])-([.B200]*[.$B$296])+[.$B$296]" office:value-type="float" office:value="57.999984" calcext:value-type="float">
            <text:p>57,999984</text:p>
          </table:table-cell>
          <table:table-cell table:formula="of:=([.C200]*[.$B$297])-([.C200]*[.$B$296])+[.$B$296]" office:value-type="float" office:value="62.173872" calcext:value-type="float">
            <text:p>62,173872</text:p>
          </table:table-cell>
          <table:table-cell table:formula="of:=([.D200]-[.E200])^2" office:value-type="float" office:value="17.421341036544" calcext:value-type="float">
            <text:p>17,42134103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5" calcext:value-type="float">
            <text:p>0,25</text:p>
          </table:table-cell>
          <table:table-cell office:value-type="float" office:value="0.282027" calcext:value-type="float">
            <text:p>0,282027</text:p>
          </table:table-cell>
          <table:table-cell table:formula="of:=([.B201]*[.$B$297])-([.B201]*[.$B$296])+[.$B$296]" office:value-type="float" office:value="57" calcext:value-type="float">
            <text:p>57</text:p>
          </table:table-cell>
          <table:table-cell table:formula="of:=([.C201]*[.$B$297])-([.C201]*[.$B$296])+[.$B$296]" office:value-type="float" office:value="58.537296" calcext:value-type="float">
            <text:p>58,537296</text:p>
          </table:table-cell>
          <table:table-cell table:formula="of:=([.D201]-[.E201])^2" office:value-type="float" office:value="2.36327899161599" calcext:value-type="float">
            <text:p>2,363278991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25" calcext:value-type="float">
            <text:p>0,25</text:p>
          </table:table-cell>
          <table:table-cell office:value-type="float" office:value="0.278082" calcext:value-type="float">
            <text:p>0,278082</text:p>
          </table:table-cell>
          <table:table-cell table:formula="of:=([.B202]*[.$B$297])-([.B202]*[.$B$296])+[.$B$296]" office:value-type="float" office:value="57" calcext:value-type="float">
            <text:p>57</text:p>
          </table:table-cell>
          <table:table-cell table:formula="of:=([.C202]*[.$B$297])-([.C202]*[.$B$296])+[.$B$296]" office:value-type="float" office:value="58.347936" calcext:value-type="float">
            <text:p>58,347936</text:p>
          </table:table-cell>
          <table:table-cell table:formula="of:=([.D202]-[.E202])^2" office:value-type="float" office:value="1.81693146009601" calcext:value-type="float">
            <text:p>1,81693146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875" calcext:value-type="float">
            <text:p>0,1875</text:p>
          </table:table-cell>
          <table:table-cell office:value-type="float" office:value="0.355367" calcext:value-type="float">
            <text:p>0,355367</text:p>
          </table:table-cell>
          <table:table-cell table:formula="of:=([.B203]*[.$B$297])-([.B203]*[.$B$296])+[.$B$296]" office:value-type="float" office:value="54" calcext:value-type="float">
            <text:p>54</text:p>
          </table:table-cell>
          <table:table-cell table:formula="of:=([.C203]*[.$B$297])-([.C203]*[.$B$296])+[.$B$296]" office:value-type="float" office:value="62.057616" calcext:value-type="float">
            <text:p>62,057616</text:p>
          </table:table-cell>
          <table:table-cell table:formula="of:=([.D203]-[.E203])^2" office:value-type="float" office:value="64.9251756034559" calcext:value-type="float">
            <text:p>64,925175603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875" calcext:value-type="float">
            <text:p>0,1875</text:p>
          </table:table-cell>
          <table:table-cell office:value-type="float" office:value="0.350004" calcext:value-type="float">
            <text:p>0,350004</text:p>
          </table:table-cell>
          <table:table-cell table:formula="of:=([.B204]*[.$B$297])-([.B204]*[.$B$296])+[.$B$296]" office:value-type="float" office:value="54" calcext:value-type="float">
            <text:p>54</text:p>
          </table:table-cell>
          <table:table-cell table:formula="of:=([.C204]*[.$B$297])-([.C204]*[.$B$296])+[.$B$296]" office:value-type="float" office:value="61.800192" calcext:value-type="float">
            <text:p>61,800192</text:p>
          </table:table-cell>
          <table:table-cell table:formula="of:=([.D204]-[.E204])^2" office:value-type="float" office:value="60.8429952368639" calcext:value-type="float">
            <text:p>60,842995236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291667" calcext:value-type="float">
            <text:p>0,291667</text:p>
          </table:table-cell>
          <table:table-cell office:value-type="float" office:value="0.356951" calcext:value-type="float">
            <text:p>0,356951</text:p>
          </table:table-cell>
          <table:table-cell table:formula="of:=([.B205]*[.$B$297])-([.B205]*[.$B$296])+[.$B$296]" office:value-type="float" office:value="59.000016" calcext:value-type="float">
            <text:p>59,000016</text:p>
          </table:table-cell>
          <table:table-cell table:formula="of:=([.C205]*[.$B$297])-([.C205]*[.$B$296])+[.$B$296]" office:value-type="float" office:value="62.133648" calcext:value-type="float">
            <text:p>62,133648</text:p>
          </table:table-cell>
          <table:table-cell table:formula="of:=([.D205]-[.E205])^2" office:value-type="float" office:value="9.81964951142395" calcext:value-type="float">
            <text:p>9,819649511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229167" calcext:value-type="float">
            <text:p>0,229167</text:p>
          </table:table-cell>
          <table:table-cell office:value-type="float" office:value="0.419933" calcext:value-type="float">
            <text:p>0,419933</text:p>
          </table:table-cell>
          <table:table-cell table:formula="of:=([.B206]*[.$B$297])-([.B206]*[.$B$296])+[.$B$296]" office:value-type="float" office:value="56.000016" calcext:value-type="float">
            <text:p>56,000016</text:p>
          </table:table-cell>
          <table:table-cell table:formula="of:=([.C206]*[.$B$297])-([.C206]*[.$B$296])+[.$B$296]" office:value-type="float" office:value="65.156784" calcext:value-type="float">
            <text:p>65,156784</text:p>
          </table:table-cell>
          <table:table-cell table:formula="of:=([.D206]-[.E206])^2" office:value-type="float" office:value="83.846400205824" calcext:value-type="float">
            <text:p>83,846400205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395833" calcext:value-type="float">
            <text:p>0,395833</text:p>
          </table:table-cell>
          <table:table-cell office:value-type="float" office:value="0.404875" calcext:value-type="float">
            <text:p>0,404875</text:p>
          </table:table-cell>
          <table:table-cell table:formula="of:=([.B207]*[.$B$297])-([.B207]*[.$B$296])+[.$B$296]" office:value-type="float" office:value="63.999984" calcext:value-type="float">
            <text:p>63,999984</text:p>
          </table:table-cell>
          <table:table-cell table:formula="of:=([.C207]*[.$B$297])-([.C207]*[.$B$296])+[.$B$296]" office:value-type="float" office:value="64.434" calcext:value-type="float">
            <text:p>64,434</text:p>
          </table:table-cell>
          <table:table-cell table:formula="of:=([.D207]-[.E207])^2" office:value-type="float" office:value="0.188369888256" calcext:value-type="float">
            <text:p>0,188369888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479167" calcext:value-type="float">
            <text:p>0,479167</text:p>
          </table:table-cell>
          <table:table-cell office:value-type="float" office:value="0.550595" calcext:value-type="float">
            <text:p>0,550595</text:p>
          </table:table-cell>
          <table:table-cell table:formula="of:=([.B208]*[.$B$297])-([.B208]*[.$B$296])+[.$B$296]" office:value-type="float" office:value="68.000016" calcext:value-type="float">
            <text:p>68,000016</text:p>
          </table:table-cell>
          <table:table-cell table:formula="of:=([.C208]*[.$B$297])-([.C208]*[.$B$296])+[.$B$296]" office:value-type="float" office:value="71.42856" calcext:value-type="float">
            <text:p>71,42856</text:p>
          </table:table-cell>
          <table:table-cell table:formula="of:=([.D208]-[.E208])^2" office:value-type="float" office:value="11.7549139599361" calcext:value-type="float">
            <text:p>11,754913959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534171" calcext:value-type="float">
            <text:p>0,534171</text:p>
          </table:table-cell>
          <table:table-cell table:formula="of:=([.B209]*[.$B$297])-([.B209]*[.$B$296])+[.$B$296]" office:value-type="float" office:value="72" calcext:value-type="float">
            <text:p>72</text:p>
          </table:table-cell>
          <table:table-cell table:formula="of:=([.C209]*[.$B$297])-([.C209]*[.$B$296])+[.$B$296]" office:value-type="float" office:value="70.640208" calcext:value-type="float">
            <text:p>70,640208</text:p>
          </table:table-cell>
          <table:table-cell table:formula="of:=([.D209]-[.E209])^2" office:value-type="float" office:value="1.849034283264" calcext:value-type="float">
            <text:p>1,849034283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610022" calcext:value-type="float">
            <text:p>0,610022</text:p>
          </table:table-cell>
          <table:table-cell table:formula="of:=([.B210]*[.$B$297])-([.B210]*[.$B$296])+[.$B$296]" office:value-type="float" office:value="72" calcext:value-type="float">
            <text:p>72</text:p>
          </table:table-cell>
          <table:table-cell table:formula="of:=([.C210]*[.$B$297])-([.C210]*[.$B$296])+[.$B$296]" office:value-type="float" office:value="74.281056" calcext:value-type="float">
            <text:p>74,281056</text:p>
          </table:table-cell>
          <table:table-cell table:formula="of:=([.D210]-[.E210])^2" office:value-type="float" office:value="5.20321647513603" calcext:value-type="float">
            <text:p>5,203216475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595337" calcext:value-type="float">
            <text:p>0,595337</text:p>
          </table:table-cell>
          <table:table-cell table:formula="of:=([.B211]*[.$B$297])-([.B211]*[.$B$296])+[.$B$296]" office:value-type="float" office:value="75.999984" calcext:value-type="float">
            <text:p>75,999984</text:p>
          </table:table-cell>
          <table:table-cell table:formula="of:=([.C211]*[.$B$297])-([.C211]*[.$B$296])+[.$B$296]" office:value-type="float" office:value="73.576176" calcext:value-type="float">
            <text:p>73,576176</text:p>
          </table:table-cell>
          <table:table-cell table:formula="of:=([.D211]-[.E211])^2" office:value-type="float" office:value="5.87484522086397" calcext:value-type="float">
            <text:p>5,874845220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624752" calcext:value-type="float">
            <text:p>0,624752</text:p>
          </table:table-cell>
          <table:table-cell table:formula="of:=([.B212]*[.$B$297])-([.B212]*[.$B$296])+[.$B$296]" office:value-type="float" office:value="74.000016" calcext:value-type="float">
            <text:p>74,000016</text:p>
          </table:table-cell>
          <table:table-cell table:formula="of:=([.C212]*[.$B$297])-([.C212]*[.$B$296])+[.$B$296]" office:value-type="float" office:value="74.988096" calcext:value-type="float">
            <text:p>74,988096</text:p>
          </table:table-cell>
          <table:table-cell table:formula="of:=([.D212]-[.E212])^2" office:value-type="float" office:value="0.976302086399993" calcext:value-type="float">
            <text:p>0,976302086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600996" calcext:value-type="float">
            <text:p>0,600996</text:p>
          </table:table-cell>
          <table:table-cell table:formula="of:=([.B213]*[.$B$297])-([.B213]*[.$B$296])+[.$B$296]" office:value-type="float" office:value="72" calcext:value-type="float">
            <text:p>72</text:p>
          </table:table-cell>
          <table:table-cell table:formula="of:=([.C213]*[.$B$297])-([.C213]*[.$B$296])+[.$B$296]" office:value-type="float" office:value="73.847808" calcext:value-type="float">
            <text:p>73,847808</text:p>
          </table:table-cell>
          <table:table-cell table:formula="of:=([.D213]-[.E213])^2" office:value-type="float" office:value="3.414394404864" calcext:value-type="float">
            <text:p>3,414394404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583333" calcext:value-type="float">
            <text:p>0,583333</text:p>
          </table:table-cell>
          <table:table-cell office:value-type="float" office:value="0.555314" calcext:value-type="float">
            <text:p>0,555314</text:p>
          </table:table-cell>
          <table:table-cell table:formula="of:=([.B214]*[.$B$297])-([.B214]*[.$B$296])+[.$B$296]" office:value-type="float" office:value="72.999984" calcext:value-type="float">
            <text:p>72,999984</text:p>
          </table:table-cell>
          <table:table-cell table:formula="of:=([.C214]*[.$B$297])-([.C214]*[.$B$296])+[.$B$296]" office:value-type="float" office:value="71.655072" calcext:value-type="float">
            <text:p>71,655072</text:p>
          </table:table-cell>
          <table:table-cell table:formula="of:=([.D214]-[.E214])^2" office:value-type="float" office:value="1.80878828774398" calcext:value-type="float">
            <text:p>1,808788287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583333" calcext:value-type="float">
            <text:p>0,583333</text:p>
          </table:table-cell>
          <table:table-cell office:value-type="float" office:value="0.550354" calcext:value-type="float">
            <text:p>0,550354</text:p>
          </table:table-cell>
          <table:table-cell table:formula="of:=([.B215]*[.$B$297])-([.B215]*[.$B$296])+[.$B$296]" office:value-type="float" office:value="72.999984" calcext:value-type="float">
            <text:p>72,999984</text:p>
          </table:table-cell>
          <table:table-cell table:formula="of:=([.C215]*[.$B$297])-([.C215]*[.$B$296])+[.$B$296]" office:value-type="float" office:value="71.416992" calcext:value-type="float">
            <text:p>71,416992</text:p>
          </table:table-cell>
          <table:table-cell table:formula="of:=([.D215]-[.E215])^2" office:value-type="float" office:value="2.50586367206401" calcext:value-type="float">
            <text:p>2,505863672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83333" calcext:value-type="float">
            <text:p>0,583333</text:p>
          </table:table-cell>
          <table:table-cell office:value-type="float" office:value="0.544826" calcext:value-type="float">
            <text:p>0,544826</text:p>
          </table:table-cell>
          <table:table-cell table:formula="of:=([.B216]*[.$B$297])-([.B216]*[.$B$296])+[.$B$296]" office:value-type="float" office:value="72.999984" calcext:value-type="float">
            <text:p>72,999984</text:p>
          </table:table-cell>
          <table:table-cell table:formula="of:=([.C216]*[.$B$297])-([.C216]*[.$B$296])+[.$B$296]" office:value-type="float" office:value="71.151648" calcext:value-type="float">
            <text:p>71,151648</text:p>
          </table:table-cell>
          <table:table-cell table:formula="of:=([.D216]-[.E216])^2" office:value-type="float" office:value="3.41634596889601" calcext:value-type="float">
            <text:p>3,416345968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556147" calcext:value-type="float">
            <text:p>0,556147</text:p>
          </table:table-cell>
          <table:table-cell table:formula="of:=([.B217]*[.$B$297])-([.B217]*[.$B$296])+[.$B$296]" office:value-type="float" office:value="74.000016" calcext:value-type="float">
            <text:p>74,000016</text:p>
          </table:table-cell>
          <table:table-cell table:formula="of:=([.C217]*[.$B$297])-([.C217]*[.$B$296])+[.$B$296]" office:value-type="float" office:value="71.695056" calcext:value-type="float">
            <text:p>71,695056</text:p>
          </table:table-cell>
          <table:table-cell table:formula="of:=([.D217]-[.E217])^2" office:value-type="float" office:value="5.31284060160004" calcext:value-type="float">
            <text:p>5,31284060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625" calcext:value-type="float">
            <text:p>0,625</text:p>
          </table:table-cell>
          <table:table-cell office:value-type="float" office:value="0.573299" calcext:value-type="float">
            <text:p>0,573299</text:p>
          </table:table-cell>
          <table:table-cell table:formula="of:=([.B218]*[.$B$297])-([.B218]*[.$B$296])+[.$B$296]" office:value-type="float" office:value="75" calcext:value-type="float">
            <text:p>75</text:p>
          </table:table-cell>
          <table:table-cell table:formula="of:=([.C218]*[.$B$297])-([.C218]*[.$B$296])+[.$B$296]" office:value-type="float" office:value="72.518352" calcext:value-type="float">
            <text:p>72,518352</text:p>
          </table:table-cell>
          <table:table-cell table:formula="of:=([.D218]-[.E218])^2" office:value-type="float" office:value="6.15857679590403" calcext:value-type="float">
            <text:p>6,158576795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625" calcext:value-type="float">
            <text:p>0,625</text:p>
          </table:table-cell>
          <table:table-cell office:value-type="float" office:value="0.58841" calcext:value-type="float">
            <text:p>0,58841</text:p>
          </table:table-cell>
          <table:table-cell table:formula="of:=([.B219]*[.$B$297])-([.B219]*[.$B$296])+[.$B$296]" office:value-type="float" office:value="75" calcext:value-type="float">
            <text:p>75</text:p>
          </table:table-cell>
          <table:table-cell table:formula="of:=([.C219]*[.$B$297])-([.C219]*[.$B$296])+[.$B$296]" office:value-type="float" office:value="73.24368" calcext:value-type="float">
            <text:p>73,24368</text:p>
          </table:table-cell>
          <table:table-cell table:formula="of:=([.D219]-[.E219])^2" office:value-type="float" office:value="3.08465994240001" calcext:value-type="float">
            <text:p>3,084659942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592896" calcext:value-type="float">
            <text:p>0,592896</text:p>
          </table:table-cell>
          <table:table-cell table:formula="of:=([.B220]*[.$B$297])-([.B220]*[.$B$296])+[.$B$296]" office:value-type="float" office:value="75.999984" calcext:value-type="float">
            <text:p>75,999984</text:p>
          </table:table-cell>
          <table:table-cell table:formula="of:=([.C220]*[.$B$297])-([.C220]*[.$B$296])+[.$B$296]" office:value-type="float" office:value="73.459008" calcext:value-type="float">
            <text:p>73,459008</text:p>
          </table:table-cell>
          <table:table-cell table:formula="of:=([.D220]-[.E220])^2" office:value-type="float" office:value="6.456559032576" calcext:value-type="float">
            <text:p>6,456559032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583333" calcext:value-type="float">
            <text:p>0,583333</text:p>
          </table:table-cell>
          <table:table-cell office:value-type="float" office:value="0.605801" calcext:value-type="float">
            <text:p>0,605801</text:p>
          </table:table-cell>
          <table:table-cell table:formula="of:=([.B221]*[.$B$297])-([.B221]*[.$B$296])+[.$B$296]" office:value-type="float" office:value="72.999984" calcext:value-type="float">
            <text:p>72,999984</text:p>
          </table:table-cell>
          <table:table-cell table:formula="of:=([.C221]*[.$B$297])-([.C221]*[.$B$296])+[.$B$296]" office:value-type="float" office:value="74.078448" calcext:value-type="float">
            <text:p>74,078448</text:p>
          </table:table-cell>
          <table:table-cell table:formula="of:=([.D221]-[.E221])^2" office:value-type="float" office:value="1.16308459929599" calcext:value-type="float">
            <text:p>1,163084599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" calcext:value-type="float">
            <text:p>0,5</text:p>
          </table:table-cell>
          <table:table-cell office:value-type="float" office:value="0.567728" calcext:value-type="float">
            <text:p>0,567728</text:p>
          </table:table-cell>
          <table:table-cell table:formula="of:=([.B222]*[.$B$297])-([.B222]*[.$B$296])+[.$B$296]" office:value-type="float" office:value="69" calcext:value-type="float">
            <text:p>69</text:p>
          </table:table-cell>
          <table:table-cell table:formula="of:=([.C222]*[.$B$297])-([.C222]*[.$B$296])+[.$B$296]" office:value-type="float" office:value="72.250944" calcext:value-type="float">
            <text:p>72,250944</text:p>
          </table:table-cell>
          <table:table-cell table:formula="of:=([.D222]-[.E222])^2" office:value-type="float" office:value="10.568636891136" calcext:value-type="float">
            <text:p>10,568636891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291667" calcext:value-type="float">
            <text:p>0,291667</text:p>
          </table:table-cell>
          <table:table-cell office:value-type="float" office:value="0.490628" calcext:value-type="float">
            <text:p>0,490628</text:p>
          </table:table-cell>
          <table:table-cell table:formula="of:=([.B223]*[.$B$297])-([.B223]*[.$B$296])+[.$B$296]" office:value-type="float" office:value="59.000016" calcext:value-type="float">
            <text:p>59,000016</text:p>
          </table:table-cell>
          <table:table-cell table:formula="of:=([.C223]*[.$B$297])-([.C223]*[.$B$296])+[.$B$296]" office:value-type="float" office:value="68.550144" calcext:value-type="float">
            <text:p>68,550144</text:p>
          </table:table-cell>
          <table:table-cell table:formula="of:=([.D223]-[.E223])^2" office:value-type="float" office:value="91.204944816384" calcext:value-type="float">
            <text:p>91,20494481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346666" calcext:value-type="float">
            <text:p>0,346666</text:p>
          </table:table-cell>
          <table:table-cell table:formula="of:=([.B224]*[.$B$297])-([.B224]*[.$B$296])+[.$B$296]" office:value-type="float" office:value="60" calcext:value-type="float">
            <text:p>60</text:p>
          </table:table-cell>
          <table:table-cell table:formula="of:=([.C224]*[.$B$297])-([.C224]*[.$B$296])+[.$B$296]" office:value-type="float" office:value="61.639968" calcext:value-type="float">
            <text:p>61,639968</text:p>
          </table:table-cell>
          <table:table-cell table:formula="of:=([.D224]-[.E224])^2" office:value-type="float" office:value="2.68949504102399" calcext:value-type="float">
            <text:p>2,68949504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29167" calcext:value-type="float">
            <text:p>0,229167</text:p>
          </table:table-cell>
          <table:table-cell office:value-type="float" office:value="0.306093" calcext:value-type="float">
            <text:p>0,306093</text:p>
          </table:table-cell>
          <table:table-cell table:formula="of:=([.B225]*[.$B$297])-([.B225]*[.$B$296])+[.$B$296]" office:value-type="float" office:value="56.000016" calcext:value-type="float">
            <text:p>56,000016</text:p>
          </table:table-cell>
          <table:table-cell table:formula="of:=([.C225]*[.$B$297])-([.C225]*[.$B$296])+[.$B$296]" office:value-type="float" office:value="59.692464" calcext:value-type="float">
            <text:p>59,692464</text:p>
          </table:table-cell>
          <table:table-cell table:formula="of:=([.D225]-[.E225])^2" office:value-type="float" office:value="13.634172232704" calcext:value-type="float">
            <text:p>13,634172232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145833" calcext:value-type="float">
            <text:p>0,145833</text:p>
          </table:table-cell>
          <table:table-cell office:value-type="float" office:value="0.257669" calcext:value-type="float">
            <text:p>0,257669</text:p>
          </table:table-cell>
          <table:table-cell table:formula="of:=([.B226]*[.$B$297])-([.B226]*[.$B$296])+[.$B$296]" office:value-type="float" office:value="51.999984" calcext:value-type="float">
            <text:p>51,999984</text:p>
          </table:table-cell>
          <table:table-cell table:formula="of:=([.C226]*[.$B$297])-([.C226]*[.$B$296])+[.$B$296]" office:value-type="float" office:value="57.368112" calcext:value-type="float">
            <text:p>57,368112</text:p>
          </table:table-cell>
          <table:table-cell table:formula="of:=([.D226]-[.E226])^2" office:value-type="float" office:value="28.816798224384" calcext:value-type="float">
            <text:p>28,816798224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125" calcext:value-type="float">
            <text:p>0,125</text:p>
          </table:table-cell>
          <table:table-cell office:value-type="float" office:value="0.314034" calcext:value-type="float">
            <text:p>0,314034</text:p>
          </table:table-cell>
          <table:table-cell table:formula="of:=([.B227]*[.$B$297])-([.B227]*[.$B$296])+[.$B$296]" office:value-type="float" office:value="51" calcext:value-type="float">
            <text:p>51</text:p>
          </table:table-cell>
          <table:table-cell table:formula="of:=([.C227]*[.$B$297])-([.C227]*[.$B$296])+[.$B$296]" office:value-type="float" office:value="60.073632" calcext:value-type="float">
            <text:p>60,073632</text:p>
          </table:table-cell>
          <table:table-cell table:formula="of:=([.D227]-[.E227])^2" office:value-type="float" office:value="82.3307976714239" calcext:value-type="float">
            <text:p>82,330797671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229167" calcext:value-type="float">
            <text:p>0,229167</text:p>
          </table:table-cell>
          <table:table-cell office:value-type="float" office:value="0.278705" calcext:value-type="float">
            <text:p>0,278705</text:p>
          </table:table-cell>
          <table:table-cell table:formula="of:=([.B228]*[.$B$297])-([.B228]*[.$B$296])+[.$B$296]" office:value-type="float" office:value="56.000016" calcext:value-type="float">
            <text:p>56,000016</text:p>
          </table:table-cell>
          <table:table-cell table:formula="of:=([.C228]*[.$B$297])-([.C228]*[.$B$296])+[.$B$296]" office:value-type="float" office:value="58.37784" calcext:value-type="float">
            <text:p>58,37784</text:p>
          </table:table-cell>
          <table:table-cell table:formula="of:=([.D228]-[.E228])^2" office:value-type="float" office:value="5.65404697497598" calcext:value-type="float">
            <text:p>5,65404697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25" calcext:value-type="float">
            <text:p>0,25</text:p>
          </table:table-cell>
          <table:table-cell office:value-type="float" office:value="0.350103" calcext:value-type="float">
            <text:p>0,350103</text:p>
          </table:table-cell>
          <table:table-cell table:formula="of:=([.B229]*[.$B$297])-([.B229]*[.$B$296])+[.$B$296]" office:value-type="float" office:value="57" calcext:value-type="float">
            <text:p>57</text:p>
          </table:table-cell>
          <table:table-cell table:formula="of:=([.C229]*[.$B$297])-([.C229]*[.$B$296])+[.$B$296]" office:value-type="float" office:value="61.804944" calcext:value-type="float">
            <text:p>61,804944</text:p>
          </table:table-cell>
          <table:table-cell table:formula="of:=([.D229]-[.E229])^2" office:value-type="float" office:value="23.087486843136" calcext:value-type="float">
            <text:p>23,087486843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375" calcext:value-type="float">
            <text:p>0,375</text:p>
          </table:table-cell>
          <table:table-cell office:value-type="float" office:value="0.399956" calcext:value-type="float">
            <text:p>0,399956</text:p>
          </table:table-cell>
          <table:table-cell table:formula="of:=([.B230]*[.$B$297])-([.B230]*[.$B$296])+[.$B$296]" office:value-type="float" office:value="63" calcext:value-type="float">
            <text:p>63</text:p>
          </table:table-cell>
          <table:table-cell table:formula="of:=([.C230]*[.$B$297])-([.C230]*[.$B$296])+[.$B$296]" office:value-type="float" office:value="64.197888" calcext:value-type="float">
            <text:p>64,197888</text:p>
          </table:table-cell>
          <table:table-cell table:formula="of:=([.D230]-[.E230])^2" office:value-type="float" office:value="1.43493566054398" calcext:value-type="float">
            <text:p>1,434935660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479167" calcext:value-type="float">
            <text:p>0,479167</text:p>
          </table:table-cell>
          <table:table-cell office:value-type="float" office:value="0.532561" calcext:value-type="float">
            <text:p>0,532561</text:p>
          </table:table-cell>
          <table:table-cell table:formula="of:=([.B231]*[.$B$297])-([.B231]*[.$B$296])+[.$B$296]" office:value-type="float" office:value="68.000016" calcext:value-type="float">
            <text:p>68,000016</text:p>
          </table:table-cell>
          <table:table-cell table:formula="of:=([.C231]*[.$B$297])-([.C231]*[.$B$296])+[.$B$296]" office:value-type="float" office:value="70.562928" calcext:value-type="float">
            <text:p>70,562928</text:p>
          </table:table-cell>
          <table:table-cell table:formula="of:=([.D231]-[.E231])^2" office:value-type="float" office:value="6.56851791974406" calcext:value-type="float">
            <text:p>6,568517919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583333" calcext:value-type="float">
            <text:p>0,583333</text:p>
          </table:table-cell>
          <table:table-cell office:value-type="float" office:value="0.556188" calcext:value-type="float">
            <text:p>0,556188</text:p>
          </table:table-cell>
          <table:table-cell table:formula="of:=([.B232]*[.$B$297])-([.B232]*[.$B$296])+[.$B$296]" office:value-type="float" office:value="72.999984" calcext:value-type="float">
            <text:p>72,999984</text:p>
          </table:table-cell>
          <table:table-cell table:formula="of:=([.C232]*[.$B$297])-([.C232]*[.$B$296])+[.$B$296]" office:value-type="float" office:value="71.697024" calcext:value-type="float">
            <text:p>71,697024</text:p>
          </table:table-cell>
          <table:table-cell table:formula="of:=([.D232]-[.E232])^2" office:value-type="float" office:value="1.6977047616" calcext:value-type="float">
            <text:p>1,697704761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395833" calcext:value-type="float">
            <text:p>0,395833</text:p>
          </table:table-cell>
          <table:table-cell office:value-type="float" office:value="0.614149" calcext:value-type="float">
            <text:p>0,614149</text:p>
          </table:table-cell>
          <table:table-cell table:formula="of:=([.B233]*[.$B$297])-([.B233]*[.$B$296])+[.$B$296]" office:value-type="float" office:value="63.999984" calcext:value-type="float">
            <text:p>63,999984</text:p>
          </table:table-cell>
          <table:table-cell table:formula="of:=([.C233]*[.$B$297])-([.C233]*[.$B$296])+[.$B$296]" office:value-type="float" office:value="74.479152" calcext:value-type="float">
            <text:p>74,479152</text:p>
          </table:table-cell>
          <table:table-cell table:formula="of:=([.D233]-[.E233])^2" office:value-type="float" office:value="109.812961972224" calcext:value-type="float">
            <text:p>109,812961972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523218" calcext:value-type="float">
            <text:p>0,523218</text:p>
          </table:table-cell>
          <table:table-cell table:formula="of:=([.B234]*[.$B$297])-([.B234]*[.$B$296])+[.$B$296]" office:value-type="float" office:value="66" calcext:value-type="float">
            <text:p>66</text:p>
          </table:table-cell>
          <table:table-cell table:formula="of:=([.C234]*[.$B$297])-([.C234]*[.$B$296])+[.$B$296]" office:value-type="float" office:value="70.114464" calcext:value-type="float">
            <text:p>70,114464</text:p>
          </table:table-cell>
          <table:table-cell table:formula="of:=([.D234]-[.E234])^2" office:value-type="float" office:value="16.928814007296" calcext:value-type="float">
            <text:p>16,928814007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625" calcext:value-type="float">
            <text:p>0,625</text:p>
          </table:table-cell>
          <table:table-cell office:value-type="float" office:value="0.475994" calcext:value-type="float">
            <text:p>0,475994</text:p>
          </table:table-cell>
          <table:table-cell table:formula="of:=([.B235]*[.$B$297])-([.B235]*[.$B$296])+[.$B$296]" office:value-type="float" office:value="75" calcext:value-type="float">
            <text:p>75</text:p>
          </table:table-cell>
          <table:table-cell table:formula="of:=([.C235]*[.$B$297])-([.C235]*[.$B$296])+[.$B$296]" office:value-type="float" office:value="67.847712" calcext:value-type="float">
            <text:p>67,847712</text:p>
          </table:table-cell>
          <table:table-cell table:formula="of:=([.D235]-[.E235])^2" office:value-type="float" office:value="51.155223634944" calcext:value-type="float">
            <text:p>51,155223634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611322" calcext:value-type="float">
            <text:p>0,611322</text:p>
          </table:table-cell>
          <table:table-cell table:formula="of:=([.B236]*[.$B$297])-([.B236]*[.$B$296])+[.$B$296]" office:value-type="float" office:value="75.999984" calcext:value-type="float">
            <text:p>75,999984</text:p>
          </table:table-cell>
          <table:table-cell table:formula="of:=([.C236]*[.$B$297])-([.C236]*[.$B$296])+[.$B$296]" office:value-type="float" office:value="74.343456" calcext:value-type="float">
            <text:p>74,343456</text:p>
          </table:table-cell>
          <table:table-cell table:formula="of:=([.D236]-[.E236])^2" office:value-type="float" office:value="2.74408501478398" calcext:value-type="float">
            <text:p>2,744085014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625" calcext:value-type="float">
            <text:p>0,625</text:p>
          </table:table-cell>
          <table:table-cell office:value-type="float" office:value="0.618402" calcext:value-type="float">
            <text:p>0,618402</text:p>
          </table:table-cell>
          <table:table-cell table:formula="of:=([.B237]*[.$B$297])-([.B237]*[.$B$296])+[.$B$296]" office:value-type="float" office:value="75" calcext:value-type="float">
            <text:p>75</text:p>
          </table:table-cell>
          <table:table-cell table:formula="of:=([.C237]*[.$B$297])-([.C237]*[.$B$296])+[.$B$296]" office:value-type="float" office:value="74.683296" calcext:value-type="float">
            <text:p>74,683296</text:p>
          </table:table-cell>
          <table:table-cell table:formula="of:=([.D237]-[.E237])^2" office:value-type="float" office:value="0.100301423616001" calcext:value-type="float">
            <text:p>0,10030142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633179" calcext:value-type="float">
            <text:p>0,633179</text:p>
          </table:table-cell>
          <table:table-cell table:formula="of:=([.B238]*[.$B$297])-([.B238]*[.$B$296])+[.$B$296]" office:value-type="float" office:value="74.000016" calcext:value-type="float">
            <text:p>74,000016</text:p>
          </table:table-cell>
          <table:table-cell table:formula="of:=([.C238]*[.$B$297])-([.C238]*[.$B$296])+[.$B$296]" office:value-type="float" office:value="75.392592" calcext:value-type="float">
            <text:p>75,392592</text:p>
          </table:table-cell>
          <table:table-cell table:formula="of:=([.D238]-[.E238])^2" office:value-type="float" office:value="1.93926791577598" calcext:value-type="float">
            <text:p>1,939267915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541667" calcext:value-type="float">
            <text:p>0,541667</text:p>
          </table:table-cell>
          <table:table-cell office:value-type="float" office:value="0.60726" calcext:value-type="float">
            <text:p>0,60726</text:p>
          </table:table-cell>
          <table:table-cell table:formula="of:=([.B239]*[.$B$297])-([.B239]*[.$B$296])+[.$B$296]" office:value-type="float" office:value="71.000016" calcext:value-type="float">
            <text:p>71,000016</text:p>
          </table:table-cell>
          <table:table-cell table:formula="of:=([.C239]*[.$B$297])-([.C239]*[.$B$296])+[.$B$296]" office:value-type="float" office:value="74.14848" calcext:value-type="float">
            <text:p>74,14848</text:p>
          </table:table-cell>
          <table:table-cell table:formula="of:=([.D239]-[.E239])^2" office:value-type="float" office:value="9.91282555929603" calcext:value-type="float">
            <text:p>9,912825559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519872" calcext:value-type="float">
            <text:p>0,519872</text:p>
          </table:table-cell>
          <table:table-cell table:formula="of:=([.B240]*[.$B$297])-([.B240]*[.$B$296])+[.$B$296]" office:value-type="float" office:value="75.999984" calcext:value-type="float">
            <text:p>75,999984</text:p>
          </table:table-cell>
          <table:table-cell table:formula="of:=([.C240]*[.$B$297])-([.C240]*[.$B$296])+[.$B$296]" office:value-type="float" office:value="69.953856" calcext:value-type="float">
            <text:p>69,953856</text:p>
          </table:table-cell>
          <table:table-cell table:formula="of:=([.D240]-[.E240])^2" office:value-type="float" office:value="36.555663792384" calcext:value-type="float">
            <text:p>36,555663792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586591" calcext:value-type="float">
            <text:p>0,586591</text:p>
          </table:table-cell>
          <table:table-cell table:formula="of:=([.B241]*[.$B$297])-([.B241]*[.$B$296])+[.$B$296]" office:value-type="float" office:value="75.999984" calcext:value-type="float">
            <text:p>75,999984</text:p>
          </table:table-cell>
          <table:table-cell table:formula="of:=([.C241]*[.$B$297])-([.C241]*[.$B$296])+[.$B$296]" office:value-type="float" office:value="73.156368" calcext:value-type="float">
            <text:p>73,156368</text:p>
          </table:table-cell>
          <table:table-cell table:formula="of:=([.D241]-[.E241])^2" office:value-type="float" office:value="8.08615195545598" calcext:value-type="float">
            <text:p>8,086151955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604586" calcext:value-type="float">
            <text:p>0,604586</text:p>
          </table:table-cell>
          <table:table-cell table:formula="of:=([.B242]*[.$B$297])-([.B242]*[.$B$296])+[.$B$296]" office:value-type="float" office:value="74.000016" calcext:value-type="float">
            <text:p>74,000016</text:p>
          </table:table-cell>
          <table:table-cell table:formula="of:=([.C242]*[.$B$297])-([.C242]*[.$B$296])+[.$B$296]" office:value-type="float" office:value="74.020128" calcext:value-type="float">
            <text:p>74,020128</text:p>
          </table:table-cell>
          <table:table-cell table:formula="of:=([.D242]-[.E242])^2" office:value-type="float" office:value="0.000404492543999898" calcext:value-type="float">
            <text:p>0,000404492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586709" calcext:value-type="float">
            <text:p>0,586709</text:p>
          </table:table-cell>
          <table:table-cell table:formula="of:=([.B243]*[.$B$297])-([.B243]*[.$B$296])+[.$B$296]" office:value-type="float" office:value="74.000016" calcext:value-type="float">
            <text:p>74,000016</text:p>
          </table:table-cell>
          <table:table-cell table:formula="of:=([.C243]*[.$B$297])-([.C243]*[.$B$296])+[.$B$296]" office:value-type="float" office:value="73.162032" calcext:value-type="float">
            <text:p>73,162032</text:p>
          </table:table-cell>
          <table:table-cell table:formula="of:=([.D243]-[.E243])^2" office:value-type="float" office:value="0.70221718425601" calcext:value-type="float">
            <text:p>0,702217184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57924" calcext:value-type="float">
            <text:p>0,57924</text:p>
          </table:table-cell>
          <table:table-cell table:formula="of:=([.B244]*[.$B$297])-([.B244]*[.$B$296])+[.$B$296]" office:value-type="float" office:value="77.000016" calcext:value-type="float">
            <text:p>77,000016</text:p>
          </table:table-cell>
          <table:table-cell table:formula="of:=([.C244]*[.$B$297])-([.C244]*[.$B$296])+[.$B$296]" office:value-type="float" office:value="72.80352" calcext:value-type="float">
            <text:p>72,80352</text:p>
          </table:table-cell>
          <table:table-cell table:formula="of:=([.D244]-[.E244])^2" office:value-type="float" office:value="17.610578678016" calcext:value-type="float">
            <text:p>17,61057867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07722" calcext:value-type="float">
            <text:p>0,607722</text:p>
          </table:table-cell>
          <table:table-cell table:formula="of:=([.B245]*[.$B$297])-([.B245]*[.$B$296])+[.$B$296]" office:value-type="float" office:value="77.000016" calcext:value-type="float">
            <text:p>77,000016</text:p>
          </table:table-cell>
          <table:table-cell table:formula="of:=([.C245]*[.$B$297])-([.C245]*[.$B$296])+[.$B$296]" office:value-type="float" office:value="74.170656" calcext:value-type="float">
            <text:p>74,170656</text:p>
          </table:table-cell>
          <table:table-cell table:formula="of:=([.D245]-[.E245])^2" office:value-type="float" office:value="8.00527800959997" calcext:value-type="float">
            <text:p>8,005278009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541667" calcext:value-type="float">
            <text:p>0,541667</text:p>
          </table:table-cell>
          <table:table-cell office:value-type="float" office:value="0.620109" calcext:value-type="float">
            <text:p>0,620109</text:p>
          </table:table-cell>
          <table:table-cell table:formula="of:=([.B246]*[.$B$297])-([.B246]*[.$B$296])+[.$B$296]" office:value-type="float" office:value="71.000016" calcext:value-type="float">
            <text:p>71,000016</text:p>
          </table:table-cell>
          <table:table-cell table:formula="of:=([.C246]*[.$B$297])-([.C246]*[.$B$296])+[.$B$296]" office:value-type="float" office:value="74.765232" calcext:value-type="float">
            <text:p>74,765232</text:p>
          </table:table-cell>
          <table:table-cell table:formula="of:=([.D246]-[.E246])^2" office:value-type="float" office:value="14.176851526656" calcext:value-type="float">
            <text:p>14,176851526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416667" calcext:value-type="float">
            <text:p>0,416667</text:p>
          </table:table-cell>
          <table:table-cell office:value-type="float" office:value="0.556487" calcext:value-type="float">
            <text:p>0,556487</text:p>
          </table:table-cell>
          <table:table-cell table:formula="of:=([.B247]*[.$B$297])-([.B247]*[.$B$296])+[.$B$296]" office:value-type="float" office:value="65.000016" calcext:value-type="float">
            <text:p>65,000016</text:p>
          </table:table-cell>
          <table:table-cell table:formula="of:=([.C247]*[.$B$297])-([.C247]*[.$B$296])+[.$B$296]" office:value-type="float" office:value="71.711376" calcext:value-type="float">
            <text:p>71,711376</text:p>
          </table:table-cell>
          <table:table-cell table:formula="of:=([.D247]-[.E247])^2" office:value-type="float" office:value="45.0423530496002" calcext:value-type="float">
            <text:p>45,042353049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25" calcext:value-type="float">
            <text:p>0,25</text:p>
          </table:table-cell>
          <table:table-cell office:value-type="float" office:value="0.423426" calcext:value-type="float">
            <text:p>0,423426</text:p>
          </table:table-cell>
          <table:table-cell table:formula="of:=([.B248]*[.$B$297])-([.B248]*[.$B$296])+[.$B$296]" office:value-type="float" office:value="57" calcext:value-type="float">
            <text:p>57</text:p>
          </table:table-cell>
          <table:table-cell table:formula="of:=([.C248]*[.$B$297])-([.C248]*[.$B$296])+[.$B$296]" office:value-type="float" office:value="65.324448" calcext:value-type="float">
            <text:p>65,324448</text:p>
          </table:table-cell>
          <table:table-cell table:formula="of:=([.D248]-[.E248])^2" office:value-type="float" office:value="69.2964345047038" calcext:value-type="float">
            <text:p>69,296434504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270833" calcext:value-type="float">
            <text:p>0,270833</text:p>
          </table:table-cell>
          <table:table-cell office:value-type="float" office:value="0.292557" calcext:value-type="float">
            <text:p>0,292557</text:p>
          </table:table-cell>
          <table:table-cell table:formula="of:=([.B249]*[.$B$297])-([.B249]*[.$B$296])+[.$B$296]" office:value-type="float" office:value="57.999984" calcext:value-type="float">
            <text:p>57,999984</text:p>
          </table:table-cell>
          <table:table-cell table:formula="of:=([.C249]*[.$B$297])-([.C249]*[.$B$296])+[.$B$296]" office:value-type="float" office:value="59.042736" calcext:value-type="float">
            <text:p>59,042736</text:p>
          </table:table-cell>
          <table:table-cell table:formula="of:=([.D249]-[.E249])^2" office:value-type="float" office:value="1.087331733504" calcext:value-type="float">
            <text:p>1,087331733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25" calcext:value-type="float">
            <text:p>0,25</text:p>
          </table:table-cell>
          <table:table-cell office:value-type="float" office:value="0.271071" calcext:value-type="float">
            <text:p>0,271071</text:p>
          </table:table-cell>
          <table:table-cell table:formula="of:=([.B250]*[.$B$297])-([.B250]*[.$B$296])+[.$B$296]" office:value-type="float" office:value="57" calcext:value-type="float">
            <text:p>57</text:p>
          </table:table-cell>
          <table:table-cell table:formula="of:=([.C250]*[.$B$297])-([.C250]*[.$B$296])+[.$B$296]" office:value-type="float" office:value="58.011408" calcext:value-type="float">
            <text:p>58,011408</text:p>
          </table:table-cell>
          <table:table-cell table:formula="of:=([.D250]-[.E250])^2" office:value-type="float" office:value="1.02294614246401" calcext:value-type="float">
            <text:p>1,02294614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29167" calcext:value-type="float">
            <text:p>0,229167</text:p>
          </table:table-cell>
          <table:table-cell office:value-type="float" office:value="0.304541" calcext:value-type="float">
            <text:p>0,304541</text:p>
          </table:table-cell>
          <table:table-cell table:formula="of:=([.B251]*[.$B$297])-([.B251]*[.$B$296])+[.$B$296]" office:value-type="float" office:value="56.000016" calcext:value-type="float">
            <text:p>56,000016</text:p>
          </table:table-cell>
          <table:table-cell table:formula="of:=([.C251]*[.$B$297])-([.C251]*[.$B$296])+[.$B$296]" office:value-type="float" office:value="59.617968" calcext:value-type="float">
            <text:p>59,617968</text:p>
          </table:table-cell>
          <table:table-cell table:formula="of:=([.D251]-[.E251])^2" office:value-type="float" office:value="13.089576674304" calcext:value-type="float">
            <text:p>13,089576674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145833" calcext:value-type="float">
            <text:p>0,145833</text:p>
          </table:table-cell>
          <table:table-cell office:value-type="float" office:value="0.387203" calcext:value-type="float">
            <text:p>0,387203</text:p>
          </table:table-cell>
          <table:table-cell table:formula="of:=([.B252]*[.$B$297])-([.B252]*[.$B$296])+[.$B$296]" office:value-type="float" office:value="51.999984" calcext:value-type="float">
            <text:p>51,999984</text:p>
          </table:table-cell>
          <table:table-cell table:formula="of:=([.C252]*[.$B$297])-([.C252]*[.$B$296])+[.$B$296]" office:value-type="float" office:value="63.585744" calcext:value-type="float">
            <text:p>63,585744</text:p>
          </table:table-cell>
          <table:table-cell table:formula="of:=([.D252]-[.E252])^2" office:value-type="float" office:value="134.2298347776" calcext:value-type="float">
            <text:p>134,229834777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166667" calcext:value-type="float">
            <text:p>0,166667</text:p>
          </table:table-cell>
          <table:table-cell office:value-type="float" office:value="0.327141" calcext:value-type="float">
            <text:p>0,327141</text:p>
          </table:table-cell>
          <table:table-cell table:formula="of:=([.B253]*[.$B$297])-([.B253]*[.$B$296])+[.$B$296]" office:value-type="float" office:value="53.000016" calcext:value-type="float">
            <text:p>53,000016</text:p>
          </table:table-cell>
          <table:table-cell table:formula="of:=([.C253]*[.$B$297])-([.C253]*[.$B$296])+[.$B$296]" office:value-type="float" office:value="60.702768" calcext:value-type="float">
            <text:p>60,702768</text:p>
          </table:table-cell>
          <table:table-cell table:formula="of:=([.D253]-[.E253])^2" office:value-type="float" office:value="59.3323883735039" calcext:value-type="float">
            <text:p>59,332388373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166667" calcext:value-type="float">
            <text:p>0,166667</text:p>
          </table:table-cell>
          <table:table-cell office:value-type="float" office:value="0.33058" calcext:value-type="float">
            <text:p>0,33058</text:p>
          </table:table-cell>
          <table:table-cell table:formula="of:=([.B254]*[.$B$297])-([.B254]*[.$B$296])+[.$B$296]" office:value-type="float" office:value="53.000016" calcext:value-type="float">
            <text:p>53,000016</text:p>
          </table:table-cell>
          <table:table-cell table:formula="of:=([.C254]*[.$B$297])-([.C254]*[.$B$296])+[.$B$296]" office:value-type="float" office:value="60.86784" calcext:value-type="float">
            <text:p>60,86784</text:p>
          </table:table-cell>
          <table:table-cell table:formula="of:=([.D254]-[.E254])^2" office:value-type="float" office:value="61.902654494976" calcext:value-type="float">
            <text:p>61,90265449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25" calcext:value-type="float">
            <text:p>0,25</text:p>
          </table:table-cell>
          <table:table-cell office:value-type="float" office:value="0.315977" calcext:value-type="float">
            <text:p>0,315977</text:p>
          </table:table-cell>
          <table:table-cell table:formula="of:=([.B255]*[.$B$297])-([.B255]*[.$B$296])+[.$B$296]" office:value-type="float" office:value="57" calcext:value-type="float">
            <text:p>57</text:p>
          </table:table-cell>
          <table:table-cell table:formula="of:=([.C255]*[.$B$297])-([.C255]*[.$B$296])+[.$B$296]" office:value-type="float" office:value="60.166896" calcext:value-type="float">
            <text:p>60,166896</text:p>
          </table:table-cell>
          <table:table-cell table:formula="of:=([.D255]-[.E255])^2" office:value-type="float" office:value="10.029230274816" calcext:value-type="float">
            <text:p>10,029230274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375" calcext:value-type="float">
            <text:p>0,375</text:p>
          </table:table-cell>
          <table:table-cell office:value-type="float" office:value="0.400703" calcext:value-type="float">
            <text:p>0,400703</text:p>
          </table:table-cell>
          <table:table-cell table:formula="of:=([.B256]*[.$B$297])-([.B256]*[.$B$296])+[.$B$296]" office:value-type="float" office:value="63" calcext:value-type="float">
            <text:p>63</text:p>
          </table:table-cell>
          <table:table-cell table:formula="of:=([.C256]*[.$B$297])-([.C256]*[.$B$296])+[.$B$296]" office:value-type="float" office:value="64.233744" calcext:value-type="float">
            <text:p>64,233744</text:p>
          </table:table-cell>
          <table:table-cell table:formula="of:=([.D256]-[.E256])^2" office:value-type="float" office:value="1.522124257536" calcext:value-type="float">
            <text:p>1,52212425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770833" calcext:value-type="float">
            <text:p>0,770833</text:p>
          </table:table-cell>
          <table:table-cell office:value-type="float" office:value="0.506097" calcext:value-type="float">
            <text:p>0,506097</text:p>
          </table:table-cell>
          <table:table-cell table:formula="of:=([.B257]*[.$B$297])-([.B257]*[.$B$296])+[.$B$296]" office:value-type="float" office:value="81.999984" calcext:value-type="float">
            <text:p>81,999984</text:p>
          </table:table-cell>
          <table:table-cell table:formula="of:=([.C257]*[.$B$297])-([.C257]*[.$B$296])+[.$B$296]" office:value-type="float" office:value="69.292656" calcext:value-type="float">
            <text:p>69,292656</text:p>
          </table:table-cell>
          <table:table-cell table:formula="of:=([.D257]-[.E257])^2" office:value-type="float" office:value="161.476184899583" calcext:value-type="float">
            <text:p>161,476184899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791667" calcext:value-type="float">
            <text:p>0,791667</text:p>
          </table:table-cell>
          <table:table-cell office:value-type="float" office:value="0.762247" calcext:value-type="float">
            <text:p>0,762247</text:p>
          </table:table-cell>
          <table:table-cell table:formula="of:=([.B258]*[.$B$297])-([.B258]*[.$B$296])+[.$B$296]" office:value-type="float" office:value="83.000016" calcext:value-type="float">
            <text:p>83,000016</text:p>
          </table:table-cell>
          <table:table-cell table:formula="of:=([.C258]*[.$B$297])-([.C258]*[.$B$296])+[.$B$296]" office:value-type="float" office:value="81.587856" calcext:value-type="float">
            <text:p>81,587856</text:p>
          </table:table-cell>
          <table:table-cell table:formula="of:=([.D258]-[.E258])^2" office:value-type="float" office:value="1.99419586560008" calcext:value-type="float">
            <text:p>1,994195865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746124" calcext:value-type="float">
            <text:p>0,746124</text:p>
          </table:table-cell>
          <table:table-cell table:formula="of:=([.B259]*[.$B$297])-([.B259]*[.$B$296])+[.$B$296]" office:value-type="float" office:value="74.000016" calcext:value-type="float">
            <text:p>74,000016</text:p>
          </table:table-cell>
          <table:table-cell table:formula="of:=([.C259]*[.$B$297])-([.C259]*[.$B$296])+[.$B$296]" office:value-type="float" office:value="80.813952" calcext:value-type="float">
            <text:p>80,813952</text:p>
          </table:table-cell>
          <table:table-cell table:formula="of:=([.D259]-[.E259])^2" office:value-type="float" office:value="46.429723812096" calcext:value-type="float">
            <text:p>46,429723812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479167" calcext:value-type="float">
            <text:p>0,479167</text:p>
          </table:table-cell>
          <table:table-cell office:value-type="float" office:value="0.755117" calcext:value-type="float">
            <text:p>0,755117</text:p>
          </table:table-cell>
          <table:table-cell table:formula="of:=([.B260]*[.$B$297])-([.B260]*[.$B$296])+[.$B$296]" office:value-type="float" office:value="68.000016" calcext:value-type="float">
            <text:p>68,000016</text:p>
          </table:table-cell>
          <table:table-cell table:formula="of:=([.C260]*[.$B$297])-([.C260]*[.$B$296])+[.$B$296]" office:value-type="float" office:value="81.245616" calcext:value-type="float">
            <text:p>81,245616</text:p>
          </table:table-cell>
          <table:table-cell table:formula="of:=([.D260]-[.E260])^2" office:value-type="float" office:value="175.44591936" calcext:value-type="float">
            <text:p>175,4459193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354167" calcext:value-type="float">
            <text:p>0,354167</text:p>
          </table:table-cell>
          <table:table-cell office:value-type="float" office:value="0.534384" calcext:value-type="float">
            <text:p>0,534384</text:p>
          </table:table-cell>
          <table:table-cell table:formula="of:=([.B261]*[.$B$297])-([.B261]*[.$B$296])+[.$B$296]" office:value-type="float" office:value="62.000016" calcext:value-type="float">
            <text:p>62,000016</text:p>
          </table:table-cell>
          <table:table-cell table:formula="of:=([.C261]*[.$B$297])-([.C261]*[.$B$296])+[.$B$296]" office:value-type="float" office:value="70.650432" calcext:value-type="float">
            <text:p>70,650432</text:p>
          </table:table-cell>
          <table:table-cell table:formula="of:=([.D261]-[.E261])^2" office:value-type="float" office:value="74.8296969730559" calcext:value-type="float">
            <text:p>74,829696973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458333" calcext:value-type="float">
            <text:p>0,458333</text:p>
          </table:table-cell>
          <table:table-cell office:value-type="float" office:value="0.346087" calcext:value-type="float">
            <text:p>0,346087</text:p>
          </table:table-cell>
          <table:table-cell table:formula="of:=([.B262]*[.$B$297])-([.B262]*[.$B$296])+[.$B$296]" office:value-type="float" office:value="66.999984" calcext:value-type="float">
            <text:p>66,999984</text:p>
          </table:table-cell>
          <table:table-cell table:formula="of:=([.C262]*[.$B$297])-([.C262]*[.$B$296])+[.$B$296]" office:value-type="float" office:value="61.612176" calcext:value-type="float">
            <text:p>61,612176</text:p>
          </table:table-cell>
          <table:table-cell table:formula="of:=([.D262]-[.E262])^2" office:value-type="float" office:value="29.028475044864" calcext:value-type="float">
            <text:p>29,028475044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479167" calcext:value-type="float">
            <text:p>0,479167</text:p>
          </table:table-cell>
          <table:table-cell office:value-type="float" office:value="0.409284" calcext:value-type="float">
            <text:p>0,409284</text:p>
          </table:table-cell>
          <table:table-cell table:formula="of:=([.B263]*[.$B$297])-([.B263]*[.$B$296])+[.$B$296]" office:value-type="float" office:value="68.000016" calcext:value-type="float">
            <text:p>68,000016</text:p>
          </table:table-cell>
          <table:table-cell table:formula="of:=([.C263]*[.$B$297])-([.C263]*[.$B$296])+[.$B$296]" office:value-type="float" office:value="64.645632" calcext:value-type="float">
            <text:p>64,645632</text:p>
          </table:table-cell>
          <table:table-cell table:formula="of:=([.D263]-[.E263])^2" office:value-type="float" office:value="11.2518920194559" calcext:value-type="float">
            <text:p>11,251892019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458333" calcext:value-type="float">
            <text:p>0,458333</text:p>
          </table:table-cell>
          <table:table-cell office:value-type="float" office:value="0.474157" calcext:value-type="float">
            <text:p>0,474157</text:p>
          </table:table-cell>
          <table:table-cell table:formula="of:=([.B264]*[.$B$297])-([.B264]*[.$B$296])+[.$B$296]" office:value-type="float" office:value="66.999984" calcext:value-type="float">
            <text:p>66,999984</text:p>
          </table:table-cell>
          <table:table-cell table:formula="of:=([.C264]*[.$B$297])-([.C264]*[.$B$296])+[.$B$296]" office:value-type="float" office:value="67.759536" calcext:value-type="float">
            <text:p>67,759536</text:p>
          </table:table-cell>
          <table:table-cell table:formula="of:=([.D264]-[.E264])^2" office:value-type="float" office:value="0.576919240703999" calcext:value-type="float">
            <text:p>0,576919240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208333" calcext:value-type="float">
            <text:p>0,208333</text:p>
          </table:table-cell>
          <table:table-cell office:value-type="float" office:value="0.518347" calcext:value-type="float">
            <text:p>0,518347</text:p>
          </table:table-cell>
          <table:table-cell table:formula="of:=([.B265]*[.$B$297])-([.B265]*[.$B$296])+[.$B$296]" office:value-type="float" office:value="54.999984" calcext:value-type="float">
            <text:p>54,999984</text:p>
          </table:table-cell>
          <table:table-cell table:formula="of:=([.C265]*[.$B$297])-([.C265]*[.$B$296])+[.$B$296]" office:value-type="float" office:value="69.880656" calcext:value-type="float">
            <text:p>69,880656</text:p>
          </table:table-cell>
          <table:table-cell table:formula="of:=([.D265]-[.E265])^2" office:value-type="float" office:value="221.434399171584" calcext:value-type="float">
            <text:p>221,434399171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104167" calcext:value-type="float">
            <text:p>0,104167</text:p>
          </table:table-cell>
          <table:table-cell office:value-type="float" office:value="0.353379" calcext:value-type="float">
            <text:p>0,353379</text:p>
          </table:table-cell>
          <table:table-cell table:formula="of:=([.B266]*[.$B$297])-([.B266]*[.$B$296])+[.$B$296]" office:value-type="float" office:value="50.000016" calcext:value-type="float">
            <text:p>50,000016</text:p>
          </table:table-cell>
          <table:table-cell table:formula="of:=([.C266]*[.$B$297])-([.C266]*[.$B$296])+[.$B$296]" office:value-type="float" office:value="61.962192" calcext:value-type="float">
            <text:p>61,962192</text:p>
          </table:table-cell>
          <table:table-cell table:formula="of:=([.D266]-[.E266])^2" office:value-type="float" office:value="143.093654654976" calcext:value-type="float">
            <text:p>143,09365465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145833" calcext:value-type="float">
            <text:p>0,145833</text:p>
          </table:table-cell>
          <table:table-cell office:value-type="float" office:value="0.200451" calcext:value-type="float">
            <text:p>0,200451</text:p>
          </table:table-cell>
          <table:table-cell table:formula="of:=([.B267]*[.$B$297])-([.B267]*[.$B$296])+[.$B$296]" office:value-type="float" office:value="51.999984" calcext:value-type="float">
            <text:p>51,999984</text:p>
          </table:table-cell>
          <table:table-cell table:formula="of:=([.C267]*[.$B$297])-([.C267]*[.$B$296])+[.$B$296]" office:value-type="float" office:value="54.621648" calcext:value-type="float">
            <text:p>54,621648</text:p>
          </table:table-cell>
          <table:table-cell table:formula="of:=([.D267]-[.E267])^2" office:value-type="float" office:value="6.87312212889601" calcext:value-type="float">
            <text:p>6,873122128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375" calcext:value-type="float">
            <text:p>0,375</text:p>
          </table:table-cell>
          <table:table-cell office:value-type="float" office:value="0.215875" calcext:value-type="float">
            <text:p>0,215875</text:p>
          </table:table-cell>
          <table:table-cell table:formula="of:=([.B268]*[.$B$297])-([.B268]*[.$B$296])+[.$B$296]" office:value-type="float" office:value="63" calcext:value-type="float">
            <text:p>63</text:p>
          </table:table-cell>
          <table:table-cell table:formula="of:=([.C268]*[.$B$297])-([.C268]*[.$B$296])+[.$B$296]" office:value-type="float" office:value="55.362" calcext:value-type="float">
            <text:p>55,362</text:p>
          </table:table-cell>
          <table:table-cell table:formula="of:=([.D268]-[.E268])^2" office:value-type="float" office:value="58.339044" calcext:value-type="float">
            <text:p>58,33904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5" calcext:value-type="float">
            <text:p>0,5</text:p>
          </table:table-cell>
          <table:table-cell office:value-type="float" office:value="0.464842" calcext:value-type="float">
            <text:p>0,464842</text:p>
          </table:table-cell>
          <table:table-cell table:formula="of:=([.B269]*[.$B$297])-([.B269]*[.$B$296])+[.$B$296]" office:value-type="float" office:value="69" calcext:value-type="float">
            <text:p>69</text:p>
          </table:table-cell>
          <table:table-cell table:formula="of:=([.C269]*[.$B$297])-([.C269]*[.$B$296])+[.$B$296]" office:value-type="float" office:value="67.312416" calcext:value-type="float">
            <text:p>67,312416</text:p>
          </table:table-cell>
          <table:table-cell table:formula="of:=([.D269]-[.E269])^2" office:value-type="float" office:value="2.847939757056" calcext:value-type="float">
            <text:p>2,847939757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41667" calcext:value-type="float">
            <text:p>0,541667</text:p>
          </table:table-cell>
          <table:table-cell office:value-type="float" office:value="0.58236" calcext:value-type="float">
            <text:p>0,58236</text:p>
          </table:table-cell>
          <table:table-cell table:formula="of:=([.B270]*[.$B$297])-([.B270]*[.$B$296])+[.$B$296]" office:value-type="float" office:value="71.000016" calcext:value-type="float">
            <text:p>71,000016</text:p>
          </table:table-cell>
          <table:table-cell table:formula="of:=([.C270]*[.$B$297])-([.C270]*[.$B$296])+[.$B$296]" office:value-type="float" office:value="72.95328" calcext:value-type="float">
            <text:p>72,95328</text:p>
          </table:table-cell>
          <table:table-cell table:formula="of:=([.D270]-[.E270])^2" office:value-type="float" office:value="3.81524025369602" calcext:value-type="float">
            <text:p>3,815240253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41667" calcext:value-type="float">
            <text:p>0,541667</text:p>
          </table:table-cell>
          <table:table-cell office:value-type="float" office:value="0.60799" calcext:value-type="float">
            <text:p>0,60799</text:p>
          </table:table-cell>
          <table:table-cell table:formula="of:=([.B271]*[.$B$297])-([.B271]*[.$B$296])+[.$B$296]" office:value-type="float" office:value="71.000016" calcext:value-type="float">
            <text:p>71,000016</text:p>
          </table:table-cell>
          <table:table-cell table:formula="of:=([.C271]*[.$B$297])-([.C271]*[.$B$296])+[.$B$296]" office:value-type="float" office:value="74.18352" calcext:value-type="float">
            <text:p>74,18352</text:p>
          </table:table-cell>
          <table:table-cell table:formula="of:=([.D271]-[.E271])^2" office:value-type="float" office:value="10.134697718016" calcext:value-type="float">
            <text:p>10,13469771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597278" calcext:value-type="float">
            <text:p>0,597278</text:p>
          </table:table-cell>
          <table:table-cell table:formula="of:=([.B272]*[.$B$297])-([.B272]*[.$B$296])+[.$B$296]" office:value-type="float" office:value="77.000016" calcext:value-type="float">
            <text:p>77,000016</text:p>
          </table:table-cell>
          <table:table-cell table:formula="of:=([.C272]*[.$B$297])-([.C272]*[.$B$296])+[.$B$296]" office:value-type="float" office:value="73.669344" calcext:value-type="float">
            <text:p>73,669344</text:p>
          </table:table-cell>
          <table:table-cell table:formula="of:=([.D272]-[.E272])^2" office:value-type="float" office:value="11.093375971584" calcext:value-type="float">
            <text:p>11,093375971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639963" calcext:value-type="float">
            <text:p>0,639963</text:p>
          </table:table-cell>
          <table:table-cell table:formula="of:=([.B273]*[.$B$297])-([.B273]*[.$B$296])+[.$B$296]" office:value-type="float" office:value="72" calcext:value-type="float">
            <text:p>72</text:p>
          </table:table-cell>
          <table:table-cell table:formula="of:=([.C273]*[.$B$297])-([.C273]*[.$B$296])+[.$B$296]" office:value-type="float" office:value="75.718224" calcext:value-type="float">
            <text:p>75,718224</text:p>
          </table:table-cell>
          <table:table-cell table:formula="of:=([.D273]-[.E273])^2" office:value-type="float" office:value="13.8251897141759" calcext:value-type="float">
            <text:p>13,825189714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582132" calcext:value-type="float">
            <text:p>0,582132</text:p>
          </table:table-cell>
          <table:table-cell table:formula="of:=([.B274]*[.$B$297])-([.B274]*[.$B$296])+[.$B$296]" office:value-type="float" office:value="78" calcext:value-type="float">
            <text:p>78</text:p>
          </table:table-cell>
          <table:table-cell table:formula="of:=([.C274]*[.$B$297])-([.C274]*[.$B$296])+[.$B$296]" office:value-type="float" office:value="72.942336" calcext:value-type="float">
            <text:p>72,942336</text:p>
          </table:table-cell>
          <table:table-cell table:formula="of:=([.D274]-[.E274])^2" office:value-type="float" office:value="25.579965136896" calcext:value-type="float">
            <text:p>25,579965136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32725" calcext:value-type="float">
            <text:p>0,632725</text:p>
          </table:table-cell>
          <table:table-cell table:formula="of:=([.B275]*[.$B$297])-([.B275]*[.$B$296])+[.$B$296]" office:value-type="float" office:value="77.000016" calcext:value-type="float">
            <text:p>77,000016</text:p>
          </table:table-cell>
          <table:table-cell table:formula="of:=([.C275]*[.$B$297])-([.C275]*[.$B$296])+[.$B$296]" office:value-type="float" office:value="75.3708" calcext:value-type="float">
            <text:p>75,3708</text:p>
          </table:table-cell>
          <table:table-cell table:formula="of:=([.D275]-[.E275])^2" office:value-type="float" office:value="2.654344774656" calcext:value-type="float">
            <text:p>2,654344774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647974" calcext:value-type="float">
            <text:p>0,647974</text:p>
          </table:table-cell>
          <table:table-cell table:formula="of:=([.B276]*[.$B$297])-([.B276]*[.$B$296])+[.$B$296]" office:value-type="float" office:value="75.999984" calcext:value-type="float">
            <text:p>75,999984</text:p>
          </table:table-cell>
          <table:table-cell table:formula="of:=([.C276]*[.$B$297])-([.C276]*[.$B$296])+[.$B$296]" office:value-type="float" office:value="76.102752" calcext:value-type="float">
            <text:p>76,102752</text:p>
          </table:table-cell>
          <table:table-cell table:formula="of:=([.D276]-[.E276])^2" office:value-type="float" office:value="0.0105612618239995" calcext:value-type="float">
            <text:p>0,010561261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708333" calcext:value-type="float">
            <text:p>0,708333</text:p>
          </table:table-cell>
          <table:table-cell office:value-type="float" office:value="0.603639" calcext:value-type="float">
            <text:p>0,603639</text:p>
          </table:table-cell>
          <table:table-cell table:formula="of:=([.B277]*[.$B$297])-([.B277]*[.$B$296])+[.$B$296]" office:value-type="float" office:value="78.999984" calcext:value-type="float">
            <text:p>78,999984</text:p>
          </table:table-cell>
          <table:table-cell table:formula="of:=([.C277]*[.$B$297])-([.C277]*[.$B$296])+[.$B$296]" office:value-type="float" office:value="73.974672" calcext:value-type="float">
            <text:p>73,974672</text:p>
          </table:table-cell>
          <table:table-cell table:formula="of:=([.D277]-[.E277])^2" office:value-type="float" office:value="25.253760697344" calcext:value-type="float">
            <text:p>25,253760697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729167" calcext:value-type="float">
            <text:p>0,729167</text:p>
          </table:table-cell>
          <table:table-cell office:value-type="float" office:value="0.663095" calcext:value-type="float">
            <text:p>0,663095</text:p>
          </table:table-cell>
          <table:table-cell table:formula="of:=([.B278]*[.$B$297])-([.B278]*[.$B$296])+[.$B$296]" office:value-type="float" office:value="80.000016" calcext:value-type="float">
            <text:p>80,000016</text:p>
          </table:table-cell>
          <table:table-cell table:formula="of:=([.C278]*[.$B$297])-([.C278]*[.$B$296])+[.$B$296]" office:value-type="float" office:value="76.82856" calcext:value-type="float">
            <text:p>76,82856</text:p>
          </table:table-cell>
          <table:table-cell table:formula="of:=([.D278]-[.E278])^2" office:value-type="float" office:value="10.0581331599361" calcext:value-type="float">
            <text:p>10,058133159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75" calcext:value-type="float">
            <text:p>0,75</text:p>
          </table:table-cell>
          <table:table-cell office:value-type="float" office:value="0.667016" calcext:value-type="float">
            <text:p>0,667016</text:p>
          </table:table-cell>
          <table:table-cell table:formula="of:=([.B279]*[.$B$297])-([.B279]*[.$B$296])+[.$B$296]" office:value-type="float" office:value="81" calcext:value-type="float">
            <text:p>81</text:p>
          </table:table-cell>
          <table:table-cell table:formula="of:=([.C279]*[.$B$297])-([.C279]*[.$B$296])+[.$B$296]" office:value-type="float" office:value="77.016768" calcext:value-type="float">
            <text:p>77,016768</text:p>
          </table:table-cell>
          <table:table-cell table:formula="of:=([.D279]-[.E279])^2" office:value-type="float" office:value="15.866137165824" calcext:value-type="float">
            <text:p>15,866137165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708333" calcext:value-type="float">
            <text:p>0,708333</text:p>
          </table:table-cell>
          <table:table-cell office:value-type="float" office:value="0.681068" calcext:value-type="float">
            <text:p>0,681068</text:p>
          </table:table-cell>
          <table:table-cell table:formula="of:=([.B280]*[.$B$297])-([.B280]*[.$B$296])+[.$B$296]" office:value-type="float" office:value="78.999984" calcext:value-type="float">
            <text:p>78,999984</text:p>
          </table:table-cell>
          <table:table-cell table:formula="of:=([.C280]*[.$B$297])-([.C280]*[.$B$296])+[.$B$296]" office:value-type="float" office:value="77.691264" calcext:value-type="float">
            <text:p>77,691264</text:p>
          </table:table-cell>
          <table:table-cell table:formula="of:=([.D280]-[.E280])^2" office:value-type="float" office:value="1.71274803840002" calcext:value-type="float">
            <text:p>1,712748038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77815" calcext:value-type="float">
            <text:p>0,677815</text:p>
          </table:table-cell>
          <table:table-cell table:formula="of:=([.B281]*[.$B$297])-([.B281]*[.$B$296])+[.$B$296]" office:value-type="float" office:value="77.000016" calcext:value-type="float">
            <text:p>77,000016</text:p>
          </table:table-cell>
          <table:table-cell table:formula="of:=([.C281]*[.$B$297])-([.C281]*[.$B$296])+[.$B$296]" office:value-type="float" office:value="77.53512" calcext:value-type="float">
            <text:p>77,53512</text:p>
          </table:table-cell>
          <table:table-cell table:formula="of:=([.D281]-[.E281])^2" office:value-type="float" office:value="0.286336290816004" calcext:value-type="float">
            <text:p>0,286336290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614408" calcext:value-type="float">
            <text:p>0,614408</text:p>
          </table:table-cell>
          <table:table-cell table:formula="of:=([.B282]*[.$B$297])-([.B282]*[.$B$296])+[.$B$296]" office:value-type="float" office:value="75.999984" calcext:value-type="float">
            <text:p>75,999984</text:p>
          </table:table-cell>
          <table:table-cell table:formula="of:=([.C282]*[.$B$297])-([.C282]*[.$B$296])+[.$B$296]" office:value-type="float" office:value="74.491584" calcext:value-type="float">
            <text:p>74,491584</text:p>
          </table:table-cell>
          <table:table-cell table:formula="of:=([.D282]-[.E282])^2" office:value-type="float" office:value="2.27527056000003" calcext:value-type="float">
            <text:p>2,2752705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581387" calcext:value-type="float">
            <text:p>0,581387</text:p>
          </table:table-cell>
          <table:table-cell table:formula="of:=([.B283]*[.$B$297])-([.B283]*[.$B$296])+[.$B$296]" office:value-type="float" office:value="78" calcext:value-type="float">
            <text:p>78</text:p>
          </table:table-cell>
          <table:table-cell table:formula="of:=([.C283]*[.$B$297])-([.C283]*[.$B$296])+[.$B$296]" office:value-type="float" office:value="72.906576" calcext:value-type="float">
            <text:p>72,906576</text:p>
          </table:table-cell>
          <table:table-cell table:formula="of:=([.D283]-[.E283])^2" office:value-type="float" office:value="25.942968043776" calcext:value-type="float">
            <text:p>25,942968043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729167" calcext:value-type="float">
            <text:p>0,729167</text:p>
          </table:table-cell>
          <table:table-cell office:value-type="float" office:value="0.608665" calcext:value-type="float">
            <text:p>0,608665</text:p>
          </table:table-cell>
          <table:table-cell table:formula="of:=([.B284]*[.$B$297])-([.B284]*[.$B$296])+[.$B$296]" office:value-type="float" office:value="80.000016" calcext:value-type="float">
            <text:p>80,000016</text:p>
          </table:table-cell>
          <table:table-cell table:formula="of:=([.C284]*[.$B$297])-([.C284]*[.$B$296])+[.$B$296]" office:value-type="float" office:value="74.21592" calcext:value-type="float">
            <text:p>74,21592</text:p>
          </table:table-cell>
          <table:table-cell table:formula="of:=([.D284]-[.E284])^2" office:value-type="float" office:value="33.4557665372162" calcext:value-type="float">
            <text:p>33,455766537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75" calcext:value-type="float">
            <text:p>0,75</text:p>
          </table:table-cell>
          <table:table-cell office:value-type="float" office:value="0.657646" calcext:value-type="float">
            <text:p>0,657646</text:p>
          </table:table-cell>
          <table:table-cell table:formula="of:=([.B285]*[.$B$297])-([.B285]*[.$B$296])+[.$B$296]" office:value-type="float" office:value="81" calcext:value-type="float">
            <text:p>81</text:p>
          </table:table-cell>
          <table:table-cell table:formula="of:=([.C285]*[.$B$297])-([.C285]*[.$B$296])+[.$B$296]" office:value-type="float" office:value="76.567008" calcext:value-type="float">
            <text:p>76,567008</text:p>
          </table:table-cell>
          <table:table-cell table:formula="of:=([.D285]-[.E285])^2" office:value-type="float" office:value="19.651418072064" calcext:value-type="float">
            <text:p>19,651418072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8125" calcext:value-type="float">
            <text:p>0,8125</text:p>
          </table:table-cell>
          <table:table-cell office:value-type="float" office:value="0.683046" calcext:value-type="float">
            <text:p>0,683046</text:p>
          </table:table-cell>
          <table:table-cell table:formula="of:=([.B286]*[.$B$297])-([.B286]*[.$B$296])+[.$B$296]" office:value-type="float" office:value="84" calcext:value-type="float">
            <text:p>84</text:p>
          </table:table-cell>
          <table:table-cell table:formula="of:=([.C286]*[.$B$297])-([.C286]*[.$B$296])+[.$B$296]" office:value-type="float" office:value="77.786208" calcext:value-type="float">
            <text:p>77,786208</text:p>
          </table:table-cell>
          <table:table-cell table:formula="of:=([.D286]-[.E286])^2" office:value-type="float" office:value="38.6112110192642" calcext:value-type="float">
            <text:p>38,611211019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833333" calcext:value-type="float">
            <text:p>0,833333</text:p>
          </table:table-cell>
          <table:table-cell office:value-type="float" office:value="0.720771" calcext:value-type="float">
            <text:p>0,720771</text:p>
          </table:table-cell>
          <table:table-cell table:formula="of:=([.B287]*[.$B$297])-([.B287]*[.$B$296])+[.$B$296]" office:value-type="float" office:value="84.999984" calcext:value-type="float">
            <text:p>84,999984</text:p>
          </table:table-cell>
          <table:table-cell table:formula="of:=([.C287]*[.$B$297])-([.C287]*[.$B$296])+[.$B$296]" office:value-type="float" office:value="79.597008" calcext:value-type="float">
            <text:p>79,597008</text:p>
          </table:table-cell>
          <table:table-cell table:formula="of:=([.D287]-[.E287])^2" office:value-type="float" office:value="29.1921496565759" calcext:value-type="float">
            <text:p>29,192149656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854167" calcext:value-type="float">
            <text:p>0,854167</text:p>
          </table:table-cell>
          <table:table-cell office:value-type="float" office:value="0.73645" calcext:value-type="float">
            <text:p>0,73645</text:p>
          </table:table-cell>
          <table:table-cell table:formula="of:=([.B288]*[.$B$297])-([.B288]*[.$B$296])+[.$B$296]" office:value-type="float" office:value="86.000016" calcext:value-type="float">
            <text:p>86,000016</text:p>
          </table:table-cell>
          <table:table-cell table:formula="of:=([.C288]*[.$B$297])-([.C288]*[.$B$296])+[.$B$296]" office:value-type="float" office:value="80.3496" calcext:value-type="float">
            <text:p>80,3496</text:p>
          </table:table-cell>
          <table:table-cell table:formula="of:=([.D288]-[.E288])^2" office:value-type="float" office:value="31.9272009730561" calcext:value-type="float">
            <text:p>31,927200973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875" calcext:value-type="float">
            <text:p>0,875</text:p>
          </table:table-cell>
          <table:table-cell office:value-type="float" office:value="0.730469" calcext:value-type="float">
            <text:p>0,730469</text:p>
          </table:table-cell>
          <table:table-cell table:formula="of:=([.B289]*[.$B$297])-([.B289]*[.$B$296])+[.$B$296]" office:value-type="float" office:value="87" calcext:value-type="float">
            <text:p>87</text:p>
          </table:table-cell>
          <table:table-cell table:formula="of:=([.C289]*[.$B$297])-([.C289]*[.$B$296])+[.$B$296]" office:value-type="float" office:value="80.062512" calcext:value-type="float">
            <text:p>80,062512</text:p>
          </table:table-cell>
          <table:table-cell table:formula="of:=([.D289]-[.E289])^2" office:value-type="float" office:value="48.128739750144" calcext:value-type="float">
            <text:p>48,12873975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770833" calcext:value-type="float">
            <text:p>0,770833</text:p>
          </table:table-cell>
          <table:table-cell office:value-type="float" office:value="0.74316" calcext:value-type="float">
            <text:p>0,74316</text:p>
          </table:table-cell>
          <table:table-cell table:formula="of:=([.B290]*[.$B$297])-([.B290]*[.$B$296])+[.$B$296]" office:value-type="float" office:value="81.999984" calcext:value-type="float">
            <text:p>81,999984</text:p>
          </table:table-cell>
          <table:table-cell table:formula="of:=([.C290]*[.$B$297])-([.C290]*[.$B$296])+[.$B$296]" office:value-type="float" office:value="80.67168" calcext:value-type="float">
            <text:p>80,67168</text:p>
          </table:table-cell>
          <table:table-cell table:formula="of:=([.D290]-[.E290])^2" office:value-type="float" office:value="1.76439151641593" calcext:value-type="float">
            <text:p>1,764391516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625" calcext:value-type="float">
            <text:p>0,625</text:p>
          </table:table-cell>
          <table:table-cell office:value-type="float" office:value="0.697443" calcext:value-type="float">
            <text:p>0,697443</text:p>
          </table:table-cell>
          <table:table-cell table:formula="of:=([.B291]*[.$B$297])-([.B291]*[.$B$296])+[.$B$296]" office:value-type="float" office:value="75" calcext:value-type="float">
            <text:p>75</text:p>
          </table:table-cell>
          <table:table-cell table:formula="of:=([.C291]*[.$B$297])-([.C291]*[.$B$296])+[.$B$296]" office:value-type="float" office:value="78.477264" calcext:value-type="float">
            <text:p>78,477264</text:p>
          </table:table-cell>
          <table:table-cell table:formula="of:=([.D291]-[.E291])^2" office:value-type="float" office:value="12.0913649256959" calcext:value-type="float">
            <text:p>12,091364925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526908" calcext:value-type="float">
            <text:p>0,526908</text:p>
          </table:table-cell>
          <table:table-cell table:formula="of:=([.B292]*[.$B$297])-([.B292]*[.$B$296])+[.$B$296]" office:value-type="float" office:value="78" calcext:value-type="float">
            <text:p>78</text:p>
          </table:table-cell>
          <table:table-cell table:formula="of:=([.C292]*[.$B$297])-([.C292]*[.$B$296])+[.$B$296]" office:value-type="float" office:value="70.291584" calcext:value-type="float">
            <text:p>70,291584</text:p>
          </table:table-cell>
          <table:table-cell table:formula="of:=([.D292]-[.E292])^2" office:value-type="float" office:value="59.419677229056" calcext:value-type="float">
            <text:p>59,419677229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563109" calcext:value-type="float">
            <text:p>0,563109</text:p>
          </table:table-cell>
          <table:table-cell table:formula="of:=([.B293]*[.$B$297])-([.B293]*[.$B$296])+[.$B$296]" office:value-type="float" office:value="77.000016" calcext:value-type="float">
            <text:p>77,000016</text:p>
          </table:table-cell>
          <table:table-cell table:formula="of:=([.C293]*[.$B$297])-([.C293]*[.$B$296])+[.$B$296]" office:value-type="float" office:value="72.029232" calcext:value-type="float">
            <text:p>72,029232</text:p>
          </table:table-cell>
          <table:table-cell table:formula="of:=([.D293]-[.E293])^2" office:value-type="float" office:value="24.7086935746561" calcext:value-type="float">
            <text:p>24,708693574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580302" calcext:value-type="float">
            <text:p>0,580302</text:p>
          </table:table-cell>
          <table:table-cell table:formula="of:=([.B294]*[.$B$297])-([.B294]*[.$B$296])+[.$B$296]" office:value-type="float" office:value="66" calcext:value-type="float">
            <text:p>66</text:p>
          </table:table-cell>
          <table:table-cell table:formula="of:=([.C294]*[.$B$297])-([.C294]*[.$B$296])+[.$B$296]" office:value-type="float" office:value="72.854496" calcext:value-type="float">
            <text:p>72,854496</text:p>
          </table:table-cell>
          <table:table-cell table:formula="of:=([.D294]-[.E294])^2" office:value-type="float" office:value="46.984115414016" calcext:value-type="float">
            <text:p>46,98411541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483257" calcext:value-type="float">
            <text:p>0,483257</text:p>
          </table:table-cell>
          <table:table-cell table:formula="of:=([.B295]*[.$B$297])-([.B295]*[.$B$296])+[.$B$296]" office:value-type="float" office:value="60" calcext:value-type="float">
            <text:p>60</text:p>
          </table:table-cell>
          <table:table-cell table:formula="of:=([.C295]*[.$B$297])-([.C295]*[.$B$296])+[.$B$296]" office:value-type="float" office:value="68.196336" calcext:value-type="float">
            <text:p>68,196336</text:p>
          </table:table-cell>
          <table:table-cell table:formula="of:=([.D295]-[.E295])^2" office:value-type="float" office:value="67.179923824896" calcext:value-type="float">
            <text:p>67,179923824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2"/>
          <table:table-cell table:formula="of:=SQRT(AVERAGE([.F2:.F295]))" office:value-type="float" office:value="5.46762345631838" calcext:value-type="float">
            <text:p>5,467623456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93" calcext:value-type="float">
            <text:p>93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15:21:52.0837356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2T15:22:25.669216267</dc:date>
    <meta:editing-duration>PT35M41S</meta:editing-duration>
    <meta:editing-cycles>11</meta:editing-cycles>
    <meta:document-statistic meta:table-count="1" meta:cell-count="17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4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87cm" svg:y="0.316cm" chart:style-name="ch2">
          <text:p>Humidity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5" chart:data-source-has-labels="row" svg:x="1.331cm" svg:y="1.275cm" svg:width="11.126cm" svg:height="6.564cm">
          <chartooo:coordinate-region svg:x="2.138cm" svg:y="1.397cm" svg:width="10.319cm" svg:height="5.442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7">
            <chart:title svg:x="0.451cm" svg:y="5.54cm" chart:style-name="ch8">
              <text:p>Humidity (%)</text:p>
            </chart:title>
            <chart:grid chart:style-name="ch9" chart:class="major"/>
          </chart:axis>
          <chart:series chart:style-name="ch10" chart:values-cell-range-address="data_out_training.D2:data_out_training.D295" chart:label-cell-address="data_out_training.D1:data_out_training.D1" chart:class="chart:line">
            <chart:data-point chart:repeated="294"/>
          </chart:series>
          <chart:series chart:style-name="ch11" chart:values-cell-range-address="data_out_training.E2:data_out_training.E295" chart:label-cell-address="data_out_training.E1:data_out_training.E1" chart:class="chart:line">
            <chart:data-point chart:repeated="29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.000016">
                <text:p>77.000016</text:p>
                <draw:g>
                  <svg:desc>data_out_training.D2:data_out_training.D295</svg:desc>
                </draw:g>
              </table:table-cell>
              <table:table-cell office:value-type="float" office:value="75.5508">
                <text:p>75.5508</text:p>
                <draw:g>
                  <svg:desc>data_out_training.E2:data_out_training.E2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.000016">
                <text:p>71.000016</text:p>
              </table:table-cell>
              <table:table-cell office:value-type="float" office:value="75.079488">
                <text:p>75.0794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999984">
                <text:p>66.999984</text:p>
              </table:table-cell>
              <table:table-cell office:value-type="float" office:value="70.737072">
                <text:p>70.737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999984">
                <text:p>63.999984</text:p>
              </table:table-cell>
              <table:table-cell office:value-type="float" office:value="65.875824">
                <text:p>65.8758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.000016">
                <text:p>62.000016</text:p>
              </table:table-cell>
              <table:table-cell office:value-type="float" office:value="62.993424">
                <text:p>62.993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.000016">
                <text:p>62.000016</text:p>
              </table:table-cell>
              <table:table-cell office:value-type="float" office:value="62.218464">
                <text:p>62.218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">
                <text:p>63</text:p>
              </table:table-cell>
              <table:table-cell office:value-type="float" office:value="63.342912">
                <text:p>63.3429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.999984">
                <text:p>57.999984</text:p>
              </table:table-cell>
              <table:table-cell office:value-type="float" office:value="65.470176">
                <text:p>65.470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.999984">
                <text:p>60.999984</text:p>
              </table:table-cell>
              <table:table-cell office:value-type="float" office:value="62.978016">
                <text:p>62.978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.000016">
                <text:p>65.000016</text:p>
              </table:table-cell>
              <table:table-cell office:value-type="float" office:value="65.64504">
                <text:p>65.64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.000016">
                <text:p>68.000016</text:p>
              </table:table-cell>
              <table:table-cell office:value-type="float" office:value="67.824">
                <text:p>67.8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">
                <text:p>72</text:p>
              </table:table-cell>
              <table:table-cell office:value-type="float" office:value="71.551008">
                <text:p>71.5510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73.418928">
                <text:p>73.4189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000016">
                <text:p>74.000016</text:p>
              </table:table-cell>
              <table:table-cell office:value-type="float" office:value="72.898128">
                <text:p>72.898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">
                <text:p>72</text:p>
              </table:table-cell>
              <table:table-cell office:value-type="float" office:value="73.623696">
                <text:p>73.6236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">
                <text:p>72</text:p>
              </table:table-cell>
              <table:table-cell office:value-type="float" office:value="72.068112">
                <text:p>72.068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.999984">
                <text:p>75.999984</text:p>
              </table:table-cell>
              <table:table-cell office:value-type="float" office:value="71.110032">
                <text:p>71.1100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.999984">
                <text:p>72.999984</text:p>
              </table:table-cell>
              <table:table-cell office:value-type="float" office:value="73.861968">
                <text:p>73.861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">
                <text:p>81</text:p>
              </table:table-cell>
              <table:table-cell office:value-type="float" office:value="72.436752">
                <text:p>72.436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77.396304">
                <text:p>77.396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9.000016">
                <text:p>89.000016</text:p>
              </table:table-cell>
              <table:table-cell office:value-type="float" office:value="79.560288">
                <text:p>79.5602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77.922816">
                <text:p>77.9228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79.727424">
                <text:p>79.7274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.000016">
                <text:p>89.000016</text:p>
              </table:table-cell>
              <table:table-cell office:value-type="float" office:value="79.734528">
                <text:p>79.7345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7">
                <text:p>87</text:p>
              </table:table-cell>
              <table:table-cell office:value-type="float" office:value="80.6244">
                <text:p>80.62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.999984">
                <text:p>81.999984</text:p>
              </table:table-cell>
              <table:table-cell office:value-type="float" office:value="78.205488">
                <text:p>78.2054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71.723328">
                <text:p>71.7233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2">
                <text:p>72</text:p>
              </table:table-cell>
              <table:table-cell office:value-type="float" office:value="69.726048">
                <text:p>69.7260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">
                <text:p>72</text:p>
              </table:table-cell>
              <table:table-cell office:value-type="float" office:value="68.242176">
                <text:p>68.2421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.000016">
                <text:p>71.000016</text:p>
              </table:table-cell>
              <table:table-cell office:value-type="float" office:value="67.639536">
                <text:p>67.6395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.999984">
                <text:p>69.999984</text:p>
              </table:table-cell>
              <table:table-cell office:value-type="float" office:value="68.138496">
                <text:p>68.1384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">
                <text:p>66</text:p>
              </table:table-cell>
              <table:table-cell office:value-type="float" office:value="68.846976">
                <text:p>68.8469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.000016">
                <text:p>65.000016</text:p>
              </table:table-cell>
              <table:table-cell office:value-type="float" office:value="66.591744">
                <text:p>66.5917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.000016">
                <text:p>65.000016</text:p>
              </table:table-cell>
              <table:table-cell office:value-type="float" office:value="65.245344">
                <text:p>65.2453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.000016">
                <text:p>68.000016</text:p>
              </table:table-cell>
              <table:table-cell office:value-type="float" office:value="65.256672">
                <text:p>65.2566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">
                <text:p>72</text:p>
              </table:table-cell>
              <table:table-cell office:value-type="float" office:value="68.79912">
                <text:p>68.799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72.3408">
                <text:p>72.34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.000016">
                <text:p>74.000016</text:p>
              </table:table-cell>
              <table:table-cell office:value-type="float" office:value="72.584976">
                <text:p>72.584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73.623696">
                <text:p>73.6236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.000016">
                <text:p>71.000016</text:p>
              </table:table-cell>
              <table:table-cell office:value-type="float" office:value="73.953936">
                <text:p>73.9539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4.000016">
                <text:p>74.000016</text:p>
              </table:table-cell>
              <table:table-cell office:value-type="float" office:value="71.339904">
                <text:p>71.3399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2">
                <text:p>72</text:p>
              </table:table-cell>
              <table:table-cell office:value-type="float" office:value="72.163152">
                <text:p>72.1631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5.999984">
                <text:p>75.999984</text:p>
              </table:table-cell>
              <table:table-cell office:value-type="float" office:value="70.849776">
                <text:p>70.8497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8">
                <text:p>78</text:p>
              </table:table-cell>
              <table:table-cell office:value-type="float" office:value="73.637616">
                <text:p>73.6376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0.000016">
                <text:p>80.000016</text:p>
              </table:table-cell>
              <table:table-cell office:value-type="float" office:value="75.909792">
                <text:p>75.9097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6.000016">
                <text:p>86.000016</text:p>
              </table:table-cell>
              <table:table-cell office:value-type="float" office:value="76.91232">
                <text:p>76.912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4">
                <text:p>84</text:p>
              </table:table-cell>
              <table:table-cell office:value-type="float" office:value="79.509024">
                <text:p>79.5090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.000016">
                <text:p>83.000016</text:p>
              </table:table-cell>
              <table:table-cell office:value-type="float" office:value="80.355888">
                <text:p>80.3558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1">
                <text:p>81</text:p>
              </table:table-cell>
              <table:table-cell office:value-type="float" office:value="78.868992">
                <text:p>78.8689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1.999984">
                <text:p>81.999984</text:p>
              </table:table-cell>
              <table:table-cell office:value-type="float" office:value="78.767136">
                <text:p>78.7671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1.999984">
                <text:p>81.999984</text:p>
              </table:table-cell>
              <table:table-cell office:value-type="float" office:value="76.4808">
                <text:p>76.48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1.999984">
                <text:p>81.999984</text:p>
              </table:table-cell>
              <table:table-cell office:value-type="float" office:value="78.124368">
                <text:p>78.1243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.999984">
                <text:p>78.999984</text:p>
              </table:table-cell>
              <table:table-cell office:value-type="float" office:value="77.800224">
                <text:p>77.8002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.000016">
                <text:p>71.000016</text:p>
              </table:table-cell>
              <table:table-cell office:value-type="float" office:value="76.531872">
                <text:p>76.5318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.999984">
                <text:p>63.999984</text:p>
              </table:table-cell>
              <table:table-cell office:value-type="float" office:value="69.701376">
                <text:p>69.7013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.000016">
                <text:p>65.000016</text:p>
              </table:table-cell>
              <table:table-cell office:value-type="float" office:value="63.9228">
                <text:p>63.92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62.698464">
                <text:p>62.6984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.999984">
                <text:p>63.999984</text:p>
              </table:table-cell>
              <table:table-cell office:value-type="float" office:value="62.743968">
                <text:p>62.7439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.000016">
                <text:p>62.000016</text:p>
              </table:table-cell>
              <table:table-cell office:value-type="float" office:value="66.13056">
                <text:p>66.130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.000016">
                <text:p>62.000016</text:p>
              </table:table-cell>
              <table:table-cell office:value-type="float" office:value="64.797168">
                <text:p>64.7971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5.435712">
                <text:p>65.4357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3.493728">
                <text:p>63.4937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">
                <text:p>66</text:p>
              </table:table-cell>
              <table:table-cell office:value-type="float" office:value="66.765216">
                <text:p>66.7652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5">
                <text:p>75</text:p>
              </table:table-cell>
              <table:table-cell office:value-type="float" office:value="68.84952">
                <text:p>68.849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">
                <text:p>75</text:p>
              </table:table-cell>
              <table:table-cell office:value-type="float" office:value="75.936192">
                <text:p>75.9361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.999984">
                <text:p>69.999984</text:p>
              </table:table-cell>
              <table:table-cell office:value-type="float" office:value="75.115968">
                <text:p>75.1159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72.925776">
                <text:p>72.9257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4.000016">
                <text:p>74.000016</text:p>
              </table:table-cell>
              <table:table-cell office:value-type="float" office:value="71.527152">
                <text:p>71.5271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.000016">
                <text:p>74.000016</text:p>
              </table:table-cell>
              <table:table-cell office:value-type="float" office:value="71.821584">
                <text:p>71.8215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72.67872">
                <text:p>72.678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73.716528">
                <text:p>73.7165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73.581984">
                <text:p>73.5819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.999984">
                <text:p>75.999984</text:p>
              </table:table-cell>
              <table:table-cell office:value-type="float" office:value="73.26264">
                <text:p>73.262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.000016">
                <text:p>77.000016</text:p>
              </table:table-cell>
              <table:table-cell office:value-type="float" office:value="73.909776">
                <text:p>73.9097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74.658048">
                <text:p>74.6580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.000016">
                <text:p>77.000016</text:p>
              </table:table-cell>
              <table:table-cell office:value-type="float" office:value="75.532656">
                <text:p>75.5326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">
                <text:p>84</text:p>
              </table:table-cell>
              <table:table-cell office:value-type="float" office:value="75.23256">
                <text:p>75.232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6.000016">
                <text:p>86.000016</text:p>
              </table:table-cell>
              <table:table-cell office:value-type="float" office:value="79.30632">
                <text:p>79.306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9.000016">
                <text:p>89.000016</text:p>
              </table:table-cell>
              <table:table-cell office:value-type="float" office:value="80.142192">
                <text:p>80.1421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.000016">
                <text:p>89.000016</text:p>
              </table:table-cell>
              <table:table-cell office:value-type="float" office:value="78.460128">
                <text:p>78.4601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80.22888">
                <text:p>80.228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5">
                <text:p>75</text:p>
              </table:table-cell>
              <table:table-cell office:value-type="float" office:value="74.326656">
                <text:p>74.3266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1.000016">
                <text:p>71.000016</text:p>
              </table:table-cell>
              <table:table-cell office:value-type="float" office:value="68.106192">
                <text:p>68.1061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5">
                <text:p>75</text:p>
              </table:table-cell>
              <table:table-cell office:value-type="float" office:value="67.368192">
                <text:p>67.3681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.000016">
                <text:p>71.000016</text:p>
              </table:table-cell>
              <table:table-cell office:value-type="float" office:value="70.176432">
                <text:p>70.1764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5.999984">
                <text:p>75.999984</text:p>
              </table:table-cell>
              <table:table-cell office:value-type="float" office:value="69.916944">
                <text:p>69.9169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.000016">
                <text:p>74.000016</text:p>
              </table:table-cell>
              <table:table-cell office:value-type="float" office:value="73.590192">
                <text:p>73.5901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1.999984">
                <text:p>81.999984</text:p>
              </table:table-cell>
              <table:table-cell office:value-type="float" office:value="73.302768">
                <text:p>73.3027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77.649024">
                <text:p>77.6490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">
                <text:p>78</text:p>
              </table:table-cell>
              <table:table-cell office:value-type="float" office:value="78.228768">
                <text:p>78.2287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0.000016">
                <text:p>80.000016</text:p>
              </table:table-cell>
              <table:table-cell office:value-type="float" office:value="75.14232">
                <text:p>75.142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0.000016">
                <text:p>80.000016</text:p>
              </table:table-cell>
              <table:table-cell office:value-type="float" office:value="78.387024">
                <text:p>78.3870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1.999984">
                <text:p>81.999984</text:p>
              </table:table-cell>
              <table:table-cell office:value-type="float" office:value="76.449792">
                <text:p>76.4497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3.000016">
                <text:p>83.000016</text:p>
              </table:table-cell>
              <table:table-cell office:value-type="float" office:value="78.249456">
                <text:p>78.2494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4.999984">
                <text:p>84.999984</text:p>
              </table:table-cell>
              <table:table-cell office:value-type="float" office:value="79.705392">
                <text:p>79.7053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.999984">
                <text:p>75.999984</text:p>
              </table:table-cell>
              <table:table-cell office:value-type="float" office:value="79.935648">
                <text:p>79.9356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6.000016">
                <text:p>86.000016</text:p>
              </table:table-cell>
              <table:table-cell office:value-type="float" office:value="76.467504">
                <text:p>76.4675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4.999984">
                <text:p>84.999984</text:p>
              </table:table-cell>
              <table:table-cell office:value-type="float" office:value="79.759056">
                <text:p>79.7590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4.999984">
                <text:p>84.999984</text:p>
              </table:table-cell>
              <table:table-cell office:value-type="float" office:value="82.785936">
                <text:p>82.7859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3.000016">
                <text:p>83.000016</text:p>
              </table:table-cell>
              <table:table-cell office:value-type="float" office:value="77.297424">
                <text:p>77.2974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4.999984">
                <text:p>84.999984</text:p>
              </table:table-cell>
              <table:table-cell office:value-type="float" office:value="81.41184">
                <text:p>81.411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7">
                <text:p>87</text:p>
              </table:table-cell>
              <table:table-cell office:value-type="float" office:value="78.862992">
                <text:p>78.8629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4">
                <text:p>84</text:p>
              </table:table-cell>
              <table:table-cell office:value-type="float" office:value="81.410112">
                <text:p>81.4101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0.000016">
                <text:p>80.000016</text:p>
              </table:table-cell>
              <table:table-cell office:value-type="float" office:value="79.350384">
                <text:p>79.3503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5.999984">
                <text:p>75.999984</text:p>
              </table:table-cell>
              <table:table-cell office:value-type="float" office:value="75.361968">
                <text:p>75.3619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9">
                <text:p>69</text:p>
              </table:table-cell>
              <table:table-cell office:value-type="float" office:value="70.807008">
                <text:p>70.8070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1">
                <text:p>81</text:p>
              </table:table-cell>
              <table:table-cell office:value-type="float" office:value="66.946656">
                <text:p>66.9466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7.000016">
                <text:p>77.000016</text:p>
              </table:table-cell>
              <table:table-cell office:value-type="float" office:value="77.231664">
                <text:p>77.2316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1">
                <text:p>81</text:p>
              </table:table-cell>
              <table:table-cell office:value-type="float" office:value="75.648192">
                <text:p>75.648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.000016">
                <text:p>83.000016</text:p>
              </table:table-cell>
              <table:table-cell office:value-type="float" office:value="76.458576">
                <text:p>76.4585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4">
                <text:p>84</text:p>
              </table:table-cell>
              <table:table-cell office:value-type="float" office:value="80.53704">
                <text:p>80.537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2.999984">
                <text:p>72.999984</text:p>
              </table:table-cell>
              <table:table-cell office:value-type="float" office:value="78.99216">
                <text:p>78.992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5">
                <text:p>75</text:p>
              </table:table-cell>
              <table:table-cell office:value-type="float" office:value="75.347664">
                <text:p>75.3476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8">
                <text:p>78</text:p>
              </table:table-cell>
              <table:table-cell office:value-type="float" office:value="69.95328">
                <text:p>69.953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8">
                <text:p>78</text:p>
              </table:table-cell>
              <table:table-cell office:value-type="float" office:value="74.8224">
                <text:p>74.82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4.000016">
                <text:p>74.000016</text:p>
              </table:table-cell>
              <table:table-cell office:value-type="float" office:value="74.616096">
                <text:p>74.6160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8">
                <text:p>78</text:p>
              </table:table-cell>
              <table:table-cell office:value-type="float" office:value="73.868256">
                <text:p>73.8682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8">
                <text:p>78</text:p>
              </table:table-cell>
              <table:table-cell office:value-type="float" office:value="74.999856">
                <text:p>74.9998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8.999984">
                <text:p>78.999984</text:p>
              </table:table-cell>
              <table:table-cell office:value-type="float" office:value="75.565104">
                <text:p>75.5651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.999984">
                <text:p>78.999984</text:p>
              </table:table-cell>
              <table:table-cell office:value-type="float" office:value="75.734064">
                <text:p>75.7340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0.000016">
                <text:p>80.000016</text:p>
              </table:table-cell>
              <table:table-cell office:value-type="float" office:value="77.213232">
                <text:p>77.2132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0.000016">
                <text:p>80.000016</text:p>
              </table:table-cell>
              <table:table-cell office:value-type="float" office:value="76.868688">
                <text:p>76.8686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3.000016">
                <text:p>83.000016</text:p>
              </table:table-cell>
              <table:table-cell office:value-type="float" office:value="77.351664">
                <text:p>77.3516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7.000016">
                <text:p>77.000016</text:p>
              </table:table-cell>
              <table:table-cell office:value-type="float" office:value="78.825312">
                <text:p>78.8253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9.999984">
                <text:p>69.999984</text:p>
              </table:table-cell>
              <table:table-cell office:value-type="float" office:value="76.685472">
                <text:p>76.6854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9">
                <text:p>69</text:p>
              </table:table-cell>
              <table:table-cell office:value-type="float" office:value="69.068784">
                <text:p>69.0687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">
                <text:p>63</text:p>
              </table:table-cell>
              <table:table-cell office:value-type="float" office:value="66.217056">
                <text:p>66.2170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">
                <text:p>63</text:p>
              </table:table-cell>
              <table:table-cell office:value-type="float" office:value="62.607504">
                <text:p>62.6075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.999984">
                <text:p>63.999984</text:p>
              </table:table-cell>
              <table:table-cell office:value-type="float" office:value="63.097296">
                <text:p>63.0972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64.520688">
                <text:p>64.5206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0">
                <text:p>60</text:p>
              </table:table-cell>
              <table:table-cell office:value-type="float" office:value="63.755472">
                <text:p>63.7554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0">
                <text:p>60</text:p>
              </table:table-cell>
              <table:table-cell office:value-type="float" office:value="64.104144">
                <text:p>64.1041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0">
                <text:p>60</text:p>
              </table:table-cell>
              <table:table-cell office:value-type="float" office:value="63.32232">
                <text:p>63.322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.000016">
                <text:p>68.000016</text:p>
              </table:table-cell>
              <table:table-cell office:value-type="float" office:value="65.110848">
                <text:p>65.1108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72.063024">
                <text:p>72.0630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.000016">
                <text:p>68.000016</text:p>
              </table:table-cell>
              <table:table-cell office:value-type="float" office:value="73.057056">
                <text:p>73.0570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7.000016">
                <text:p>77.000016</text:p>
              </table:table-cell>
              <table:table-cell office:value-type="float" office:value="71.888544">
                <text:p>71.8885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.999984">
                <text:p>75.999984</text:p>
              </table:table-cell>
              <table:table-cell office:value-type="float" office:value="76.454544">
                <text:p>76.4545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.999984">
                <text:p>69.999984</text:p>
              </table:table-cell>
              <table:table-cell office:value-type="float" office:value="75.031248">
                <text:p>75.0312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8">
                <text:p>78</text:p>
              </table:table-cell>
              <table:table-cell office:value-type="float" office:value="72.00408">
                <text:p>72.004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5.999984">
                <text:p>75.999984</text:p>
              </table:table-cell>
              <table:table-cell office:value-type="float" office:value="76.392384">
                <text:p>76.3923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7.000016">
                <text:p>77.000016</text:p>
              </table:table-cell>
              <table:table-cell office:value-type="float" office:value="74.31168">
                <text:p>74.311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7.999984">
                <text:p>57.999984</text:p>
              </table:table-cell>
              <table:table-cell office:value-type="float" office:value="74.51448">
                <text:p>74.514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8.999984">
                <text:p>78.999984</text:p>
              </table:table-cell>
              <table:table-cell office:value-type="float" office:value="66.112128">
                <text:p>66.1121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8">
                <text:p>78</text:p>
              </table:table-cell>
              <table:table-cell office:value-type="float" office:value="80.496336">
                <text:p>80.4963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0.000016">
                <text:p>80.000016</text:p>
              </table:table-cell>
              <table:table-cell office:value-type="float" office:value="75.6288">
                <text:p>75.62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1">
                <text:p>81</text:p>
              </table:table-cell>
              <table:table-cell office:value-type="float" office:value="76.782192">
                <text:p>76.7821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2.000016">
                <text:p>62.000016</text:p>
              </table:table-cell>
              <table:table-cell office:value-type="float" office:value="80.552784">
                <text:p>80.5527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1.999984">
                <text:p>81.999984</text:p>
              </table:table-cell>
              <table:table-cell office:value-type="float" office:value="69.326544">
                <text:p>69.3265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9.000016">
                <text:p>59.000016</text:p>
              </table:table-cell>
              <table:table-cell office:value-type="float" office:value="82.224096">
                <text:p>82.2240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3.000016">
                <text:p>83.000016</text:p>
              </table:table-cell>
              <table:table-cell office:value-type="float" office:value="66.376512">
                <text:p>66.3765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0.999984">
                <text:p>60.999984</text:p>
              </table:table-cell>
              <table:table-cell office:value-type="float" office:value="84.210912">
                <text:p>84.2109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7.000016">
                <text:p>77.000016</text:p>
              </table:table-cell>
              <table:table-cell office:value-type="float" office:value="71.018064">
                <text:p>71.0180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2.999984">
                <text:p>72.999984</text:p>
              </table:table-cell>
              <table:table-cell office:value-type="float" office:value="77.843952">
                <text:p>77.8439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4.000016">
                <text:p>74.000016</text:p>
              </table:table-cell>
              <table:table-cell office:value-type="float" office:value="75.088704">
                <text:p>75.0887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9.000016">
                <text:p>59.000016</text:p>
              </table:table-cell>
              <table:table-cell office:value-type="float" office:value="74.516688">
                <text:p>74.5166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3">
                <text:p>63</text:p>
              </table:table-cell>
              <table:table-cell office:value-type="float" office:value="65.753616">
                <text:p>65.7536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9">
                <text:p>69</text:p>
              </table:table-cell>
              <table:table-cell office:value-type="float" office:value="62.02608">
                <text:p>62.026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2">
                <text:p>72</text:p>
              </table:table-cell>
              <table:table-cell office:value-type="float" office:value="68.432784">
                <text:p>68.4327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2.999984">
                <text:p>72.999984</text:p>
              </table:table-cell>
              <table:table-cell office:value-type="float" office:value="73.613472">
                <text:p>73.6134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2">
                <text:p>72</text:p>
              </table:table-cell>
              <table:table-cell office:value-type="float" office:value="73.970976">
                <text:p>73.9709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2.999984">
                <text:p>72.999984</text:p>
              </table:table-cell>
              <table:table-cell office:value-type="float" office:value="72.77304">
                <text:p>72.773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4.000016">
                <text:p>74.000016</text:p>
              </table:table-cell>
              <table:table-cell office:value-type="float" office:value="72.168144">
                <text:p>72.1681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2.999984">
                <text:p>72.999984</text:p>
              </table:table-cell>
              <table:table-cell office:value-type="float" office:value="72.50616">
                <text:p>72.506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4.000016">
                <text:p>74.000016</text:p>
              </table:table-cell>
              <table:table-cell office:value-type="float" office:value="72.035184">
                <text:p>72.0351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5.999984">
                <text:p>75.999984</text:p>
              </table:table-cell>
              <table:table-cell office:value-type="float" office:value="72.526944">
                <text:p>72.5269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7.000016">
                <text:p>77.000016</text:p>
              </table:table-cell>
              <table:table-cell office:value-type="float" office:value="73.907424">
                <text:p>73.9074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8">
                <text:p>78</text:p>
              </table:table-cell>
              <table:table-cell office:value-type="float" office:value="74.80656">
                <text:p>74.806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8.999984">
                <text:p>78.999984</text:p>
              </table:table-cell>
              <table:table-cell office:value-type="float" office:value="75.817536">
                <text:p>75.8175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0.000016">
                <text:p>80.000016</text:p>
              </table:table-cell>
              <table:table-cell office:value-type="float" office:value="76.665456">
                <text:p>76.6654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0.000016">
                <text:p>80.000016</text:p>
              </table:table-cell>
              <table:table-cell office:value-type="float" office:value="77.250384">
                <text:p>77.2503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5">
                <text:p>75</text:p>
              </table:table-cell>
              <table:table-cell office:value-type="float" office:value="77.427072">
                <text:p>77.4270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6.999984">
                <text:p>66.999984</text:p>
              </table:table-cell>
              <table:table-cell office:value-type="float" office:value="74.09184">
                <text:p>74.091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3.999984">
                <text:p>63.999984</text:p>
              </table:table-cell>
              <table:table-cell office:value-type="float" office:value="66.92112">
                <text:p>66.921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0.999984">
                <text:p>60.999984</text:p>
              </table:table-cell>
              <table:table-cell office:value-type="float" office:value="62.714112">
                <text:p>62.7141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0">
                <text:p>60</text:p>
              </table:table-cell>
              <table:table-cell office:value-type="float" office:value="60.54576">
                <text:p>60.545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9.000016">
                <text:p>59.000016</text:p>
              </table:table-cell>
              <table:table-cell office:value-type="float" office:value="61.350768">
                <text:p>61.3507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7.999984">
                <text:p>57.999984</text:p>
              </table:table-cell>
              <table:table-cell office:value-type="float" office:value="62.2212">
                <text:p>62.22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6.000016">
                <text:p>56.000016</text:p>
              </table:table-cell>
              <table:table-cell office:value-type="float" office:value="63.174528">
                <text:p>63.1745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6.000016">
                <text:p>56.000016</text:p>
              </table:table-cell>
              <table:table-cell office:value-type="float" office:value="62.426064">
                <text:p>62.4260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9.000016">
                <text:p>59.000016</text:p>
              </table:table-cell>
              <table:table-cell office:value-type="float" office:value="62.904144">
                <text:p>62.9041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5.000016">
                <text:p>65.000016</text:p>
              </table:table-cell>
              <table:table-cell office:value-type="float" office:value="65.2296">
                <text:p>65.22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9">
                <text:p>69</text:p>
              </table:table-cell>
              <table:table-cell office:value-type="float" office:value="70.499952">
                <text:p>70.4999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9">
                <text:p>69</text:p>
              </table:table-cell>
              <table:table-cell office:value-type="float" office:value="72.436176">
                <text:p>72.4361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4.000016">
                <text:p>74.000016</text:p>
              </table:table-cell>
              <table:table-cell office:value-type="float" office:value="72.091296">
                <text:p>72.0912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4.000016">
                <text:p>74.000016</text:p>
              </table:table-cell>
              <table:table-cell office:value-type="float" office:value="74.322336">
                <text:p>74.3223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1.000016">
                <text:p>71.000016</text:p>
              </table:table-cell>
              <table:table-cell office:value-type="float" office:value="73.65672">
                <text:p>73.656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5">
                <text:p>75</text:p>
              </table:table-cell>
              <table:table-cell office:value-type="float" office:value="71.837136">
                <text:p>71.8371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4.000016">
                <text:p>74.000016</text:p>
              </table:table-cell>
              <table:table-cell office:value-type="float" office:value="73.455264">
                <text:p>73.4552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7.000016">
                <text:p>77.000016</text:p>
              </table:table-cell>
              <table:table-cell office:value-type="float" office:value="72.569808">
                <text:p>72.5698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8">
                <text:p>78</text:p>
              </table:table-cell>
              <table:table-cell office:value-type="float" office:value="74.51928">
                <text:p>74.519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5.999984">
                <text:p>75.999984</text:p>
              </table:table-cell>
              <table:table-cell office:value-type="float" office:value="76.244928">
                <text:p>76.2449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7.000016">
                <text:p>77.000016</text:p>
              </table:table-cell>
              <table:table-cell office:value-type="float" office:value="74.590368">
                <text:p>74.5903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7.000016">
                <text:p>77.000016</text:p>
              </table:table-cell>
              <table:table-cell office:value-type="float" office:value="74.812896">
                <text:p>74.8128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5.999984">
                <text:p>75.999984</text:p>
              </table:table-cell>
              <table:table-cell office:value-type="float" office:value="74.627472">
                <text:p>74.6274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4.000016">
                <text:p>74.000016</text:p>
              </table:table-cell>
              <table:table-cell office:value-type="float" office:value="73.681488">
                <text:p>73.6814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8.000016">
                <text:p>68.000016</text:p>
              </table:table-cell>
              <table:table-cell office:value-type="float" office:value="72.365664">
                <text:p>72.3656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0.999984">
                <text:p>60.999984</text:p>
              </table:table-cell>
              <table:table-cell office:value-type="float" office:value="67.62288">
                <text:p>67.622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7.999984">
                <text:p>57.999984</text:p>
              </table:table-cell>
              <table:table-cell office:value-type="float" office:value="62.173872">
                <text:p>62.1738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7">
                <text:p>57</text:p>
              </table:table-cell>
              <table:table-cell office:value-type="float" office:value="58.537296">
                <text:p>58.5372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7">
                <text:p>57</text:p>
              </table:table-cell>
              <table:table-cell office:value-type="float" office:value="58.347936">
                <text:p>58.3479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4">
                <text:p>54</text:p>
              </table:table-cell>
              <table:table-cell office:value-type="float" office:value="62.057616">
                <text:p>62.0576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4">
                <text:p>54</text:p>
              </table:table-cell>
              <table:table-cell office:value-type="float" office:value="61.800192">
                <text:p>61.8001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9.000016">
                <text:p>59.000016</text:p>
              </table:table-cell>
              <table:table-cell office:value-type="float" office:value="62.133648">
                <text:p>62.1336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6.000016">
                <text:p>56.000016</text:p>
              </table:table-cell>
              <table:table-cell office:value-type="float" office:value="65.156784">
                <text:p>65.1567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3.999984">
                <text:p>63.999984</text:p>
              </table:table-cell>
              <table:table-cell office:value-type="float" office:value="64.434">
                <text:p>64.4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8.000016">
                <text:p>68.000016</text:p>
              </table:table-cell>
              <table:table-cell office:value-type="float" office:value="71.42856">
                <text:p>71.428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2">
                <text:p>72</text:p>
              </table:table-cell>
              <table:table-cell office:value-type="float" office:value="70.640208">
                <text:p>70.6402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2">
                <text:p>72</text:p>
              </table:table-cell>
              <table:table-cell office:value-type="float" office:value="74.281056">
                <text:p>74.2810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5.999984">
                <text:p>75.999984</text:p>
              </table:table-cell>
              <table:table-cell office:value-type="float" office:value="73.576176">
                <text:p>73.5761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4.000016">
                <text:p>74.000016</text:p>
              </table:table-cell>
              <table:table-cell office:value-type="float" office:value="74.988096">
                <text:p>74.9880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2">
                <text:p>72</text:p>
              </table:table-cell>
              <table:table-cell office:value-type="float" office:value="73.847808">
                <text:p>73.8478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.999984">
                <text:p>72.999984</text:p>
              </table:table-cell>
              <table:table-cell office:value-type="float" office:value="71.655072">
                <text:p>71.6550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2.999984">
                <text:p>72.999984</text:p>
              </table:table-cell>
              <table:table-cell office:value-type="float" office:value="71.416992">
                <text:p>71.4169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2.999984">
                <text:p>72.999984</text:p>
              </table:table-cell>
              <table:table-cell office:value-type="float" office:value="71.151648">
                <text:p>71.1516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4.000016">
                <text:p>74.000016</text:p>
              </table:table-cell>
              <table:table-cell office:value-type="float" office:value="71.695056">
                <text:p>71.6950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5">
                <text:p>75</text:p>
              </table:table-cell>
              <table:table-cell office:value-type="float" office:value="72.518352">
                <text:p>72.5183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5">
                <text:p>75</text:p>
              </table:table-cell>
              <table:table-cell office:value-type="float" office:value="73.24368">
                <text:p>73.243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5.999984">
                <text:p>75.999984</text:p>
              </table:table-cell>
              <table:table-cell office:value-type="float" office:value="73.459008">
                <text:p>73.4590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2.999984">
                <text:p>72.999984</text:p>
              </table:table-cell>
              <table:table-cell office:value-type="float" office:value="74.078448">
                <text:p>74.0784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9">
                <text:p>69</text:p>
              </table:table-cell>
              <table:table-cell office:value-type="float" office:value="72.250944">
                <text:p>72.2509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9.000016">
                <text:p>59.000016</text:p>
              </table:table-cell>
              <table:table-cell office:value-type="float" office:value="68.550144">
                <text:p>68.5501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0">
                <text:p>60</text:p>
              </table:table-cell>
              <table:table-cell office:value-type="float" office:value="61.639968">
                <text:p>61.6399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6.000016">
                <text:p>56.000016</text:p>
              </table:table-cell>
              <table:table-cell office:value-type="float" office:value="59.692464">
                <text:p>59.6924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1.999984">
                <text:p>51.999984</text:p>
              </table:table-cell>
              <table:table-cell office:value-type="float" office:value="57.368112">
                <text:p>57.3681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1">
                <text:p>51</text:p>
              </table:table-cell>
              <table:table-cell office:value-type="float" office:value="60.073632">
                <text:p>60.0736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6.000016">
                <text:p>56.000016</text:p>
              </table:table-cell>
              <table:table-cell office:value-type="float" office:value="58.37784">
                <text:p>58.377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7">
                <text:p>57</text:p>
              </table:table-cell>
              <table:table-cell office:value-type="float" office:value="61.804944">
                <text:p>61.8049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3">
                <text:p>63</text:p>
              </table:table-cell>
              <table:table-cell office:value-type="float" office:value="64.197888">
                <text:p>64.1978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8.000016">
                <text:p>68.000016</text:p>
              </table:table-cell>
              <table:table-cell office:value-type="float" office:value="70.562928">
                <text:p>70.5629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2.999984">
                <text:p>72.999984</text:p>
              </table:table-cell>
              <table:table-cell office:value-type="float" office:value="71.697024">
                <text:p>71.6970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3.999984">
                <text:p>63.999984</text:p>
              </table:table-cell>
              <table:table-cell office:value-type="float" office:value="74.479152">
                <text:p>74.4791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6">
                <text:p>66</text:p>
              </table:table-cell>
              <table:table-cell office:value-type="float" office:value="70.114464">
                <text:p>70.1144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5">
                <text:p>75</text:p>
              </table:table-cell>
              <table:table-cell office:value-type="float" office:value="67.847712">
                <text:p>67.8477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5.999984">
                <text:p>75.999984</text:p>
              </table:table-cell>
              <table:table-cell office:value-type="float" office:value="74.343456">
                <text:p>74.3434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5">
                <text:p>75</text:p>
              </table:table-cell>
              <table:table-cell office:value-type="float" office:value="74.683296">
                <text:p>74.6832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4.000016">
                <text:p>74.000016</text:p>
              </table:table-cell>
              <table:table-cell office:value-type="float" office:value="75.392592">
                <text:p>75.3925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1.000016">
                <text:p>71.000016</text:p>
              </table:table-cell>
              <table:table-cell office:value-type="float" office:value="74.14848">
                <text:p>74.148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5.999984">
                <text:p>75.999984</text:p>
              </table:table-cell>
              <table:table-cell office:value-type="float" office:value="69.953856">
                <text:p>69.9538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5.999984">
                <text:p>75.999984</text:p>
              </table:table-cell>
              <table:table-cell office:value-type="float" office:value="73.156368">
                <text:p>73.1563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4.000016">
                <text:p>74.000016</text:p>
              </table:table-cell>
              <table:table-cell office:value-type="float" office:value="74.020128">
                <text:p>74.0201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4.000016">
                <text:p>74.000016</text:p>
              </table:table-cell>
              <table:table-cell office:value-type="float" office:value="73.162032">
                <text:p>73.1620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7.000016">
                <text:p>77.000016</text:p>
              </table:table-cell>
              <table:table-cell office:value-type="float" office:value="72.80352">
                <text:p>72.803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7.000016">
                <text:p>77.000016</text:p>
              </table:table-cell>
              <table:table-cell office:value-type="float" office:value="74.170656">
                <text:p>74.1706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1.000016">
                <text:p>71.000016</text:p>
              </table:table-cell>
              <table:table-cell office:value-type="float" office:value="74.765232">
                <text:p>74.7652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5.000016">
                <text:p>65.000016</text:p>
              </table:table-cell>
              <table:table-cell office:value-type="float" office:value="71.711376">
                <text:p>71.7113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7">
                <text:p>57</text:p>
              </table:table-cell>
              <table:table-cell office:value-type="float" office:value="65.324448">
                <text:p>65.3244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7.999984">
                <text:p>57.999984</text:p>
              </table:table-cell>
              <table:table-cell office:value-type="float" office:value="59.042736">
                <text:p>59.0427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7">
                <text:p>57</text:p>
              </table:table-cell>
              <table:table-cell office:value-type="float" office:value="58.011408">
                <text:p>58.0114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6.000016">
                <text:p>56.000016</text:p>
              </table:table-cell>
              <table:table-cell office:value-type="float" office:value="59.617968">
                <text:p>59.6179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1.999984">
                <text:p>51.999984</text:p>
              </table:table-cell>
              <table:table-cell office:value-type="float" office:value="63.585744">
                <text:p>63.5857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3.000016">
                <text:p>53.000016</text:p>
              </table:table-cell>
              <table:table-cell office:value-type="float" office:value="60.702768">
                <text:p>60.7027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3.000016">
                <text:p>53.000016</text:p>
              </table:table-cell>
              <table:table-cell office:value-type="float" office:value="60.86784">
                <text:p>60.8678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7">
                <text:p>57</text:p>
              </table:table-cell>
              <table:table-cell office:value-type="float" office:value="60.166896">
                <text:p>60.1668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3">
                <text:p>63</text:p>
              </table:table-cell>
              <table:table-cell office:value-type="float" office:value="64.233744">
                <text:p>64.2337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1.999984">
                <text:p>81.999984</text:p>
              </table:table-cell>
              <table:table-cell office:value-type="float" office:value="69.292656">
                <text:p>69.2926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3.000016">
                <text:p>83.000016</text:p>
              </table:table-cell>
              <table:table-cell office:value-type="float" office:value="81.587856">
                <text:p>81.5878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4.000016">
                <text:p>74.000016</text:p>
              </table:table-cell>
              <table:table-cell office:value-type="float" office:value="80.813952">
                <text:p>80.8139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8.000016">
                <text:p>68.000016</text:p>
              </table:table-cell>
              <table:table-cell office:value-type="float" office:value="81.245616">
                <text:p>81.2456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2.000016">
                <text:p>62.000016</text:p>
              </table:table-cell>
              <table:table-cell office:value-type="float" office:value="70.650432">
                <text:p>70.6504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6.999984">
                <text:p>66.999984</text:p>
              </table:table-cell>
              <table:table-cell office:value-type="float" office:value="61.612176">
                <text:p>61.6121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8.000016">
                <text:p>68.000016</text:p>
              </table:table-cell>
              <table:table-cell office:value-type="float" office:value="64.645632">
                <text:p>64.6456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6.999984">
                <text:p>66.999984</text:p>
              </table:table-cell>
              <table:table-cell office:value-type="float" office:value="67.759536">
                <text:p>67.7595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4.999984">
                <text:p>54.999984</text:p>
              </table:table-cell>
              <table:table-cell office:value-type="float" office:value="69.880656">
                <text:p>69.8806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0.000016">
                <text:p>50.000016</text:p>
              </table:table-cell>
              <table:table-cell office:value-type="float" office:value="61.962192">
                <text:p>61.96219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1.999984">
                <text:p>51.999984</text:p>
              </table:table-cell>
              <table:table-cell office:value-type="float" office:value="54.621648">
                <text:p>54.6216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3">
                <text:p>63</text:p>
              </table:table-cell>
              <table:table-cell office:value-type="float" office:value="55.362">
                <text:p>55.36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9">
                <text:p>69</text:p>
              </table:table-cell>
              <table:table-cell office:value-type="float" office:value="67.312416">
                <text:p>67.3124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1.000016">
                <text:p>71.000016</text:p>
              </table:table-cell>
              <table:table-cell office:value-type="float" office:value="72.95328">
                <text:p>72.953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1.000016">
                <text:p>71.000016</text:p>
              </table:table-cell>
              <table:table-cell office:value-type="float" office:value="74.18352">
                <text:p>74.1835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7.000016">
                <text:p>77.000016</text:p>
              </table:table-cell>
              <table:table-cell office:value-type="float" office:value="73.669344">
                <text:p>73.6693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2">
                <text:p>72</text:p>
              </table:table-cell>
              <table:table-cell office:value-type="float" office:value="75.718224">
                <text:p>75.7182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8">
                <text:p>78</text:p>
              </table:table-cell>
              <table:table-cell office:value-type="float" office:value="72.942336">
                <text:p>72.9423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7.000016">
                <text:p>77.000016</text:p>
              </table:table-cell>
              <table:table-cell office:value-type="float" office:value="75.3708">
                <text:p>75.37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5.999984">
                <text:p>75.999984</text:p>
              </table:table-cell>
              <table:table-cell office:value-type="float" office:value="76.102752">
                <text:p>76.1027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8.999984">
                <text:p>78.999984</text:p>
              </table:table-cell>
              <table:table-cell office:value-type="float" office:value="73.974672">
                <text:p>73.9746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0.000016">
                <text:p>80.000016</text:p>
              </table:table-cell>
              <table:table-cell office:value-type="float" office:value="76.82856">
                <text:p>76.828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1">
                <text:p>81</text:p>
              </table:table-cell>
              <table:table-cell office:value-type="float" office:value="77.016768">
                <text:p>77.0167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8.999984">
                <text:p>78.999984</text:p>
              </table:table-cell>
              <table:table-cell office:value-type="float" office:value="77.691264">
                <text:p>77.6912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7.000016">
                <text:p>77.000016</text:p>
              </table:table-cell>
              <table:table-cell office:value-type="float" office:value="77.53512">
                <text:p>77.535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5.999984">
                <text:p>75.999984</text:p>
              </table:table-cell>
              <table:table-cell office:value-type="float" office:value="74.491584">
                <text:p>74.4915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8">
                <text:p>78</text:p>
              </table:table-cell>
              <table:table-cell office:value-type="float" office:value="72.906576">
                <text:p>72.9065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0.000016">
                <text:p>80.000016</text:p>
              </table:table-cell>
              <table:table-cell office:value-type="float" office:value="74.21592">
                <text:p>74.215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1">
                <text:p>81</text:p>
              </table:table-cell>
              <table:table-cell office:value-type="float" office:value="76.567008">
                <text:p>76.5670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4">
                <text:p>84</text:p>
              </table:table-cell>
              <table:table-cell office:value-type="float" office:value="77.786208">
                <text:p>77.7862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4.999984">
                <text:p>84.999984</text:p>
              </table:table-cell>
              <table:table-cell office:value-type="float" office:value="79.597008">
                <text:p>79.5970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6.000016">
                <text:p>86.000016</text:p>
              </table:table-cell>
              <table:table-cell office:value-type="float" office:value="80.3496">
                <text:p>80.34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7">
                <text:p>87</text:p>
              </table:table-cell>
              <table:table-cell office:value-type="float" office:value="80.062512">
                <text:p>80.0625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1.999984">
                <text:p>81.999984</text:p>
              </table:table-cell>
              <table:table-cell office:value-type="float" office:value="80.67168">
                <text:p>80.6716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5">
                <text:p>75</text:p>
              </table:table-cell>
              <table:table-cell office:value-type="float" office:value="78.477264">
                <text:p>78.4772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8">
                <text:p>78</text:p>
              </table:table-cell>
              <table:table-cell office:value-type="float" office:value="70.291584">
                <text:p>70.2915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7.000016">
                <text:p>77.000016</text:p>
              </table:table-cell>
              <table:table-cell office:value-type="float" office:value="72.029232">
                <text:p>72.0292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6">
                <text:p>66</text:p>
              </table:table-cell>
              <table:table-cell office:value-type="float" office:value="72.854496">
                <text:p>72.8544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0">
                <text:p>60</text:p>
              </table:table-cell>
              <table:table-cell office:value-type="float" office:value="68.196336">
                <text:p>68.1963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